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CMSS10" svg:font-family="CMSS10"/>
    <style:font-face style:name="Lohit Devanagari3" svg:font-family="'Lohit Devanagari'"/>
    <style:font-face style:name="Arial4" svg:font-family="Arial" style:font-family-generic="modern"/>
    <style:font-face style:name="Courier New1" svg:font-family="'Courier New'" style:font-family-generic="modern"/>
    <style:font-face style:name="ARial" svg:font-family="ARial" style:font-family-generic="swiss"/>
    <style:font-face style:name="Arial2" svg:font-family="Arial" style:font-family-generic="swiss"/>
    <style:font-face style:name="Arial" svg:font-family="Arial" style:font-adornments="Regular" style:font-family-generic="swiss"/>
    <style:font-face style:name="Courier New" svg:font-family="'Courier New'" style:font-family-generic="modern" style:font-pitch="fixed"/>
    <style:font-face style:name="Arial3" svg:font-family="Arial" style:font-pitch="variable"/>
    <style:font-face style:name="Liberation Serif1" svg:font-family="'Liberation Serif'" style:font-pitch="variable"/>
    <style:font-face style:name="Lohit Devanagari2" svg:font-family="'Lohit Devanagari'" style:font-pitch="variable"/>
    <style:font-face style:name="Tahoma" svg:font-family="Tahoma" style:font-pitch="variable"/>
    <style:font-face style:name="WenQuanYi Zen Hei Sharp" svg:font-family="'WenQuanYi Zen Hei Sharp'" style:font-pitch="variable"/>
    <style:font-face style:name="Arial5" svg:font-family="Arial" style:font-family-generic="modern" style:font-pitch="variable"/>
    <style:font-face style:name="Courier New2"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wiss" style:font-pitch="variable"/>
    <style:font-face style:name="WenQuanYi Zen Hei Sharp2" svg:font-family="'WenQuanYi Zen Hei Sharp'" style:font-family-generic="swiss" style:font-pitch="variable"/>
    <style:font-face style:name="Lohit Devanagari1" svg:font-family="'Lohit Devanagari'" style:font-family-generic="system" style:font-pitch="variable"/>
    <style:font-face style:name="WenQuanYi Zen Hei Sharp1" svg:font-family="'WenQuanYi Zen Hei Sharp'" style:font-family-generic="system" style:font-pitch="variable"/>
  </office:font-face-decls>
  <office:automatic-styles>
    <style:style style:name="Table2" style:family="table">
      <style:table-properties style:width="4.5035in" table:align="margins"/>
    </style:style>
    <style:style style:name="Table2.A" style:family="table-column">
      <style:table-column-properties style:column-width="4.5035in" style:rel-column-width="65535*"/>
    </style:style>
    <style:style style:name="Table2.A1" style:family="table-cell">
      <style:table-cell-properties fo:padding="0.0382in" fo:border="0.05pt solid #000000"/>
    </style:style>
    <style:style style:name="Table1" style:family="table">
      <style:table-properties style:width="4.5035in" table:align="margins"/>
    </style:style>
    <style:style style:name="Table1.A" style:family="table-column">
      <style:table-column-properties style:column-width="4.5035in" style:rel-column-width="65535*"/>
    </style:style>
    <style:style style:name="Table1.A1" style:family="table-cell">
      <style:table-cell-properties fo:padding="0.0382in" fo:border="0.05pt solid #000000"/>
    </style:style>
    <style:style style:name="Table3" style:family="table">
      <style:table-properties style:width="4.5035in" table:align="margins"/>
    </style:style>
    <style:style style:name="Table3.A" style:family="table-column">
      <style:table-column-properties style:column-width="4.5035in" style:rel-column-width="65535*"/>
    </style:style>
    <style:style style:name="Table3.A1" style:family="table-cell">
      <style:table-cell-properties fo:padding="0.0382in" fo:border="0.05pt solid #000000"/>
    </style:style>
    <style:style style:name="Table4" style:family="table">
      <style:table-properties style:width="4.5035in" table:align="margins"/>
    </style:style>
    <style:style style:name="Table4.A" style:family="table-column">
      <style:table-column-properties style:column-width="4.5035in" style:rel-column-width="65535*"/>
    </style:style>
    <style:style style:name="Table4.A1" style:family="table-cell">
      <style:table-cell-properties fo:padding="0.0382in" fo:border="0.05pt solid #000000"/>
    </style:style>
    <style:style style:name="Table5" style:family="table">
      <style:table-properties style:width="1.3139in" table:align="left"/>
    </style:style>
    <style:style style:name="Table5.A" style:family="table-column">
      <style:table-column-properties style:column-width="1.3139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4.5035in" table:align="margins"/>
    </style:style>
    <style:style style:name="Table6.A" style:family="table-column">
      <style:table-column-properties style:column-width="4.5035in" style:rel-column-width="65535*"/>
    </style:style>
    <style:style style:name="Table6.A1" style:family="table-cell">
      <style:table-cell-properties fo:padding="0.0382in" fo:border="0.05pt solid #000000"/>
    </style:style>
    <style:style style:name="Table7" style:family="table">
      <style:table-properties style:width="4.5035in" table:align="margins"/>
    </style:style>
    <style:style style:name="Table7.A" style:family="table-column">
      <style:table-column-properties style:column-width="4.5035in" style:rel-column-width="65535*"/>
    </style:style>
    <style:style style:name="Table7.A1" style:family="table-cell">
      <style:table-cell-properties fo:padding="0.0382in" fo:border="0.05pt solid #000000"/>
    </style:style>
    <style:style style:name="Table8" style:family="table">
      <style:table-properties style:width="4.5035in" table:align="margins"/>
    </style:style>
    <style:style style:name="Table8.A" style:family="table-column">
      <style:table-column-properties style:column-width="4.5035in" style:rel-column-width="65535*"/>
    </style:style>
    <style:style style:name="Table8.A1" style:family="table-cell">
      <style:table-cell-properties fo:padding="0.0382in" fo:border="0.05pt solid #000000"/>
    </style:style>
    <style:style style:name="Table9" style:family="table">
      <style:table-properties style:width="4.5035in" table:align="margins"/>
    </style:style>
    <style:style style:name="Table9.A" style:family="table-column">
      <style:table-column-properties style:column-width="4.5035in" style:rel-column-width="65535*"/>
    </style:style>
    <style:style style:name="Table9.A1" style:family="table-cell">
      <style:table-cell-properties fo:padding="0.0382in" fo:border="0.05pt solid #000000"/>
    </style:style>
    <style:style style:name="Table10" style:family="table">
      <style:table-properties style:width="4.5035in" table:align="margins"/>
    </style:style>
    <style:style style:name="Table10.A" style:family="table-column">
      <style:table-column-properties style:column-width="4.5035in" style:rel-column-width="65535*"/>
    </style:style>
    <style:style style:name="Table10.1" style:family="table-row">
      <style:table-row-properties style:min-row-height="2.0035in"/>
    </style:style>
    <style:style style:name="Table10.A1" style:family="table-cell">
      <style:table-cell-properties fo:padding="0.0382in" fo:border="0.05pt solid #000000"/>
    </style:style>
    <style:style style:name="Table11" style:family="table">
      <style:table-properties style:width="4.5035in" table:align="margins"/>
    </style:style>
    <style:style style:name="Table11.A" style:family="table-column">
      <style:table-column-properties style:column-width="4.5035in" style:rel-column-width="65535*"/>
    </style:style>
    <style:style style:name="Table11.1" style:family="table-row">
      <style:table-row-properties style:min-row-height="2.0035in"/>
    </style:style>
    <style:style style:name="Table11.A1" style:family="table-cell">
      <style:table-cell-properties fo:padding="0.0382in" fo:border="0.05pt solid #000000"/>
    </style:style>
    <style:style style:name="Table74" style:family="table">
      <style:table-properties style:width="4.5035in" table:align="margins"/>
    </style:style>
    <style:style style:name="Table74.A" style:family="table-column">
      <style:table-column-properties style:column-width="4.5035in" style:rel-column-width="65535*"/>
    </style:style>
    <style:style style:name="Table74.A1" style:family="table-cell">
      <style:table-cell-properties fo:padding="0.0382in" fo:border="0.05pt solid #000000"/>
    </style:style>
    <style:style style:name="Table75" style:family="table">
      <style:table-properties style:width="4.5035in" table:align="margins"/>
    </style:style>
    <style:style style:name="Table75.A" style:family="table-column">
      <style:table-column-properties style:column-width="4.5035in" style:rel-column-width="65535*"/>
    </style:style>
    <style:style style:name="Table75.A1" style:family="table-cell">
      <style:table-cell-properties fo:padding="0.0382in" fo:border="0.05pt solid #000000"/>
    </style:style>
    <style:style style:name="Table12" style:family="table">
      <style:table-properties style:width="4.5035in" table:align="margins"/>
    </style:style>
    <style:style style:name="Table12.A" style:family="table-column">
      <style:table-column-properties style:column-width="4.5035in" style:rel-column-width="65535*"/>
    </style:style>
    <style:style style:name="Table12.A1" style:family="table-cell">
      <style:table-cell-properties fo:padding="0.0382in" fo:border="0.05pt solid #000000"/>
    </style:style>
    <style:style style:name="Table13" style:family="table">
      <style:table-properties style:width="4.5035in" table:align="margins"/>
    </style:style>
    <style:style style:name="Table13.A" style:family="table-column">
      <style:table-column-properties style:column-width="4.5035in" style:rel-column-width="65535*"/>
    </style:style>
    <style:style style:name="Table13.A1" style:family="table-cell">
      <style:table-cell-properties fo:padding="0.0382in" fo:border="0.05pt solid #000000"/>
    </style:style>
    <style:style style:name="Table76" style:family="table">
      <style:table-properties style:width="4.5035in" table:align="margins"/>
    </style:style>
    <style:style style:name="Table76.A" style:family="table-column">
      <style:table-column-properties style:column-width="4.5035in" style:rel-column-width="65535*"/>
    </style:style>
    <style:style style:name="Table76.A1" style:family="table-cell">
      <style:table-cell-properties fo:padding="0.0382in" fo:border="0.05pt solid #000000"/>
    </style:style>
    <style:style style:name="Table14" style:family="table">
      <style:table-properties style:width="4.5035in" table:align="margins"/>
    </style:style>
    <style:style style:name="Table14.A" style:family="table-column">
      <style:table-column-properties style:column-width="4.5035in" style:rel-column-width="65535*"/>
    </style:style>
    <style:style style:name="Table14.A1" style:family="table-cell">
      <style:table-cell-properties fo:padding="0.0382in" fo:border="0.05pt solid #000000"/>
    </style:style>
    <style:style style:name="Table15" style:family="table">
      <style:table-properties style:width="4.5035in" table:align="margins"/>
    </style:style>
    <style:style style:name="Table15.A" style:family="table-column">
      <style:table-column-properties style:column-width="4.5035in" style:rel-column-width="65535*"/>
    </style:style>
    <style:style style:name="Table15.A1" style:family="table-cell">
      <style:table-cell-properties fo:padding="0.0382in" fo:border="0.05pt solid #000000"/>
    </style:style>
    <style:style style:name="Table77" style:family="table">
      <style:table-properties style:width="4.5035in" table:align="margins"/>
    </style:style>
    <style:style style:name="Table77.A" style:family="table-column">
      <style:table-column-properties style:column-width="4.5035in" style:rel-column-width="65535*"/>
    </style:style>
    <style:style style:name="Table77.A1" style:family="table-cell">
      <style:table-cell-properties fo:padding="0.0382in" fo:border="0.05pt solid #000000"/>
    </style:style>
    <style:style style:name="Table16" style:family="table">
      <style:table-properties style:width="4.5035in" table:align="margins"/>
    </style:style>
    <style:style style:name="Table16.A" style:family="table-column">
      <style:table-column-properties style:column-width="4.5035in" style:rel-column-width="65535*"/>
    </style:style>
    <style:style style:name="Table16.A1" style:family="table-cell">
      <style:table-cell-properties fo:padding="0.0382in" fo:border="0.05pt solid #000000"/>
    </style:style>
    <style:style style:name="Table78" style:family="table">
      <style:table-properties style:width="4.5035in" table:align="margins"/>
    </style:style>
    <style:style style:name="Table78.A" style:family="table-column">
      <style:table-column-properties style:column-width="4.5035in" style:rel-column-width="65535*"/>
    </style:style>
    <style:style style:name="Table78.A1" style:family="table-cell">
      <style:table-cell-properties fo:padding="0.0382in" fo:border="0.05pt solid #000000"/>
    </style:style>
    <style:style style:name="Table79" style:family="table">
      <style:table-properties style:width="4.5035in" table:align="margins"/>
    </style:style>
    <style:style style:name="Table79.A" style:family="table-column">
      <style:table-column-properties style:column-width="4.5035in" style:rel-column-width="65535*"/>
    </style:style>
    <style:style style:name="Table79.A1" style:family="table-cell">
      <style:table-cell-properties fo:padding="0.0382in" fo:border="0.05pt solid #000000"/>
    </style:style>
    <style:style style:name="Table80" style:family="table">
      <style:table-properties style:width="4.5035in" table:align="margins"/>
    </style:style>
    <style:style style:name="Table80.A" style:family="table-column">
      <style:table-column-properties style:column-width="4.5035in" style:rel-column-width="65535*"/>
    </style:style>
    <style:style style:name="Table80.A1" style:family="table-cell">
      <style:table-cell-properties fo:padding="0.0382in" fo:border="0.05pt solid #000000"/>
    </style:style>
    <style:style style:name="Table17" style:family="table">
      <style:table-properties style:width="4.5035in" table:align="margins"/>
    </style:style>
    <style:style style:name="Table17.A" style:family="table-column">
      <style:table-column-properties style:column-width="4.5035in" style:rel-column-width="65535*"/>
    </style:style>
    <style:style style:name="Table17.A1" style:family="table-cell">
      <style:table-cell-properties fo:padding="0.0382in" fo:border="0.05pt solid #000000"/>
    </style:style>
    <style:style style:name="Table18" style:family="table">
      <style:table-properties style:width="4.5035in" table:align="margins"/>
    </style:style>
    <style:style style:name="Table18.A" style:family="table-column">
      <style:table-column-properties style:column-width="4.5035in" style:rel-column-width="65535*"/>
    </style:style>
    <style:style style:name="Table18.A1" style:family="table-cell">
      <style:table-cell-properties fo:padding="0.0382in" fo:border="0.05pt solid #000000"/>
    </style:style>
    <style:style style:name="Table81" style:family="table">
      <style:table-properties style:width="4.5035in" table:align="margins"/>
    </style:style>
    <style:style style:name="Table81.A" style:family="table-column">
      <style:table-column-properties style:column-width="4.5035in" style:rel-column-width="65535*"/>
    </style:style>
    <style:style style:name="Table81.A1" style:family="table-cell">
      <style:table-cell-properties fo:padding="0.0382in" fo:border="0.05pt solid #000000"/>
    </style:style>
    <style:style style:name="Table82" style:family="table">
      <style:table-properties style:width="4.5035in" table:align="margins"/>
    </style:style>
    <style:style style:name="Table82.A" style:family="table-column">
      <style:table-column-properties style:column-width="4.5035in" style:rel-column-width="65535*"/>
    </style:style>
    <style:style style:name="Table82.A1" style:family="table-cell">
      <style:table-cell-properties fo:padding="0.0382in" fo:border="0.05pt solid #000000"/>
    </style:style>
    <style:style style:name="Table83" style:family="table">
      <style:table-properties style:width="4.5035in" table:align="margins"/>
    </style:style>
    <style:style style:name="Table83.A" style:family="table-column">
      <style:table-column-properties style:column-width="4.5035in" style:rel-column-width="65535*"/>
    </style:style>
    <style:style style:name="Table83.A1" style:family="table-cell">
      <style:table-cell-properties fo:padding="0.0382in" fo:border="0.05pt solid #000000"/>
    </style:style>
    <style:style style:name="Table84" style:family="table">
      <style:table-properties style:width="4.5035in" table:align="margins"/>
    </style:style>
    <style:style style:name="Table84.A" style:family="table-column">
      <style:table-column-properties style:column-width="4.5035in" style:rel-column-width="65535*"/>
    </style:style>
    <style:style style:name="Table84.A1" style:family="table-cell">
      <style:table-cell-properties fo:padding="0.0382in" fo:border="0.05pt solid #000000"/>
    </style:style>
    <style:style style:name="Table85" style:family="table">
      <style:table-properties style:width="4.5035in" table:align="margins"/>
    </style:style>
    <style:style style:name="Table85.A" style:family="table-column">
      <style:table-column-properties style:column-width="4.5035in" style:rel-column-width="65535*"/>
    </style:style>
    <style:style style:name="Table85.A1" style:family="table-cell">
      <style:table-cell-properties fo:padding="0.0382in" fo:border="0.05pt solid #000000"/>
    </style:style>
    <style:style style:name="Table86" style:family="table">
      <style:table-properties style:width="4.5035in" table:align="margins"/>
    </style:style>
    <style:style style:name="Table86.A" style:family="table-column">
      <style:table-column-properties style:column-width="4.5035in" style:rel-column-width="65535*"/>
    </style:style>
    <style:style style:name="Table86.A1" style:family="table-cell">
      <style:table-cell-properties fo:padding="0.0382in" fo:border="0.05pt solid #000000"/>
    </style:style>
    <style:style style:name="Table23" style:family="table">
      <style:table-properties style:width="4.816in" fo:margin-left="0in" table:align="left"/>
    </style:style>
    <style:style style:name="Table23.A" style:family="table-column">
      <style:table-column-properties style:column-width="4.816in"/>
    </style:style>
    <style:style style:name="Table23.A1" style:family="table-cell">
      <style:table-cell-properties fo:padding="0.0382in" fo:border="0.05pt solid #000000"/>
    </style:style>
    <style:style style:name="Table25" style:family="table">
      <style:table-properties style:width="4.5035in" table:align="margins"/>
    </style:style>
    <style:style style:name="Table25.A" style:family="table-column">
      <style:table-column-properties style:column-width="4.5035in" style:rel-column-width="65535*"/>
    </style:style>
    <style:style style:name="Table25.A1" style:family="table-cell">
      <style:table-cell-properties fo:padding="0.0382in" fo:border="0.05pt solid #000000"/>
    </style:style>
    <style:style style:name="Table27" style:family="table">
      <style:table-properties style:width="4.5035in" table:align="margins"/>
    </style:style>
    <style:style style:name="Table27.A" style:family="table-column">
      <style:table-column-properties style:column-width="4.5035in" style:rel-column-width="65535*"/>
    </style:style>
    <style:style style:name="Table27.A1" style:family="table-cell">
      <style:table-cell-properties fo:padding="0.0382in" fo:border="0.05pt solid #000000"/>
    </style:style>
    <style:style style:name="Table29" style:family="table">
      <style:table-properties style:width="4.5035in" fo:margin-left="0.0139in" table:align="left"/>
    </style:style>
    <style:style style:name="Table29.A" style:family="table-column">
      <style:table-column-properties style:column-width="4.5035in"/>
    </style:style>
    <style:style style:name="Table29.A1" style:family="table-cell">
      <style:table-cell-properties fo:padding="0.0382in" fo:border="0.05pt solid #000000"/>
    </style:style>
    <style:style style:name="Table31" style:family="table">
      <style:table-properties style:width="4.5035in" fo:margin-left="0.0139in" table:align="left"/>
    </style:style>
    <style:style style:name="Table31.A" style:family="table-column">
      <style:table-column-properties style:column-width="4.5035in"/>
    </style:style>
    <style:style style:name="Table31.A1" style:family="table-cell">
      <style:table-cell-properties fo:padding="0.0382in" fo:border="0.05pt solid #000000"/>
    </style:style>
    <style:style style:name="Table19" style:family="table">
      <style:table-properties style:width="4.5035in" table:align="margins"/>
    </style:style>
    <style:style style:name="Table19.A" style:family="table-column">
      <style:table-column-properties style:column-width="4.5035in" style:rel-column-width="65535*"/>
    </style:style>
    <style:style style:name="Table19.A1" style:family="table-cell">
      <style:table-cell-properties fo:padding="0.0382in" fo:border="0.05pt solid #000000"/>
    </style:style>
    <style:style style:name="Table20" style:family="table">
      <style:table-properties style:width="4.5035in" table:align="margins"/>
    </style:style>
    <style:style style:name="Table20.A" style:family="table-column">
      <style:table-column-properties style:column-width="4.5035in" style:rel-column-width="65535*"/>
    </style:style>
    <style:style style:name="Table20.A1" style:family="table-cell">
      <style:table-cell-properties fo:padding="0.0382in" fo:border="0.05pt solid #000000"/>
    </style:style>
    <style:style style:name="Table21" style:family="table">
      <style:table-properties style:width="4.5035in" table:align="margins"/>
    </style:style>
    <style:style style:name="Table21.A" style:family="table-column">
      <style:table-column-properties style:column-width="4.5035in" style:rel-column-width="65535*"/>
    </style:style>
    <style:style style:name="Table21.A1" style:family="table-cell">
      <style:table-cell-properties fo:padding="0.0382in" fo:border="0.05pt solid #000000"/>
    </style:style>
    <style:style style:name="Table22" style:family="table">
      <style:table-properties style:width="4.5035in" table:align="margins"/>
    </style:style>
    <style:style style:name="Table22.A" style:family="table-column">
      <style:table-column-properties style:column-width="4.5035in" style:rel-column-width="65535*"/>
    </style:style>
    <style:style style:name="Table22.A1" style:family="table-cell">
      <style:table-cell-properties fo:padding="0.0382in" fo:border="0.05pt solid #000000"/>
    </style:style>
    <style:style style:name="Table24" style:family="table">
      <style:table-properties style:width="4.5035in" table:align="margins"/>
    </style:style>
    <style:style style:name="Table24.A" style:family="table-column">
      <style:table-column-properties style:column-width="4.5035in" style:rel-column-width="65535*"/>
    </style:style>
    <style:style style:name="Table24.A1" style:family="table-cell">
      <style:table-cell-properties fo:padding="0.0382in" fo:border="0.05pt solid #000000"/>
    </style:style>
    <style:style style:name="Table26" style:family="table">
      <style:table-properties style:width="4.5035in" table:align="margins"/>
    </style:style>
    <style:style style:name="Table26.A" style:family="table-column">
      <style:table-column-properties style:column-width="4.5035in" style:rel-column-width="65535*"/>
    </style:style>
    <style:style style:name="Table26.A1" style:family="table-cell">
      <style:table-cell-properties fo:padding="0.0382in" fo:border="0.05pt solid #000000"/>
    </style:style>
    <style:style style:name="Table28" style:family="table">
      <style:table-properties style:width="4.5035in" table:align="margins"/>
    </style:style>
    <style:style style:name="Table28.A" style:family="table-column">
      <style:table-column-properties style:column-width="4.5035in" style:rel-column-width="65535*"/>
    </style:style>
    <style:style style:name="Table28.A1" style:family="table-cell">
      <style:table-cell-properties fo:padding="0.0382in" fo:border="0.05pt solid #000000"/>
    </style:style>
    <style:style style:name="Table30" style:family="table">
      <style:table-properties style:width="4.5035in" table:align="margins"/>
    </style:style>
    <style:style style:name="Table30.A" style:family="table-column">
      <style:table-column-properties style:column-width="4.5035in" style:rel-column-width="65535*"/>
    </style:style>
    <style:style style:name="Table30.A1" style:family="table-cell">
      <style:table-cell-properties fo:padding="0.0382in" fo:border="0.05pt solid #000000"/>
    </style:style>
    <style:style style:name="Table32" style:family="table">
      <style:table-properties style:width="4.5035in" table:align="margins"/>
    </style:style>
    <style:style style:name="Table32.A" style:family="table-column">
      <style:table-column-properties style:column-width="4.5035in" style:rel-column-width="65535*"/>
    </style:style>
    <style:style style:name="Table32.A1" style:family="table-cell">
      <style:table-cell-properties fo:padding="0.0382in" fo:border="0.05pt solid #000000"/>
    </style:style>
    <style:style style:name="Table33" style:family="table">
      <style:table-properties style:width="4.5035in" table:align="margins"/>
    </style:style>
    <style:style style:name="Table33.A" style:family="table-column">
      <style:table-column-properties style:column-width="4.5035in" style:rel-column-width="65535*"/>
    </style:style>
    <style:style style:name="Table33.A1" style:family="table-cell">
      <style:table-cell-properties fo:padding="0.0382in" fo:border="0.05pt solid #000000"/>
    </style:style>
    <style:style style:name="Table34" style:family="table">
      <style:table-properties style:width="4.5035in" table:align="margins"/>
    </style:style>
    <style:style style:name="Table34.A" style:family="table-column">
      <style:table-column-properties style:column-width="4.5035in" style:rel-column-width="65535*"/>
    </style:style>
    <style:style style:name="Table34.A1" style:family="table-cell">
      <style:table-cell-properties fo:padding="0.0382in" fo:border="0.05pt solid #000000"/>
    </style:style>
    <style:style style:name="Table35" style:family="table">
      <style:table-properties style:width="4.5035in" table:align="margins"/>
    </style:style>
    <style:style style:name="Table35.A" style:family="table-column">
      <style:table-column-properties style:column-width="4.5035in" style:rel-column-width="65535*"/>
    </style:style>
    <style:style style:name="Table35.A1" style:family="table-cell">
      <style:table-cell-properties fo:padding="0.0382in" fo:border="0.05pt solid #000000"/>
    </style:style>
    <style:style style:name="Table36" style:family="table">
      <style:table-properties style:width="4.5035in" table:align="margins"/>
    </style:style>
    <style:style style:name="Table36.A" style:family="table-column">
      <style:table-column-properties style:column-width="4.5035in" style:rel-column-width="65535*"/>
    </style:style>
    <style:style style:name="Table36.A1" style:family="table-cell">
      <style:table-cell-properties fo:padding="0.0382in" fo:border="0.05pt solid #000000"/>
    </style:style>
    <style:style style:name="Table37" style:family="table">
      <style:table-properties style:width="4.5035in" table:align="margins"/>
    </style:style>
    <style:style style:name="Table37.A" style:family="table-column">
      <style:table-column-properties style:column-width="4.5035in" style:rel-column-width="65535*"/>
    </style:style>
    <style:style style:name="Table37.A1" style:family="table-cell">
      <style:table-cell-properties fo:padding="0.0382in" fo:border="0.05pt solid #000000"/>
    </style:style>
    <style:style style:name="Table38" style:family="table">
      <style:table-properties style:width="4.5035in" table:align="margins"/>
    </style:style>
    <style:style style:name="Table38.A" style:family="table-column">
      <style:table-column-properties style:column-width="4.5035in" style:rel-column-width="65535*"/>
    </style:style>
    <style:style style:name="Table38.A1" style:family="table-cell">
      <style:table-cell-properties fo:padding="0.0382in" fo:border="0.05pt solid #000000"/>
    </style:style>
    <style:style style:name="Table39" style:family="table">
      <style:table-properties style:width="4.5035in" table:align="margins"/>
    </style:style>
    <style:style style:name="Table39.A" style:family="table-column">
      <style:table-column-properties style:column-width="4.5035in" style:rel-column-width="65535*"/>
    </style:style>
    <style:style style:name="Table39.A1" style:family="table-cell">
      <style:table-cell-properties fo:padding="0.0382in" fo:border="0.05pt solid #000000"/>
    </style:style>
    <style:style style:name="Table40" style:family="table">
      <style:table-properties style:width="4.5035in" table:align="margins"/>
    </style:style>
    <style:style style:name="Table40.A" style:family="table-column">
      <style:table-column-properties style:column-width="4.5035in" style:rel-column-width="65535*"/>
    </style:style>
    <style:style style:name="Table40.A1" style:family="table-cell">
      <style:table-cell-properties fo:padding="0.0382in" fo:border="0.05pt solid #000000"/>
    </style:style>
    <style:style style:name="Table41" style:family="table">
      <style:table-properties style:width="4.5035in" table:align="margins"/>
    </style:style>
    <style:style style:name="Table41.A" style:family="table-column">
      <style:table-column-properties style:column-width="4.5035in" style:rel-column-width="65535*"/>
    </style:style>
    <style:style style:name="Table41.A1" style:family="table-cell">
      <style:table-cell-properties fo:padding="0.0382in" fo:border="0.05pt solid #000000"/>
    </style:style>
    <style:style style:name="Table56" style:family="table">
      <style:table-properties style:width="4.5035in" table:align="margins"/>
    </style:style>
    <style:style style:name="Table56.A" style:family="table-column">
      <style:table-column-properties style:column-width="4.5035in" style:rel-column-width="65535*"/>
    </style:style>
    <style:style style:name="Table56.A1" style:family="table-cell">
      <style:table-cell-properties fo:padding="0.0382in" fo:border="0.05pt solid #000000"/>
    </style:style>
    <style:style style:name="Table42" style:family="table">
      <style:table-properties style:width="4.5035in" table:align="margins"/>
    </style:style>
    <style:style style:name="Table42.A" style:family="table-column">
      <style:table-column-properties style:column-width="4.5035in" style:rel-column-width="65535*"/>
    </style:style>
    <style:style style:name="Table42.A1" style:family="table-cell">
      <style:table-cell-properties fo:padding="0.0382in" fo:border="0.05pt solid #000000"/>
    </style:style>
    <style:style style:name="Table43" style:family="table">
      <style:table-properties style:width="4.5035in" table:align="margins"/>
    </style:style>
    <style:style style:name="Table43.A" style:family="table-column">
      <style:table-column-properties style:column-width="4.5035in" style:rel-column-width="65535*"/>
    </style:style>
    <style:style style:name="Table43.A1" style:family="table-cell">
      <style:table-cell-properties fo:padding="0.0382in" fo:border="0.05pt solid #000000"/>
    </style:style>
    <style:style style:name="Table57" style:family="table">
      <style:table-properties style:width="4.5035in" fo:margin-left="0.0139in" table:align="left"/>
    </style:style>
    <style:style style:name="Table57.A" style:family="table-column">
      <style:table-column-properties style:column-width="4.5035in"/>
    </style:style>
    <style:style style:name="Table57.A1" style:family="table-cell">
      <style:table-cell-properties fo:padding="0.0382in" fo:border="0.05pt solid #000000"/>
    </style:style>
    <style:style style:name="Table58" style:family="table">
      <style:table-properties style:width="4.5035in" fo:margin-left="0.0139in" table:align="left"/>
    </style:style>
    <style:style style:name="Table58.A" style:family="table-column">
      <style:table-column-properties style:column-width="4.5035in"/>
    </style:style>
    <style:style style:name="Table58.A1" style:family="table-cell">
      <style:table-cell-properties fo:padding="0.0382in" fo:border="0.05pt solid #000000"/>
    </style:style>
    <style:style style:name="Table59" style:family="table">
      <style:table-properties style:width="4.5035in" fo:margin-left="0.0139in" table:align="left"/>
    </style:style>
    <style:style style:name="Table59.A" style:family="table-column">
      <style:table-column-properties style:column-width="4.5035in"/>
    </style:style>
    <style:style style:name="Table59.A1" style:family="table-cell">
      <style:table-cell-properties fo:padding="0.0382in" fo:border="0.05pt solid #000000"/>
    </style:style>
    <style:style style:name="Table60" style:family="table">
      <style:table-properties style:width="4.5035in" fo:margin-left="0.0139in" table:align="left"/>
    </style:style>
    <style:style style:name="Table60.A" style:family="table-column">
      <style:table-column-properties style:column-width="4.5035in"/>
    </style:style>
    <style:style style:name="Table60.A1" style:family="table-cell">
      <style:table-cell-properties fo:padding="0.0382in" fo:border="0.05pt solid #000000"/>
    </style:style>
    <style:style style:name="Table44" style:family="table">
      <style:table-properties style:width="4.5035in" table:align="margins" style:writing-mode="lr-tb"/>
    </style:style>
    <style:style style:name="Table44.A" style:family="table-column">
      <style:table-column-properties style:column-width="4.5035in" style:rel-column-width="65535*"/>
    </style:style>
    <style:style style:name="Table44.A1" style:family="table-cell">
      <style:table-cell-properties fo:padding="0.0382in" fo:border="0.05pt solid #000000"/>
    </style:style>
    <style:style style:name="Table45" style:family="table">
      <style:table-properties style:width="4.5035in" table:align="margins"/>
    </style:style>
    <style:style style:name="Table45.A" style:family="table-column">
      <style:table-column-properties style:column-width="4.5035in" style:rel-column-width="65535*"/>
    </style:style>
    <style:style style:name="Table45.A1" style:family="table-cell">
      <style:table-cell-properties fo:padding="0.0382in" fo:border="0.05pt solid #000000"/>
    </style:style>
    <style:style style:name="Table46" style:family="table">
      <style:table-properties style:width="4.5035in" table:align="margins"/>
    </style:style>
    <style:style style:name="Table46.A" style:family="table-column">
      <style:table-column-properties style:column-width="4.5035in" style:rel-column-width="65535*"/>
    </style:style>
    <style:style style:name="Table46.A1" style:family="table-cell">
      <style:table-cell-properties fo:padding="0.0382in" fo:border="0.05pt solid #000000"/>
    </style:style>
    <style:style style:name="Table47" style:family="table">
      <style:table-properties style:width="4.5035in" table:align="margins"/>
    </style:style>
    <style:style style:name="Table47.A" style:family="table-column">
      <style:table-column-properties style:column-width="4.5035in" style:rel-column-width="65535*"/>
    </style:style>
    <style:style style:name="Table47.A1" style:family="table-cell">
      <style:table-cell-properties fo:padding="0.0382in" fo:border="0.05pt solid #000000"/>
    </style:style>
    <style:style style:name="Table48" style:family="table">
      <style:table-properties style:width="4.5035in" table:align="margins"/>
    </style:style>
    <style:style style:name="Table48.A" style:family="table-column">
      <style:table-column-properties style:column-width="4.5035in" style:rel-column-width="65535*"/>
    </style:style>
    <style:style style:name="Table48.A1" style:family="table-cell">
      <style:table-cell-properties fo:padding="0.0382in" fo:border="0.05pt solid #000000"/>
    </style:style>
    <style:style style:name="Table49" style:family="table">
      <style:table-properties style:width="4.5035in" table:align="margins"/>
    </style:style>
    <style:style style:name="Table49.A" style:family="table-column">
      <style:table-column-properties style:column-width="4.5035in" style:rel-column-width="65535*"/>
    </style:style>
    <style:style style:name="Table49.A1" style:family="table-cell">
      <style:table-cell-properties fo:padding="0.0382in" fo:border="0.05pt solid #000000"/>
    </style:style>
    <style:style style:name="Table50" style:family="table">
      <style:table-properties style:width="4.5035in" table:align="margins"/>
    </style:style>
    <style:style style:name="Table50.A" style:family="table-column">
      <style:table-column-properties style:column-width="4.5035in" style:rel-column-width="65535*"/>
    </style:style>
    <style:style style:name="Table50.A1" style:family="table-cell">
      <style:table-cell-properties fo:padding="0.0382in" fo:border="0.05pt solid #000000"/>
    </style:style>
    <style:style style:name="Table51" style:family="table">
      <style:table-properties style:width="4.5035in" table:align="margins"/>
    </style:style>
    <style:style style:name="Table51.A" style:family="table-column">
      <style:table-column-properties style:column-width="4.5035in" style:rel-column-width="65535*"/>
    </style:style>
    <style:style style:name="Table51.A1" style:family="table-cell">
      <style:table-cell-properties fo:padding="0.0382in" fo:border="0.05pt solid #000000"/>
    </style:style>
    <style:style style:name="Table52" style:family="table">
      <style:table-properties style:width="4.5035in" table:align="margins"/>
    </style:style>
    <style:style style:name="Table52.A" style:family="table-column">
      <style:table-column-properties style:column-width="4.5035in" style:rel-column-width="65535*"/>
    </style:style>
    <style:style style:name="Table52.A1" style:family="table-cell">
      <style:table-cell-properties fo:padding="0.0382in" fo:border="0.05pt solid #000000"/>
    </style:style>
    <style:style style:name="Table53" style:family="table">
      <style:table-properties style:width="4.5035in" table:align="margins"/>
    </style:style>
    <style:style style:name="Table53.A" style:family="table-column">
      <style:table-column-properties style:column-width="4.5035in" style:rel-column-width="65535*"/>
    </style:style>
    <style:style style:name="Table53.A1" style:family="table-cell">
      <style:table-cell-properties fo:padding="0.0382in" fo:border="0.05pt solid #000000"/>
    </style:style>
    <style:style style:name="Table54" style:family="table">
      <style:table-properties style:width="4.5035in" table:align="margins"/>
    </style:style>
    <style:style style:name="Table54.A" style:family="table-column">
      <style:table-column-properties style:column-width="4.5035in" style:rel-column-width="65535*"/>
    </style:style>
    <style:style style:name="Table54.A1" style:family="table-cell">
      <style:table-cell-properties fo:padding="0.0382in" fo:border="0.05pt solid #000000"/>
    </style:style>
    <style:style style:name="Table55" style:family="table">
      <style:table-properties style:width="4.5035in" table:align="margins"/>
    </style:style>
    <style:style style:name="Table55.A" style:family="table-column">
      <style:table-column-properties style:column-width="4.5035in" style:rel-column-width="65535*"/>
    </style:style>
    <style:style style:name="Table55.A1" style:family="table-cell">
      <style:table-cell-properties fo:padding="0.0382in" fo:border="0.05pt solid #000000"/>
    </style:style>
    <style:style style:name="P1" style:family="paragraph" style:parent-style-name="Header">
      <style:paragraph-properties fo:text-align="start" style:justify-single-word="false">
        <style:tab-stops>
          <style:tab-stop style:position="3.3091in" style:type="center"/>
          <style:tab-stop style:position="6.9252in" style:type="right"/>
        </style:tab-stops>
      </style:paragraph-properties>
      <style:text-properties style:font-name="Arial1" fo:font-size="10pt" officeooo:paragraph-rsid="000484f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style:font-name="ARial" fo:font-size="16pt" fo:font-weight="bold" officeooo:rsid="000dd859" officeooo:paragraph-rsid="000dd859" style:font-size-asian="16pt" style:font-weight-asian="bold" style:font-size-complex="16pt" style:font-weight-complex="bold"/>
    </style:style>
    <style:style style:name="P4" style:family="paragraph" style:parent-style-name="Standard">
      <style:text-properties style:font-name="ARial" fo:font-size="16pt" fo:font-weight="bold" officeooo:rsid="000ed362" officeooo:paragraph-rsid="000ed362" style:font-size-asian="16pt" style:font-weight-asian="bold" style:font-size-complex="16pt" style:font-weight-complex="bold"/>
    </style:style>
    <style:style style:name="P5" style:family="paragraph" style:parent-style-name="Standard">
      <style:text-properties style:font-name="ARial" fo:font-size="16pt" fo:font-weight="bold" officeooo:rsid="0017a547" officeooo:paragraph-rsid="0017a547" style:font-size-asian="16pt" style:font-weight-asian="bold" style:font-size-complex="16pt" style:font-weight-complex="bold"/>
    </style:style>
    <style:style style:name="P6" style:family="paragraph" style:parent-style-name="Standard">
      <style:text-properties style:font-name="ARial" fo:font-size="16pt" fo:font-weight="bold" officeooo:rsid="00251714" officeooo:paragraph-rsid="00251714" style:font-size-asian="16pt" style:font-weight-asian="bold" style:font-size-complex="16pt" style:font-weight-complex="bold"/>
    </style:style>
    <style:style style:name="P7" style:family="paragraph" style:parent-style-name="Standard">
      <style:text-properties style:font-name="ARial" fo:font-size="10pt" fo:font-weight="bold" officeooo:rsid="000ed362" officeooo:paragraph-rsid="000ed362" style:font-size-asian="8.75pt" style:font-weight-asian="bold" style:font-size-complex="10pt" style:font-weight-complex="bold"/>
    </style:style>
    <style:style style:name="P8" style:family="paragraph" style:parent-style-name="Standard">
      <style:text-properties style:font-name="ARial" fo:font-size="10pt" fo:font-weight="bold" officeooo:rsid="0011c94b" officeooo:paragraph-rsid="0011c94b" style:font-size-asian="8.75pt" style:font-weight-asian="bold" style:font-size-complex="10pt" style:font-weight-complex="bold"/>
    </style:style>
    <style:style style:name="P9" style:family="paragraph" style:parent-style-name="Standard">
      <style:text-properties style:font-name="ARial" fo:font-size="10pt" fo:font-weight="bold" officeooo:rsid="0011c94b" officeooo:paragraph-rsid="0055961c" style:font-size-asian="8.75pt" style:font-weight-asian="bold" style:font-size-complex="10pt" style:font-weight-complex="bold"/>
    </style:style>
    <style:style style:name="P10" style:family="paragraph" style:parent-style-name="Standard">
      <style:text-properties style:font-name="ARial" fo:font-size="10pt" fo:font-weight="bold" officeooo:rsid="0017a547" officeooo:paragraph-rsid="0057a29a" style:font-size-asian="8.75pt" style:font-weight-asian="bold" style:font-size-complex="10pt" style:font-weight-complex="bold"/>
    </style:style>
    <style:style style:name="P11" style:family="paragraph" style:parent-style-name="Standard">
      <style:text-properties style:font-name="ARial" fo:font-size="10pt" fo:font-weight="bold" officeooo:rsid="000dd859" officeooo:paragraph-rsid="000dd859" style:font-size-asian="8.75pt" style:font-weight-asian="bold" style:font-size-complex="10pt" style:font-weight-complex="bold"/>
    </style:style>
    <style:style style:name="P12" style:family="paragraph" style:parent-style-name="Standard">
      <style:text-properties style:font-name="ARial" fo:font-size="10pt" fo:font-weight="normal" officeooo:rsid="001e5241" officeooo:paragraph-rsid="001e5241"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ARial" fo:font-size="10pt" fo:font-weight="normal" officeooo:rsid="00277f75" officeooo:paragraph-rsid="00277f75" style:font-size-asian="8.75pt" style:font-weight-asian="normal" style:font-size-complex="10pt" style:font-weight-complex="normal"/>
    </style:style>
    <style:style style:name="P14" style:family="paragraph" style:parent-style-name="Standard">
      <style:text-properties style:font-name="ARial" fo:font-size="10pt" fo:font-weight="normal" officeooo:rsid="00251714" officeooo:paragraph-rsid="00251714" style:font-size-asian="8.75pt" style:font-weight-asian="normal" style:font-size-complex="10pt" style:font-weight-complex="normal"/>
    </style:style>
    <style:style style:name="P15" style:family="paragraph" style:parent-style-name="Standard">
      <style:text-properties style:font-name="ARial" fo:font-size="10pt" fo:font-weight="normal" officeooo:rsid="00513daa" officeooo:paragraph-rsid="00513daa" style:font-size-asian="8.75pt" style:font-weight-asian="normal" style:font-size-complex="10pt" style:font-weight-complex="normal"/>
    </style:style>
    <style:style style:name="P16" style:family="paragraph" style:parent-style-name="Standard">
      <style:text-properties style:font-name="ARial" fo:font-size="10pt" fo:font-weight="normal" officeooo:rsid="005dab2f" officeooo:paragraph-rsid="005dab2f" style:font-size-asian="10pt" style:font-weight-asian="normal" style:font-size-complex="10pt" style:font-weight-complex="normal"/>
    </style:style>
    <style:style style:name="P17" style:family="paragraph" style:parent-style-name="Standard">
      <style:text-properties style:font-name="ARial" fo:font-size="10pt" fo:font-weight="normal" officeooo:rsid="00601fdd" officeooo:paragraph-rsid="00601fdd" style:font-size-asian="10pt" style:font-weight-asian="normal" style:font-size-complex="10pt" style:font-weight-complex="normal"/>
    </style:style>
    <style:style style:name="P18" style:family="paragraph" style:parent-style-name="Standard">
      <style:text-properties style:font-name="ARial" fo:font-size="10pt" officeooo:rsid="004df3d4" officeooo:paragraph-rsid="004df3d4" style:font-size-asian="10pt" style:font-size-complex="10pt"/>
    </style:style>
    <style:style style:name="P19" style:family="paragraph" style:parent-style-name="Standard">
      <style:text-properties style:font-name="ARial" fo:font-size="10pt" officeooo:paragraph-rsid="00654106" style:font-size-asian="10pt" style:font-size-complex="10pt"/>
    </style:style>
    <style:style style:name="P20" style:family="paragraph" style:parent-style-name="Standard">
      <style:text-properties style:font-name="ARial" officeooo:rsid="000ed362" officeooo:paragraph-rsid="000ed362"/>
    </style:style>
    <style:style style:name="P21" style:family="paragraph" style:parent-style-name="Standard">
      <style:text-properties style:font-name="ARial" officeooo:rsid="000ed362" officeooo:paragraph-rsid="004f8efe"/>
    </style:style>
    <style:style style:name="P22" style:family="paragraph" style:parent-style-name="Standard">
      <style:text-properties style:font-name="ARial" officeooo:rsid="004df3d4" officeooo:paragraph-rsid="004df3d4"/>
    </style:style>
    <style:style style:name="P23" style:family="paragraph" style:parent-style-name="Standard">
      <style:text-properties style:font-name="Arial2" fo:font-size="16pt" fo:font-weight="bold" officeooo:rsid="000484f6" officeooo:paragraph-rsid="000484f6" style:font-size-asian="14pt" style:font-weight-asian="bold" style:font-size-complex="16pt" style:font-weight-complex="bold"/>
    </style:style>
    <style:style style:name="P24" style:family="paragraph" style:parent-style-name="Standard">
      <style:text-properties style:font-name="Arial2" fo:font-size="14pt" fo:font-weight="bold" officeooo:rsid="000484f6" officeooo:paragraph-rsid="000484f6" style:font-size-asian="14pt" style:font-weight-asian="bold" style:font-size-complex="14pt" style:font-weight-complex="bold"/>
    </style:style>
    <style:style style:name="P25" style:family="paragraph" style:parent-style-name="Standard">
      <style:text-properties style:font-name="Arial2" fo:font-size="10pt" fo:font-weight="bold" officeooo:rsid="000484f6" officeooo:paragraph-rsid="000484f6" style:font-size-asian="8.75pt" style:font-weight-asian="bold" style:font-size-complex="10pt" style:font-weight-complex="bold"/>
    </style:style>
    <style:style style:name="P26" style:family="paragraph" style:parent-style-name="Standard">
      <style:text-properties style:font-name="Arial2" fo:font-size="10pt" officeooo:paragraph-rsid="000484f6" style:font-size-asian="10pt" style:font-size-complex="10pt"/>
    </style:style>
    <style:style style:name="P27" style:family="paragraph" style:parent-style-name="Standard">
      <style:text-properties style:font-name="Arial2" fo:font-size="10pt" officeooo:paragraph-rsid="00654106" style:font-size-asian="10pt" style:font-size-complex="10pt"/>
    </style:style>
    <style:style style:name="P28" style:family="paragraph" style:parent-style-name="Standard">
      <style:paragraph-properties fo:text-align="start" style:justify-single-word="false"/>
      <style:text-properties style:font-name="Arial2" fo:font-size="10pt" fo:font-style="normal" fo:font-weight="normal" officeooo:paragraph-rsid="004a9820" style:font-size-asian="10pt" style:font-style-asian="normal" style:font-weight-asian="normal" style:font-size-complex="10pt"/>
    </style:style>
    <style:style style:name="P29" style:family="paragraph" style:parent-style-name="Standard">
      <style:text-properties style:font-name="Arial2" officeooo:rsid="004ab318" officeooo:paragraph-rsid="004ab318"/>
    </style:style>
    <style:style style:name="P30"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484f6" officeooo:paragraph-rsid="000484f6" style:font-name-asian="Courier New" style:font-size-asian="10pt" style:font-style-asian="normal" style:font-weight-asian="normal" style:font-name-complex="Courier New" style:font-size-complex="10pt" style:font-style-complex="normal" style:font-weight-complex="normal"/>
    </style:style>
    <style:style style:name="P31"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99fde" officeooo:paragraph-rsid="00099fde" style:font-name-asian="Courier New" style:font-size-asian="10pt" style:font-style-asian="normal" style:font-weight-asian="normal" style:font-name-complex="Courier New" style:font-size-complex="10pt" style:font-style-complex="normal" style:font-weight-complex="normal"/>
    </style:style>
    <style:style style:name="P32"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99fde" officeooo:paragraph-rsid="0048b484" style:font-name-asian="Courier New" style:font-size-asian="10pt" style:font-style-asian="normal" style:font-weight-asian="normal" style:font-name-complex="Courier New" style:font-size-complex="10pt" style:font-style-complex="normal" style:font-weight-complex="normal"/>
    </style:style>
    <style:style style:name="P33"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d7696" officeooo:paragraph-rsid="000d7696" style:font-name-asian="Courier New" style:font-size-asian="10pt" style:font-style-asian="normal" style:font-weight-asian="normal" style:font-name-complex="Courier New" style:font-size-complex="10pt" style:font-style-complex="normal" style:font-weight-complex="normal"/>
    </style:style>
    <style:style style:name="P34"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d7696" officeooo:paragraph-rsid="000484f6" style:font-name-asian="Courier New"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d7696" officeooo:paragraph-rsid="006f665f" style:font-name-asian="Courier New" style:font-size-asian="10pt" style:font-style-asian="normal" style:font-weight-asian="normal" style:font-name-complex="Courier New" style:font-size-complex="10pt" style:font-style-complex="normal" style:font-weight-complex="normal"/>
    </style:style>
    <style:style style:name="P36"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916d1" officeooo:paragraph-rsid="000916d1" style:font-name-asian="Courier New" style:font-size-asian="8.75pt" style:font-style-asian="normal" style:font-weight-asian="normal" style:font-name-complex="Courier New" style:font-size-complex="10pt" style:font-style-complex="normal" style:font-weight-complex="normal"/>
    </style:style>
    <style:style style:name="P37"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916d1" officeooo:paragraph-rsid="0048b484" style:font-name-asian="Courier New" style:font-size-asian="8.75pt" style:font-style-asian="normal" style:font-weight-asian="normal" style:font-name-complex="Courier New" style:font-size-complex="10pt" style:font-style-complex="normal" style:font-weight-complex="normal"/>
    </style:style>
    <style:style style:name="P38"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d7696" officeooo:paragraph-rsid="000d7696" style:font-name-asian="Courier New" style:font-size-asian="8.75pt" style:font-style-asian="normal" style:font-weight-asian="normal" style:font-name-complex="Courier New" style:font-size-complex="10pt" style:font-style-complex="normal" style:font-weight-complex="normal"/>
    </style:style>
    <style:style style:name="P39" style:family="paragraph" style:parent-style-name="Standard">
      <style:text-properties fo:color="#000000" loext:opacity="100%" style:text-outline="false" style:text-line-through-style="none" style:text-line-through-type="none" style:text-position="0% 100%" style:font-name="Arial1" fo:font-size="10pt" fo:font-style="normal" fo:text-shadow="none" style:text-underline-style="none" fo:font-weight="bold" officeooo:rsid="0004edc1" officeooo:paragraph-rsid="0048b484" style:font-name-asian="Courier New" style:font-size-asian="8.75pt" style:font-style-asian="normal" style:font-weight-asian="bold" style:font-name-complex="Courier New" style:font-size-complex="10pt" style:font-style-complex="normal" style:font-weight-complex="bold"/>
    </style:style>
    <style:style style:name="P40" style:family="paragraph" style:parent-style-name="Standard">
      <style:text-properties fo:color="#000000" loext:opacity="100%" style:text-outline="false" style:text-line-through-style="none" style:text-line-through-type="none" style:text-position="0% 100%" style:font-name="Arial1" fo:font-size="16pt" fo:font-style="normal" fo:text-shadow="none" style:text-underline-style="none" fo:font-weight="bold" officeooo:rsid="000b987e" officeooo:paragraph-rsid="000484f6" style:font-name-asian="Courier New" style:font-size-asian="16pt" style:font-style-asian="normal" style:font-weight-asian="bold" style:font-name-complex="Courier New" style:font-size-complex="16pt" style:font-style-complex="normal" style:font-weight-complex="bold"/>
    </style:style>
    <style:style style:name="P41" style:family="paragraph" style:parent-style-name="Standard">
      <style:text-properties fo:color="#000000" loext:opacity="100%" style:text-outline="false" style:text-line-through-style="none" style:text-line-through-type="none" style:text-position="0% 100%" style:font-name="Arial1" fo:font-size="16pt" fo:font-style="normal" fo:text-shadow="none" style:text-underline-style="none" fo:font-weight="bold" officeooo:rsid="000d7696" officeooo:paragraph-rsid="000484f6" style:font-name-asian="Courier New" style:font-size-asian="16pt" style:font-style-asian="normal" style:font-weight-asian="bold" style:font-name-complex="Courier New" style:font-size-complex="16pt" style:font-style-complex="normal" style:font-weight-complex="bold"/>
    </style:style>
    <style:style style:name="P42" style:family="paragraph" style:parent-style-name="Standard">
      <style:text-properties fo:color="#000000" loext:opacity="100%" style:text-outline="false" style:text-line-through-style="none" style:text-line-through-type="none" style:text-position="0% 100%" style:font-name="Arial1" fo:font-size="16pt" fo:font-style="normal" fo:text-shadow="none" style:text-underline-style="none" fo:font-weight="bold" officeooo:rsid="0004edc1" officeooo:paragraph-rsid="0048b484" style:font-name-asian="Courier New" style:font-size-asian="14pt" style:font-style-asian="normal" style:font-weight-asian="bold" style:font-name-complex="Courier New" style:font-size-complex="16pt" style:font-style-complex="normal" style:font-weight-complex="bold"/>
    </style:style>
    <style:style style:name="P43"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28579" officeooo:paragraph-rsid="0061a982" style:font-name-asian="Courier New" style:font-size-asian="8.75pt" style:font-style-asian="normal" style:font-weight-asian="normal" style:font-name-complex="Courier New" style:font-size-complex="10pt" style:font-style-complex="normal" style:font-weight-complex="normal"/>
    </style:style>
    <style:style style:name="P44"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228579" officeooo:paragraph-rsid="008188d6" style:font-name-asian="Courier New" style:font-size-asian="8.75pt" style:font-style-asian="normal" style:font-weight-asian="normal" style:font-name-complex="Courier New" style:font-size-complex="10pt" style:font-style-complex="normal" style:font-weight-complex="normal"/>
    </style:style>
    <style:style style:name="P45" style:family="paragraph" style:parent-style-name="Standard">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8188d6" officeooo:paragraph-rsid="008188d6" style:font-name-asian="Courier New" style:font-size-asian="8.75pt" style:font-style-asian="normal" style:font-weight-asian="normal" style:font-name-complex="Courier New" style:font-size-complex="10pt" style:font-style-complex="normal" style:font-weight-complex="normal"/>
    </style:style>
    <style:style style:name="P46"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paragraph-rsid="0057a29a" style:font-name-asian="Arial1" style:font-size-asian="10pt" style:font-style-asian="normal" style:font-weight-asian="normal" style:font-name-complex="Arial1" style:font-size-complex="10pt" style:font-style-complex="normal" style:font-weight-complex="normal" style:text-emphasize="none"/>
    </style:style>
    <style:style style:name="P47"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paragraph-rsid="005ae856" style:font-name-asian="Arial1" style:font-size-asian="10pt" style:font-style-asian="normal" style:font-weight-asian="normal" style:font-name-complex="Arial1" style:font-size-complex="10pt" style:font-style-complex="normal" style:font-weight-complex="normal" style:text-emphasize="none"/>
    </style:style>
    <style:style style:name="P48"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paragraph-rsid="0063c9c9" style:font-name-asian="Arial1" style:font-size-asian="10pt" style:font-style-asian="normal" style:font-weight-asian="normal" style:font-name-complex="Arial1" style:font-size-complex="10pt" style:font-style-complex="normal" style:font-weight-complex="normal" style:text-emphasize="none"/>
    </style:style>
    <style:style style:name="P49"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paragraph-rsid="00654106" style:font-name-asian="Arial1" style:font-size-asian="10pt" style:font-style-asian="normal" style:font-weight-asian="normal" style:font-name-complex="Arial1" style:font-size-complex="10pt" style:font-style-complex="normal" style:font-weight-complex="normal" style:text-emphasize="none"/>
    </style:style>
    <style:style style:name="P50"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11c94b" officeooo:paragraph-rsid="0055961c" style:font-name-asian="Arial1" style:font-size-asian="10pt" style:font-style-asian="normal" style:font-weight-asian="normal" style:font-name-complex="Arial1" style:font-size-complex="10pt" style:font-style-complex="normal" style:font-weight-complex="normal" style:text-emphasize="none"/>
    </style:style>
    <style:style style:name="P51"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paragraph-rsid="0055961c" style:font-name-asian="Arial1" style:font-size-asian="10pt" style:font-style-asian="normal" style:font-weight-asian="normal" style:font-name-complex="Arial1" style:font-size-complex="10pt" style:font-style-complex="normal" style:font-weight-complex="normal" style:text-emphasize="none"/>
    </style:style>
    <style:style style:name="P52"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0ed362" officeooo:paragraph-rsid="00714933" style:font-name-asian="Arial1" style:font-size-asian="10pt" style:font-style-asian="normal" style:font-weight-asian="normal" style:font-name-complex="Arial1" style:font-size-complex="10pt" style:font-style-complex="normal" style:font-weight-complex="normal" style:text-emphasize="none"/>
    </style:style>
    <style:style style:name="P53" style:family="paragraph" style:parent-style-name="Standard">
      <style:text-properties fo:color="#000000" loext:opacity="100%" style:text-outline="false" style:text-line-through-style="none" style:text-line-through-type="none" style:font-name="Arial1" fo:font-size="10pt" fo:font-style="normal" fo:text-shadow="none" style:text-underline-style="none" fo:font-weight="normal" officeooo:rsid="001e5241" officeooo:paragraph-rsid="005f7eaf" style:font-name-asian="Arial1" style:font-size-asian="10pt" style:font-style-asian="normal" style:font-weight-asian="normal" style:font-name-complex="Arial1" style:font-size-complex="10pt" style:font-style-complex="normal" style:font-weight-complex="normal" style:text-emphasize="none"/>
    </style:style>
    <style:style style:name="P54" style:family="paragraph" style:parent-style-name="Standard">
      <style:text-properties fo:color="#000000" loext:opacity="100%" style:text-outline="false" style:text-line-through-style="none" style:text-line-through-type="none" style:font-name="Courier New" fo:font-size="10pt" fo:font-style="normal" fo:text-shadow="none" style:text-underline-style="none" fo:font-weight="normal" officeooo:paragraph-rsid="005bfd78" style:font-size-asian="10pt" style:font-style-asian="normal" style:font-weight-asian="normal" style:font-size-complex="10pt" style:font-style-complex="normal" style:font-weight-complex="normal" style:text-emphasize="none"/>
    </style:style>
    <style:style style:name="P55" style:family="paragraph" style:parent-style-name="Standard">
      <style:text-properties fo:color="#000000" loext:opacity="100%" style:text-outline="false" style:text-line-through-style="none" style:text-line-through-type="none" style:font-name="Courier New" fo:font-size="10pt" fo:font-style="normal" fo:text-shadow="none" style:text-underline-style="none" fo:font-weight="normal" officeooo:paragraph-rsid="00654106" style:font-size-asian="10pt" style:font-style-asian="normal" style:font-weight-asian="normal" style:font-size-complex="10pt" style:font-style-complex="normal" style:font-weight-complex="normal" style:text-emphasize="none"/>
    </style:style>
    <style:style style:name="P56" style:family="paragraph" style:parent-style-name="Standard">
      <style:text-properties fo:color="#000000" loext:opacity="100%" style:text-outline="false" style:text-line-through-style="none" style:text-line-through-type="none" style:font-name="Courier New" fo:font-size="10pt" fo:font-style="normal" fo:text-shadow="none" style:text-underline-style="none" fo:font-weight="normal" officeooo:paragraph-rsid="00654106" style:font-name-asian="Courier New" style:font-size-asian="10pt" style:font-style-asian="normal" style:font-weight-asian="normal" style:font-name-complex="Courier New" style:font-size-complex="10pt" style:font-style-complex="normal" style:font-weight-complex="normal" style:text-emphasize="none"/>
    </style:style>
    <style:style style:name="P57" style:family="paragraph" style:parent-style-name="Standard">
      <style:text-properties fo:color="#000000" loext:opacity="100%" style:text-outline="false" style:text-line-through-style="none" style:text-line-through-type="none" style:font-name="Courier New" fo:font-size="10pt" fo:font-style="normal" fo:text-shadow="none" style:text-underline-style="none" officeooo:paragraph-rsid="00654106" style:font-name-asian="Courier New" style:font-size-asian="10pt" style:font-style-asian="normal" style:font-name-complex="Courier New" style:font-size-complex="10pt" style:font-style-complex="normal" style:text-emphasize="none"/>
    </style:style>
    <style:style style:name="P58" style:family="paragraph" style:parent-style-name="Standard">
      <style:text-properties fo:color="#000000" loext:opacity="100%" style:text-outline="false" style:text-line-through-style="none" style:text-line-through-type="none" style:font-name="Courier New" fo:font-size="10pt" fo:font-style="normal" fo:text-shadow="none" style:text-underline-style="none" fo:font-weight="bold" officeooo:paragraph-rsid="00654106" style:font-name-asian="Courier New" style:font-size-asian="10pt" style:font-style-asian="normal" style:font-weight-asian="bold" style:font-name-complex="Courier New" style:font-size-complex="10pt" style:font-style-complex="normal" style:font-weight-complex="bold" style:text-emphasize="none"/>
    </style:style>
    <style:style style:name="P59" style:family="paragraph" style:parent-style-name="Standard">
      <style:text-properties fo:color="#000000" loext:opacity="100%" style:text-outline="false" style:text-line-through-style="none" style:text-line-through-type="none" style:font-name="Courier New" fo:font-size="10pt" fo:font-style="normal" fo:text-shadow="none" style:text-underline-style="none" fo:font-weight="bold" officeooo:paragraph-rsid="00654106" style:font-size-asian="10pt" style:font-style-asian="normal" style:font-weight-asian="bold" style:font-size-complex="10pt" style:font-style-complex="normal" style:font-weight-complex="bold" style:text-emphasize="none"/>
    </style:style>
    <style:style style:name="P60" style:family="paragraph" style:parent-style-name="Standard">
      <style:text-properties fo:color="#000000" loext:opacity="100%" style:font-name="ARial" fo:font-size="10pt" fo:font-weight="normal" officeooo:rsid="0054baa0" officeooo:paragraph-rsid="0054baa0" style:font-size-asian="8.75pt" style:font-weight-asian="normal" style:font-size-complex="10pt" style:font-weight-complex="normal"/>
    </style:style>
    <style:style style:name="P61" style:family="paragraph" style:parent-style-name="Standard">
      <style:text-properties fo:color="#000000" loext:opacity="100%" style:font-name="Arial1" fo:font-size="10pt" fo:font-style="normal" style:text-underline-style="none" officeooo:paragraph-rsid="00654106" style:font-size-asian="10pt" style:font-style-asian="normal" style:font-size-complex="10pt" style:font-style-complex="normal"/>
    </style:style>
    <style:style style:name="P62" style:family="paragraph" style:parent-style-name="Standard">
      <style:text-properties fo:color="#000000" loext:opacity="100%" style:font-name="Arial1" fo:font-size="10pt" fo:font-style="normal" style:text-underline-style="none" fo:font-weight="normal" officeooo:paragraph-rsid="00654106" style:font-size-asian="10pt" style:font-style-asian="normal" style:font-weight-asian="normal" style:font-size-complex="10pt" style:font-style-complex="normal" style:font-weight-complex="normal"/>
    </style:style>
    <style:style style:name="P63" style:family="paragraph" style:parent-style-name="Standard">
      <style:text-properties fo:color="#000000" loext:opacity="100%" style:font-name="Arial1" fo:font-size="10pt" fo:font-weight="normal" officeooo:paragraph-rsid="0055961c" style:font-name-asian="Arial1" style:font-size-asian="10pt" style:font-weight-asian="normal" style:font-name-complex="Arial1" style:font-size-complex="10pt" style:font-weight-complex="normal"/>
    </style:style>
    <style:style style:name="P64" style:family="paragraph" style:parent-style-name="Standard">
      <style:text-properties fo:color="#000000" loext:opacity="100%" style:font-name="Courier New" fo:font-size="10pt" officeooo:paragraph-rsid="005bfd78" style:font-size-asian="10pt" style:font-size-complex="10pt"/>
    </style:style>
    <style:style style:name="P65" style:family="paragraph" style:parent-style-name="Standard">
      <style:text-properties fo:color="#000000" loext:opacity="100%" style:font-name="Courier New" fo:font-size="10pt" fo:font-style="normal" style:text-underline-style="none" fo:font-weight="normal" officeooo:paragraph-rsid="00654106" style:font-size-asian="10pt" style:font-style-asian="normal" style:font-weight-asian="normal" style:font-size-complex="10pt" style:font-style-complex="normal" style:font-weight-complex="normal"/>
    </style:style>
    <style:style style:name="P66" style:family="paragraph" style:parent-style-name="Standard">
      <style:text-properties officeooo:paragraph-rsid="0006f24e"/>
    </style:style>
    <style:style style:name="P67" style:family="paragraph" style:parent-style-name="Standard">
      <style:text-properties officeooo:paragraph-rsid="000dd859"/>
    </style:style>
    <style:style style:name="P68" style:family="paragraph" style:parent-style-name="Standard">
      <style:paragraph-properties fo:text-align="start" style:justify-single-word="false"/>
      <style:text-properties fo:font-size="10pt" style:font-size-asian="10pt" style:font-size-complex="10pt"/>
    </style:style>
    <style:style style:name="P69" style:family="paragraph" style:parent-style-name="Standard">
      <style:text-properties fo:font-size="10pt" officeooo:paragraph-rsid="00654106" style:font-size-asian="10pt" style:font-size-complex="10pt"/>
    </style:style>
    <style:style style:name="P70" style:family="paragraph" style:parent-style-name="Standard">
      <style:text-properties style:text-outline="false" style:text-line-through-style="none" style:text-line-through-type="none" style:font-name="Arial1" fo:font-size="10pt" fo:font-style="normal" fo:text-shadow="none" style:text-underline-style="none" officeooo:paragraph-rsid="005bfd78" style:font-name-asian="Courier New" style:font-size-asian="10pt" style:font-style-asian="normal" style:font-name-complex="Courier New" style:font-size-complex="10pt" style:font-style-complex="normal" style:text-emphasize="none"/>
    </style:style>
    <style:style style:name="P71" style:family="paragraph" style:parent-style-name="Standard">
      <style:text-properties style:font-name="Arial1" fo:font-size="10pt" officeooo:paragraph-rsid="004a9820" style:font-size-asian="10pt" style:font-size-complex="10pt"/>
    </style:style>
    <style:style style:name="P72" style:family="paragraph" style:parent-style-name="Standard">
      <style:text-properties style:font-name="Arial1" fo:font-size="10pt" officeooo:rsid="000ed362" officeooo:paragraph-rsid="004f8efe" style:font-size-asian="10pt" style:font-size-complex="10pt"/>
    </style:style>
    <style:style style:name="P73" style:family="paragraph" style:parent-style-name="Standard">
      <style:text-properties style:font-name="Arial1" fo:font-size="10pt" officeooo:paragraph-rsid="004f8efe" style:font-size-asian="10pt" style:font-size-complex="10pt"/>
    </style:style>
    <style:style style:name="P74" style:family="paragraph" style:parent-style-name="Standard">
      <style:text-properties style:font-name="Arial1" fo:font-size="10pt" officeooo:paragraph-rsid="0057a29a" style:font-size-asian="10pt" style:font-size-complex="10pt"/>
    </style:style>
    <style:style style:name="P75" style:family="paragraph" style:parent-style-name="Standard">
      <style:text-properties style:font-name="Arial1" fo:font-size="10pt" officeooo:paragraph-rsid="005bfd78" style:font-size-asian="10pt" style:font-size-complex="10pt"/>
    </style:style>
    <style:style style:name="P76" style:family="paragraph" style:parent-style-name="Standard">
      <style:text-properties style:font-name="Arial1" fo:font-size="10pt" officeooo:paragraph-rsid="0063c9c9" style:font-size-asian="10pt" style:font-size-complex="10pt"/>
    </style:style>
    <style:style style:name="P77" style:family="paragraph" style:parent-style-name="Standard">
      <style:text-properties style:font-name="Arial1" fo:font-size="10pt" officeooo:paragraph-rsid="00654106" style:font-size-asian="10pt" style:font-size-complex="10pt"/>
    </style:style>
    <style:style style:name="P78" style:family="paragraph" style:parent-style-name="Standard">
      <style:text-properties style:font-name="Arial1" fo:font-size="10pt" officeooo:rsid="00791721" officeooo:paragraph-rsid="00791721" style:font-size-asian="10pt" style:font-size-complex="10pt"/>
    </style:style>
    <style:style style:name="P79" style:family="paragraph" style:parent-style-name="Standard">
      <style:text-properties style:font-name="Arial1" fo:font-size="10pt" fo:font-weight="normal" officeooo:rsid="0019222d" officeooo:paragraph-rsid="005bfd78" style:font-size-asian="10pt" style:font-weight-asian="normal" style:font-size-complex="10pt" style:font-weight-complex="normal"/>
    </style:style>
    <style:style style:name="P80" style:family="paragraph" style:parent-style-name="Standard">
      <style:text-properties style:font-name="Arial1" fo:font-size="10pt" fo:font-weight="normal" officeooo:paragraph-rsid="0063c9c9" style:font-size-asian="10pt" style:font-weight-asian="normal" style:font-size-complex="10pt" style:font-weight-complex="normal"/>
    </style:style>
    <style:style style:name="P81" style:family="paragraph" style:parent-style-name="Standard">
      <style:paragraph-properties fo:text-align="start" style:justify-single-word="false"/>
      <style:text-properties style:font-name="Arial1" fo:font-size="10pt" fo:font-weight="normal" officeooo:rsid="003f0adf" officeooo:paragraph-rsid="00654106" style:font-size-asian="10pt" style:font-weight-asian="normal" style:font-size-complex="10pt" style:font-weight-complex="normal"/>
    </style:style>
    <style:style style:name="P82" style:family="paragraph" style:parent-style-name="Standard">
      <style:text-properties style:font-name="Arial1" fo:font-size="10pt" fo:font-weight="normal" officeooo:paragraph-rsid="00654106" style:font-size-asian="10pt" style:font-weight-asian="normal" style:font-size-complex="10pt" style:font-weight-complex="normal"/>
    </style:style>
    <style:style style:name="P83" style:family="paragraph" style:parent-style-name="Standard">
      <style:text-properties style:font-name="Arial1" fo:font-size="10pt" fo:font-weight="normal" officeooo:paragraph-rsid="005f7eaf" style:font-size-asian="10pt" style:font-weight-asian="normal" style:font-size-complex="10pt" style:font-weight-complex="normal"/>
    </style:style>
    <style:style style:name="P84" style:family="paragraph" style:parent-style-name="Standard">
      <style:text-properties style:font-name="Arial1" fo:font-size="10pt" fo:font-weight="normal" officeooo:rsid="000ed362" officeooo:paragraph-rsid="00714933" style:font-size-asian="10pt" style:font-weight-asian="normal" style:font-size-complex="10pt" style:font-weight-complex="normal"/>
    </style:style>
    <style:style style:name="P85" style:family="paragraph" style:parent-style-name="Standard">
      <style:text-properties style:font-name="Arial1" fo:font-size="10pt" fo:font-weight="normal" officeooo:paragraph-rsid="00654106" style:font-name-asian="Courier New" style:font-size-asian="10pt" style:font-weight-asian="normal" style:font-name-complex="Courier New" style:font-size-complex="10pt" style:font-weight-complex="normal"/>
    </style:style>
    <style:style style:name="P86" style:family="paragraph" style:parent-style-name="Standard">
      <style:text-properties style:font-name="Arial1" fo:font-size="10pt" fo:font-weight="bold" officeooo:rsid="0017a547" officeooo:paragraph-rsid="0057a29a" style:font-size-asian="10pt" style:font-weight-asian="bold" style:font-size-complex="10pt" style:font-weight-complex="bold"/>
    </style:style>
    <style:style style:name="P87" style:family="paragraph" style:parent-style-name="Standard">
      <style:text-properties style:font-name="Arial1" fo:font-size="10pt" fo:font-weight="bold" officeooo:paragraph-rsid="0063c9c9" style:font-size-asian="10pt" style:font-weight-asian="bold" style:font-size-complex="10pt" style:font-weight-complex="bold"/>
    </style:style>
    <style:style style:name="P88" style:family="paragraph" style:parent-style-name="Standard">
      <style:text-properties style:font-name="Arial1" fo:font-size="10pt" fo:font-weight="bold" officeooo:paragraph-rsid="00654106" style:font-size-asian="10pt" style:font-weight-asian="bold" style:font-size-complex="10pt" style:font-weight-complex="bold"/>
    </style:style>
    <style:style style:name="P89" style:family="paragraph" style:parent-style-name="Standard">
      <style:text-properties style:font-name="Arial1" fo:font-size="10pt" fo:font-weight="bold" officeooo:paragraph-rsid="0065921f" style:font-size-asian="10pt" style:font-weight-asian="bold" style:font-size-complex="10pt" style:font-weight-complex="bold"/>
    </style:style>
    <style:style style:name="P90" style:family="paragraph" style:parent-style-name="Standard">
      <style:text-properties style:font-name="Arial1" fo:font-size="10pt" fo:font-weight="bold" officeooo:rsid="001e5241" officeooo:paragraph-rsid="00601fdd" style:font-size-asian="8.75pt" style:font-weight-asian="bold" style:font-size-complex="10pt" style:font-weight-complex="bold"/>
    </style:style>
    <style:style style:name="P91" style:family="paragraph" style:parent-style-name="Standard">
      <style:text-properties style:font-name="Arial1" fo:font-size="10pt" fo:font-weight="bold" officeooo:paragraph-rsid="00654106" style:font-size-asian="8.75pt" style:font-weight-asian="bold" style:font-size-complex="10pt" style:font-weight-complex="bold"/>
    </style:style>
    <style:style style:name="P92" style:family="paragraph" style:parent-style-name="Standard">
      <style:text-properties style:font-name="Arial1" fo:font-size="16pt" fo:font-weight="bold" officeooo:paragraph-rsid="005bfd78" style:font-size-asian="16pt" style:font-weight-asian="bold" style:font-size-complex="16pt" style:font-weight-complex="bold"/>
    </style:style>
    <style:style style:name="P93" style:family="paragraph" style:parent-style-name="Standard">
      <style:text-properties style:font-name="Arial1" fo:font-size="16pt" fo:font-weight="bold" officeooo:paragraph-rsid="0063c9c9" style:font-size-asian="16pt" style:font-weight-asian="bold" style:font-size-complex="16pt" style:font-weight-complex="bold"/>
    </style:style>
    <style:style style:name="P94" style:family="paragraph" style:parent-style-name="Standard">
      <style:text-properties style:font-name="Arial1" officeooo:paragraph-rsid="00654106"/>
    </style:style>
    <style:style style:name="P95" style:family="paragraph" style:parent-style-name="Standard">
      <style:text-properties officeooo:paragraph-rsid="000ed362"/>
    </style:style>
    <style:style style:name="P96" style:family="paragraph" style:parent-style-name="Standard">
      <style:text-properties officeooo:paragraph-rsid="0048b484"/>
    </style:style>
    <style:style style:name="P97" style:family="paragraph" style:parent-style-name="Standard">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officeooo:rsid="000484f6" officeooo:paragraph-rsid="0048b484" style:font-name-asian="CMSS10" style:font-size-asian="10pt" style:font-style-asian="normal" style:font-weight-asian="normal" style:font-name-complex="CMSS10" style:font-size-complex="10pt" style:font-style-complex="normal" style:font-weight-complex="normal"/>
    </style:style>
    <style:style style:name="P98" style:family="paragraph" style:parent-style-name="Standard">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officeooo:rsid="000484f6" officeooo:paragraph-rsid="00497876" style:font-name-asian="CMSS10" style:font-size-asian="10pt" style:font-style-asian="normal" style:font-weight-asian="normal" style:font-name-complex="CMSS10" style:font-size-complex="10pt" style:font-style-complex="normal" style:font-weight-complex="normal"/>
    </style:style>
    <style:style style:name="P99" style:family="paragraph" style:parent-style-name="Standard">
      <style:text-properties officeooo:paragraph-rsid="004a9820"/>
    </style:style>
    <style:style style:name="P100" style:family="paragraph" style:parent-style-name="Standard">
      <style:paragraph-properties fo:text-align="center" style:justify-single-word="false"/>
      <style:text-properties fo:font-size="14pt" fo:font-weight="bold" officeooo:rsid="004a9820" officeooo:paragraph-rsid="004a9820" style:font-size-asian="14pt" style:font-weight-asian="bold" style:font-size-complex="14pt" style:font-weight-complex="bold"/>
    </style:style>
    <style:style style:name="P101" style:family="paragraph" style:parent-style-name="Standard">
      <style:text-properties style:font-name="Courier New"/>
    </style:style>
    <style:style style:name="P102" style:family="paragraph" style:parent-style-name="Standard">
      <style:text-properties style:font-name="Courier New" fo:font-size="10pt" style:font-size-asian="10pt" style:font-size-complex="10pt"/>
    </style:style>
    <style:style style:name="P103" style:family="paragraph" style:parent-style-name="Standard">
      <style:text-properties style:font-name="Courier New" fo:font-size="10pt" officeooo:paragraph-rsid="004df3d4" style:font-size-asian="10pt" style:font-size-complex="10pt"/>
    </style:style>
    <style:style style:name="P104" style:family="paragraph" style:parent-style-name="Standard">
      <style:text-properties style:font-name="Courier New" fo:font-size="10pt" officeooo:paragraph-rsid="004f8efe" style:font-size-asian="10pt" style:font-size-complex="10pt"/>
    </style:style>
    <style:style style:name="P105" style:family="paragraph" style:parent-style-name="Standard">
      <style:text-properties style:font-name="Courier New" fo:font-size="10pt" officeooo:paragraph-rsid="0057a29a" style:font-size-asian="10pt" style:font-size-complex="10pt"/>
    </style:style>
    <style:style style:name="P106" style:family="paragraph" style:parent-style-name="Standard">
      <style:text-properties style:font-name="Courier New" fo:font-size="10pt" officeooo:paragraph-rsid="005bfd78" style:font-size-asian="10pt" style:font-size-complex="10pt"/>
    </style:style>
    <style:style style:name="P107" style:family="paragraph" style:parent-style-name="Standard">
      <style:text-properties style:font-name="Courier New" fo:font-size="10pt" officeooo:paragraph-rsid="0063c9c9" style:font-size-asian="10pt" style:font-size-complex="10pt"/>
    </style:style>
    <style:style style:name="P108" style:family="paragraph" style:parent-style-name="Standard">
      <style:text-properties style:font-name="Courier New" fo:font-size="10pt" officeooo:paragraph-rsid="00654106" style:font-size-asian="10pt" style:font-size-complex="10pt"/>
    </style:style>
    <style:style style:name="P109" style:family="paragraph" style:parent-style-name="Standard">
      <style:text-properties style:font-name="Courier New" fo:font-size="10pt" officeooo:paragraph-rsid="0073b346" style:font-size-asian="10pt" style:font-size-complex="10pt"/>
    </style:style>
    <style:style style:name="P110" style:family="paragraph" style:parent-style-name="Standard">
      <style:text-properties style:font-name="Courier New" fo:font-size="10pt" officeooo:paragraph-rsid="00745dbe" style:font-size-asian="10pt" style:font-size-complex="10pt"/>
    </style:style>
    <style:style style:name="P111" style:family="paragraph" style:parent-style-name="Standard">
      <style:text-properties style:font-name="Courier New" fo:font-size="10pt" officeooo:paragraph-rsid="0063c9c9" style:font-name-asian="Courier New" style:font-size-asian="10pt" style:font-name-complex="Courier New" style:font-size-complex="10pt"/>
    </style:style>
    <style:style style:name="P112" style:family="paragraph" style:parent-style-name="Standard">
      <style:text-properties style:font-name="Courier New" fo:font-size="10pt" officeooo:paragraph-rsid="00654106" style:font-name-asian="Courier New" style:font-size-asian="10pt" style:font-name-complex="Courier New" style:font-size-complex="10pt"/>
    </style:style>
    <style:style style:name="P113" style:family="paragraph" style:parent-style-name="Standard">
      <style:text-properties style:font-name="Courier New" fo:font-size="10pt" officeooo:paragraph-rsid="00745dbe" style:font-name-asian="Courier New" style:font-size-asian="10pt" style:font-name-complex="Courier New" style:font-size-complex="10pt"/>
    </style:style>
    <style:style style:name="P114" style:family="paragraph" style:parent-style-name="Standard">
      <style:text-properties style:font-name="Courier New" fo:font-size="10pt" fo:font-weight="normal" officeooo:paragraph-rsid="00654106" style:font-size-asian="10pt" style:font-weight-asian="normal" style:font-size-complex="10pt" style:font-weight-complex="normal"/>
    </style:style>
    <style:style style:name="P115" style:family="paragraph" style:parent-style-name="Standard">
      <style:text-properties style:font-name="Courier New" fo:font-size="10pt" fo:font-weight="normal" officeooo:paragraph-rsid="00654106" style:font-name-asian="Courier New" style:font-size-asian="10pt" style:font-weight-asian="normal" style:font-name-complex="Courier New" style:font-size-complex="10pt" style:font-weight-complex="normal"/>
    </style:style>
    <style:style style:name="P116" style:family="paragraph" style:parent-style-name="Standard">
      <style:text-properties style:font-name="Courier New" fo:font-size="10pt" officeooo:rsid="0011c94b" officeooo:paragraph-rsid="0072f623" style:font-size-asian="8.75pt" style:font-size-complex="10pt"/>
    </style:style>
    <style:style style:name="P117" style:family="paragraph" style:parent-style-name="Standard">
      <style:text-properties style:font-name="Courier New" officeooo:paragraph-rsid="00654106" style:font-name-asian="Courier New" style:font-name-complex="Courier New"/>
    </style:style>
    <style:style style:name="P118" style:family="paragraph" style:parent-style-name="Standard">
      <style:text-properties style:font-name="Courier New" officeooo:paragraph-rsid="00654106"/>
    </style:style>
    <style:style style:name="P119" style:family="paragraph" style:parent-style-name="Standard">
      <style:text-properties style:font-name="Courier New" officeooo:paragraph-rsid="00745dbe"/>
    </style:style>
    <style:style style:name="P120" style:family="paragraph" style:parent-style-name="Standard">
      <style:text-properties style:font-name="Courier New" officeooo:paragraph-rsid="008188d6"/>
    </style:style>
    <style:style style:name="P121" style:family="paragraph" style:parent-style-name="Standard">
      <style:text-properties style:font-name="Courier New" officeooo:rsid="008188d6" officeooo:paragraph-rsid="008188d6"/>
    </style:style>
    <style:style style:name="P122" style:family="paragraph" style:parent-style-name="Standard">
      <style:text-properties style:font-name="Courier New" officeooo:paragraph-rsid="0083087b"/>
    </style:style>
    <style:style style:name="P123" style:family="paragraph" style:parent-style-name="Standard">
      <style:text-properties officeooo:paragraph-rsid="0057a29a"/>
    </style:style>
    <style:style style:name="P124" style:family="paragraph" style:parent-style-name="Standard">
      <style:text-properties officeooo:paragraph-rsid="00654106"/>
    </style:style>
    <style:style style:name="P125" style:family="paragraph" style:parent-style-name="Standard">
      <style:text-properties officeooo:paragraph-rsid="008188d6"/>
    </style:style>
    <style:style style:name="P126" style:family="paragraph" style:parent-style-name="Standard">
      <style:text-properties officeooo:rsid="008188d6" officeooo:paragraph-rsid="008188d6"/>
    </style:style>
    <style:style style:name="P127" style:family="paragraph" style:parent-style-name="Default_7e_LT_7e_Gliederung_20_1">
      <style:paragraph-properties fo:margin-left="0in" fo:margin-right="0in" fo:margin-top="0in" fo:margin-bottom="0in" style:contextual-spacing="false" fo:line-height="100%" fo:text-align="start" style:justify-single-word="false" fo:text-indent="0in" style:auto-text-indent="false" style:text-autospace="none">
        <style:tab-stops>
          <style:tab-stop style:position="-0.3752in"/>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bfd78" style:font-name-asian="Courier New" style:font-size-asian="10pt" style:font-style-asian="normal" style:font-weight-asian="normal" style:font-name-complex="Courier New" style:font-size-complex="10pt" style:font-style-complex="normal" style:font-weight-complex="normal" style:text-emphasize="none"/>
    </style:style>
    <style:style style:name="P128" style:family="paragraph" style:parent-style-name="Default_7e_LT_7e_Gliederung_20_1">
      <style:paragraph-properties fo:margin-left="0in" fo:margin-right="0in" fo:margin-top="0in" fo:margin-bottom="0in" style:contextual-spacing="false" fo:line-height="100%" fo:text-align="start" style:justify-single-word="false" fo:text-indent="0in" style:auto-text-indent="false" style:text-autospace="none">
        <style:tab-stops>
          <style:tab-stop style:position="-0.3752in"/>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loext:opacity="100%" style:text-outline="false" style:text-line-through-style="none" style:text-line-through-type="none" style:font-name="Arial1" fo:font-size="10pt" fo:font-style="normal" fo:text-shadow="none" style:text-underline-style="none" fo:font-weight="normal" officeooo:paragraph-rsid="004a9820" style:font-name-asian="Arial1" style:font-size-asian="10pt" style:font-style-asian="normal" style:font-weight-asian="normal" style:font-name-complex="Arial1" style:font-size-complex="10pt" style:font-style-complex="normal" style:font-weight-complex="normal" style:text-emphasize="none"/>
    </style:style>
    <style:style style:name="P129" style:family="paragraph" style:parent-style-name="Default_7e_LT_7e_Gliederung_20_1">
      <style:paragraph-properties fo:margin-left="0in" fo:margin-right="0in" fo:margin-top="0in" fo:margin-bottom="0in" style:contextual-spacing="false" fo:line-height="10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size="10pt" fo:font-style="normal" fo:text-shadow="none" style:text-underline-style="none" fo:font-weight="normal" officeooo:paragraph-rsid="005bfd78" style:font-name-asian="Arial1" style:font-size-asian="10pt" style:font-style-asian="normal" style:font-weight-asian="normal" style:font-name-complex="Arial1" style:font-size-complex="10pt" style:font-style-complex="normal" style:font-weight-complex="normal" style:text-emphasize="none"/>
    </style:style>
    <style:style style:name="P130" style:family="paragraph" style:parent-style-name="Default_7e_LT_7e_Gliederung_20_1">
      <style:paragraph-properties fo:margin-left="0in" fo:margin-right="0in" fo:margin-top="0in" fo:margin-bottom="0in" style:contextual-spacing="false" fo:line-height="100%" fo:text-indent="0in" style:auto-text-indent="false"/>
      <style:text-properties fo:color="#000000" loext:opacity="100%" style:text-outline="false" style:text-line-through-style="none" style:text-line-through-type="none" style:font-name="Arial1" fo:font-size="10pt" fo:font-style="normal" fo:text-shadow="none" style:text-underline-style="none" fo:font-weight="normal" officeooo:paragraph-rsid="005bfd78" style:font-name-asian="Arial1" style:font-size-asian="10pt" style:font-style-asian="normal" style:font-weight-asian="normal" style:font-name-complex="Arial1" style:font-size-complex="10pt" style:font-style-complex="normal" style:font-weight-complex="normal" style:text-emphasize="none"/>
    </style:style>
    <style:style style:name="P131" style:family="paragraph" style:parent-style-name="Default_7e_LT_7e_Gliederung_20_1">
      <style:paragraph-properties fo:margin-left="0in" fo:margin-right="0in" fo:margin-top="0in" fo:margin-bottom="0in" style:contextual-spacing="false" fo:line-height="100%" fo:text-indent="0in" style:auto-text-indent="false"/>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19222d" officeooo:paragraph-rsid="005ae856" style:font-name-asian="Arial1" style:font-size-asian="10pt" style:font-style-asian="normal" style:font-weight-asian="normal" style:font-name-complex="Arial1" style:font-size-complex="10pt" style:font-style-complex="normal" style:font-weight-complex="normal" style:text-emphasize="none"/>
    </style:style>
    <style:style style:name="P132" style:family="paragraph" style:parent-style-name="Default_7e_LT_7e_Gliederung_20_1">
      <style:paragraph-properties fo:margin-left="0in" fo:margin-right="0in" fo:margin-top="0in" fo:margin-bottom="0in" style:contextual-spacing="false" fo:line-height="100%" fo:text-align="start" style:justify-single-word="false" fo:text-indent="0in" style:auto-text-indent="false" style:text-autospace="none">
        <style:tab-stops>
          <style:tab-stop style:position="-0.3752in"/>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Arial1" fo:font-size="10pt" officeooo:paragraph-rsid="005bfd78" style:font-size-asian="10pt" style:font-size-complex="10pt"/>
    </style:style>
    <style:style style:name="P133" style:family="paragraph" style:parent-style-name="Default_7e_LT_7e_Gliederung_20_1">
      <style:paragraph-properties fo:margin-left="0in" fo:margin-right="0in" fo:margin-top="0in" fo:margin-bottom="0in" style:contextual-spacing="false" fo:line-height="100%" fo:text-align="start" style:justify-single-word="false" fo:text-indent="0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style:font-name="Arial1" fo:font-size="10pt" officeooo:paragraph-rsid="005bfd78" style:font-size-asian="10pt" style:font-size-complex="10pt"/>
    </style:style>
    <style:style style:name="P134" style:family="paragraph" style:parent-style-name="Standard">
      <style:paragraph-properties fo:margin-left="0in" fo:margin-right="0in" fo:margin-top="0in" fo:margin-bottom="0in" style:contextual-spacing="false" fo:line-height="100%" fo:text-indent="0in" style:auto-text-indent="false"/>
      <style:text-properties style:font-name="Arial1" fo:font-size="10pt" officeooo:paragraph-rsid="004a9820" style:font-size-asian="10pt" style:font-size-complex="10pt"/>
    </style:style>
    <style:style style:name="P135" style:family="paragraph" style:parent-style-name="Standard">
      <style:paragraph-properties fo:margin-left="0in" fo:margin-right="0in" fo:margin-top="0in" fo:margin-bottom="0in" style:contextual-spacing="false" fo:line-height="100%" fo:text-indent="0in" style:auto-text-indent="false"/>
      <style:text-properties style:font-name="Arial1" fo:font-size="10pt" officeooo:paragraph-rsid="004a9820" style:font-name-asian="Courier New" style:font-size-asian="10pt" style:font-name-complex="Courier New" style:font-size-complex="10pt"/>
    </style:style>
    <style:style style:name="P136" style:family="paragraph" style:parent-style-name="Standard">
      <style:paragraph-properties fo:margin-left="0in" fo:margin-right="0in" fo:margin-top="0in" fo:margin-bottom="0in" style:contextual-spacing="false" fo:line-height="100%" fo:text-indent="0in" style:auto-text-indent="false"/>
      <style:text-properties style:font-name="Arial1" fo:font-size="10pt" fo:font-weight="normal" officeooo:rsid="0083087b" officeooo:paragraph-rsid="0083087b" style:font-size-asian="10pt" style:font-weight-asian="normal" style:font-size-complex="10pt" style:font-weight-complex="normal"/>
    </style:style>
    <style:style style:name="P137" style:family="paragraph" style:parent-style-name="Standard">
      <style:paragraph-properties fo:margin-left="0in" fo:margin-right="0in" fo:margin-top="0in" fo:margin-bottom="0in" style:contextual-spacing="false" fo:line-height="100%" fo:text-indent="0in" style:auto-text-indent="false"/>
      <style:text-properties fo:color="#000000" loext:opacity="100%" style:text-outline="false" style:text-line-through-style="none" style:text-line-through-type="none" style:font-name="Arial1" fo:font-size="10pt" fo:font-style="normal" fo:text-shadow="none" style:text-underline-style="none" fo:font-weight="normal" officeooo:paragraph-rsid="005ae856" style:font-name-asian="Arial1" style:font-size-asian="10pt" style:font-style-asian="normal" style:font-weight-asian="normal" style:font-name-complex="Arial1" style:font-size-complex="10pt" style:font-style-complex="normal" style:font-weight-complex="normal" style:text-emphasize="none"/>
    </style:style>
    <style:style style:name="P138" style:family="paragraph" style:parent-style-name="Standard">
      <style:paragraph-properties fo:margin-left="0in" fo:margin-right="0in" fo:margin-top="0in" fo:margin-bottom="0in" style:contextual-spacing="false" fo:line-height="100%" fo:text-indent="0in" style:auto-text-indent="false"/>
      <style:text-properties style:text-outline="false" style:text-line-through-style="none" style:text-line-through-type="none" style:font-name="Arial1" fo:font-size="10pt" fo:font-style="normal" fo:text-shadow="none" style:text-underline-style="none" fo:font-weight="normal" officeooo:paragraph-rsid="005bfd78" style:font-name-asian="Courier New" style:font-size-asian="10pt" style:font-style-asian="normal" style:font-weight-asian="normal" style:font-name-complex="Courier New" style:font-size-complex="10pt" style:font-style-complex="normal" style:font-weight-complex="normal" style:text-emphasize="none"/>
    </style:style>
    <style:style style:name="P139" style:family="paragraph" style:parent-style-name="Standard">
      <style:paragraph-properties fo:margin-left="0in" fo:margin-right="0in" fo:margin-top="0in" fo:margin-bottom="0in" style:contextual-spacing="false" fo:line-height="100%" fo:text-indent="0in" style:auto-text-indent="false"/>
      <style:text-properties style:font-name="Courier New" fo:font-size="10pt" fo:font-weight="normal" officeooo:paragraph-rsid="00654106" style:font-size-asian="10pt" style:font-weight-asian="normal" style:font-size-complex="10pt" style:font-weight-complex="normal"/>
    </style:style>
    <style:style style:name="P140" style:family="paragraph" style:parent-style-name="Standard">
      <style:paragraph-properties fo:margin-left="0in" fo:margin-right="0in" fo:margin-top="0in" fo:margin-bottom="0in" style:contextual-spacing="false" fo:line-height="100%" fo:text-indent="0in" style:auto-text-indent="false"/>
      <style:text-properties style:font-name="Courier New" fo:font-size="10pt" fo:font-weight="normal" officeooo:rsid="008188d6" officeooo:paragraph-rsid="008188d6" style:font-size-asian="10pt" style:font-weight-asian="normal" style:font-size-complex="10pt" style:font-weight-complex="normal"/>
    </style:style>
    <style:style style:name="P141" style:family="paragraph" style:parent-style-name="Standard">
      <style:paragraph-properties fo:margin-left="0in" fo:margin-right="0in" fo:margin-top="0in" fo:margin-bottom="0in" style:contextual-spacing="false" fo:line-height="100%" fo:text-indent="0in" style:auto-text-indent="false"/>
      <style:text-properties style:font-name="Courier New" fo:font-size="10pt" fo:font-weight="normal" officeooo:rsid="0083087b" officeooo:paragraph-rsid="0083087b" style:font-size-asian="10pt" style:font-weight-asian="normal" style:font-size-complex="10pt" style:font-weight-complex="normal"/>
    </style:style>
    <style:style style:name="P142" style:family="paragraph" style:parent-style-name="Standard">
      <style:paragraph-properties fo:margin-left="0in" fo:margin-right="0in" fo:margin-top="0in" fo:margin-bottom="0in" style:contextual-spacing="false" fo:line-height="100%" fo:text-indent="0in" style:auto-text-indent="false" fo:break-before="page"/>
      <style:text-properties style:font-name="Arial1" fo:font-size="16pt" fo:font-weight="bold" officeooo:paragraph-rsid="00654106" style:font-size-asian="16pt" style:font-weight-asian="bold" style:font-size-complex="16pt" style:font-weight-complex="bold"/>
    </style:style>
    <style:style style:name="P143" style:family="paragraph" style:parent-style-name="Standard">
      <style:paragraph-properties fo:margin-left="0in" fo:margin-right="0in" fo:margin-top="0in" fo:margin-bottom="0in" style:contextual-spacing="false" fo:line-height="100%" fo:text-indent="0in" style:auto-text-indent="false" fo:break-before="page"/>
      <style:text-properties style:font-name="Arial1" fo:font-size="16pt" fo:font-weight="bold" officeooo:paragraph-rsid="008188d6" style:font-size-asian="16pt" style:font-weight-asian="bold" style:font-size-complex="16pt" style:font-weight-complex="bold"/>
    </style:style>
    <style:style style:name="P144" style:family="paragraph" style:parent-style-name="Default_7e_LT_7e_Gliederung_20_1">
      <style:paragraph-properties fo:margin-left="0in" fo:margin-right="0in" fo:text-indent="0in" style:auto-text-indent="false"/>
      <style:text-properties fo:color="#000000" loext:opacity="100%" style:text-outline="false" style:text-line-through-style="none" style:text-line-through-type="none" style:font-name="Courier New" fo:font-size="10pt" fo:font-style="normal" fo:text-shadow="none" style:text-underline-style="none" fo:font-weight="normal" officeooo:paragraph-rsid="0057a29a" style:font-name-asian="Courier New" style:font-size-asian="10pt" style:font-style-asian="normal" style:font-weight-asian="normal" style:font-name-complex="Courier New" style:font-size-complex="10pt" style:font-style-complex="normal" style:font-weight-complex="normal" style:text-emphasize="none"/>
    </style:style>
    <style:style style:name="P145" style:family="paragraph" style:parent-style-name="Default_7e_LT_7e_Gliederung_20_1">
      <style:paragraph-properties fo:margin-left="0in" fo:margin-right="0in" fo:text-indent="0in" style:auto-text-indent="false"/>
      <style:text-properties fo:color="#000000" loext:opacity="100%" style:text-outline="false" style:text-line-through-style="none" style:text-line-through-type="none" style:font-name="Courier New" fo:font-size="10pt" fo:font-style="normal" fo:text-shadow="none" style:text-underline-style="none" fo:font-weight="normal" officeooo:paragraph-rsid="005bfd78" style:font-name-asian="Courier New" style:font-size-asian="10pt" style:font-style-asian="normal" style:font-weight-asian="normal" style:font-name-complex="Courier New" style:font-size-complex="10pt" style:font-style-complex="normal" style:font-weight-complex="normal" style:text-emphasize="none"/>
    </style:style>
    <style:style style:name="P146" style:family="paragraph" style:parent-style-name="Default_7e_LT_7e_Gliederung_20_1">
      <style:paragraph-properties fo:margin-left="0in" fo:margin-right="0in" fo:text-indent="0in" style:auto-text-indent="false"/>
      <style:text-properties style:font-name="Arial1" fo:font-size="10pt" fo:font-weight="bold" officeooo:paragraph-rsid="00654106" style:font-size-asian="10pt" style:font-weight-asian="bold" style:font-size-complex="10pt" style:font-weight-complex="bold"/>
    </style:style>
    <style:style style:name="P147" style:family="paragraph" style:parent-style-name="Default_7e_LT_7e_Gliederung_20_1">
      <style:paragraph-properties fo:margin-left="0in" fo:margin-right="0in" fo:text-indent="0in" style:auto-text-indent="false"/>
      <style:text-properties style:font-name="Courier New" fo:font-size="10pt" officeooo:paragraph-rsid="00654106" style:font-size-asian="10pt" style:font-size-complex="10pt"/>
    </style:style>
    <style:style style:name="P148" style:family="paragraph" style:parent-style-name="Default_7e_LT_7e_Gliederung_20_1">
      <style:paragraph-properties fo:margin-left="0in" fo:margin-right="0in" fo:text-indent="0in" style:auto-text-indent="false"/>
      <style:text-properties style:font-name="ARial" fo:font-size="10pt" fo:font-weight="bold" officeooo:paragraph-rsid="00654106" style:font-size-asian="10pt" style:font-weight-asian="bold" style:font-size-complex="10pt" style:font-weight-complex="bold"/>
    </style:style>
    <style:style style:name="P149" style:family="paragraph" style:parent-style-name="Default_7e_LT_7e_Gliederung_20_1">
      <style:paragraph-properties fo:margin-left="0in" fo:margin-right="0in" fo:margin-top="0.0835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1" fo:font-size="10pt" fo:font-weight="normal" officeooo:paragraph-rsid="0063c9c9" style:font-size-asian="10pt" style:font-weight-asian="normal" style:font-size-complex="10pt" style:font-weight-complex="normal"/>
    </style:style>
    <style:style style:name="P150" style:family="paragraph" style:parent-style-name="Default_7e_LT_7e_Gliederung_20_1">
      <style:paragraph-properties fo:margin-left="0in" fo:margin-right="0in" fo:margin-top="0.0693in" fo:margin-bottom="0in" style:contextual-spacing="false" style:line-height-at-least="0.139in" fo:text-align="start" style:justify-single-word="false" fo:text-indent="0in" style:auto-text-indent="false" style:text-autospace="none" style:writing-mode="lr-tb">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loext:opacity="100%" style:font-name="Arial1" fo:font-size="10pt" fo:font-style="normal" style:text-underline-style="none" fo:font-weight="normal" officeooo:paragraph-rsid="00654106" style:font-size-asian="10pt" style:font-style-asian="normal" style:font-weight-asian="normal" style:font-size-complex="10pt" style:font-style-complex="normal" style:font-weight-complex="normal"/>
    </style:style>
    <style:style style:name="P151" style:family="paragraph" style:parent-style-name="Table_20_Contents">
      <style:text-properties style:font-name="Courier New" fo:font-size="10pt" officeooo:rsid="000ed362" officeooo:paragraph-rsid="0072f623" style:font-size-asian="8.75pt" style:font-size-complex="10pt"/>
    </style:style>
    <style:style style:name="P152" style:family="paragraph" style:parent-style-name="Table_20_Contents">
      <style:text-properties style:font-name="Courier New" fo:font-size="10pt" officeooo:rsid="0011c94b" officeooo:paragraph-rsid="0011c94b" style:font-size-asian="8.75pt" style:font-size-complex="10pt"/>
    </style:style>
    <style:style style:name="P153" style:family="paragraph" style:parent-style-name="Table_20_Contents">
      <style:text-properties style:font-name="Courier New" fo:font-size="10pt" officeooo:rsid="0011c94b" officeooo:paragraph-rsid="0055961c" style:font-size-asian="8.75pt" style:font-size-complex="10pt"/>
    </style:style>
    <style:style style:name="P154" style:family="paragraph" style:parent-style-name="Table_20_Contents">
      <style:text-properties style:font-name="Courier New" fo:font-size="10pt" officeooo:rsid="0011c94b" officeooo:paragraph-rsid="0072f623" style:font-size-asian="8.75pt" style:font-size-complex="10pt"/>
    </style:style>
    <style:style style:name="P155" style:family="paragraph" style:parent-style-name="Table_20_Contents">
      <style:text-properties style:font-name="Courier New" fo:font-size="10pt" officeooo:rsid="0072f623" officeooo:paragraph-rsid="0072f623" style:font-size-asian="8.75pt" style:font-size-complex="10pt"/>
    </style:style>
    <style:style style:name="P156" style:family="paragraph" style:parent-style-name="Table_20_Contents">
      <style:text-properties fo:color="#000000" loext:opacity="100%" style:text-outline="false" style:text-line-through-style="none" style:text-line-through-type="none" style:font-name="Courier New" fo:font-size="10pt" fo:font-style="normal" fo:text-shadow="none" style:text-underline-style="none" fo:font-weight="normal" officeooo:rsid="0011c94b" officeooo:paragraph-rsid="0055961c" style:font-name-asian="Courier New" style:font-size-asian="10pt" style:font-style-asian="normal" style:font-weight-asian="normal" style:font-name-complex="Courier New" style:font-size-complex="10pt" style:font-style-complex="normal" style:font-weight-complex="normal" style:text-emphasize="none"/>
    </style:style>
    <style:style style:name="P157" style:family="paragraph" style:parent-style-name="Standard">
      <style:paragraph-properties fo:break-before="page"/>
      <style:text-properties style:font-name="ARial" fo:font-size="16pt" fo:font-weight="bold" officeooo:rsid="000dd859" officeooo:paragraph-rsid="000dd859" style:font-size-asian="16pt" style:font-weight-asian="bold" style:font-size-complex="16pt" style:font-weight-complex="bold"/>
    </style:style>
    <style:style style:name="P158" style:family="paragraph" style:parent-style-name="Standard">
      <style:paragraph-properties fo:break-before="page"/>
      <style:text-properties style:font-name="ARial" fo:font-size="16pt" fo:font-weight="bold" officeooo:rsid="000ed362" officeooo:paragraph-rsid="000ed362" style:font-size-asian="16pt" style:font-weight-asian="bold" style:font-size-complex="16pt" style:font-weight-complex="bold"/>
    </style:style>
    <style:style style:name="P159" style:family="paragraph" style:parent-style-name="Standard">
      <style:paragraph-properties fo:break-before="page"/>
      <style:text-properties style:font-name="ARial" fo:font-size="16pt" fo:font-weight="bold" officeooo:rsid="0017a547" officeooo:paragraph-rsid="0017a547" style:font-size-asian="16pt" style:font-weight-asian="bold" style:font-size-complex="16pt" style:font-weight-complex="bold"/>
    </style:style>
    <style:style style:name="P160" style:family="paragraph" style:parent-style-name="Standard">
      <style:paragraph-properties fo:break-before="page"/>
      <style:text-properties fo:color="#000000" loext:opacity="100%" style:text-outline="false" style:text-line-through-style="none" style:text-line-through-type="none" style:text-position="0% 100%" style:font-name="Arial1" fo:font-size="16pt" fo:font-style="normal" fo:text-shadow="none" style:text-underline-style="none" fo:font-weight="bold" officeooo:rsid="00099fde" officeooo:paragraph-rsid="00099fde" style:font-name-asian="Courier New" style:font-size-asian="16pt" style:font-style-asian="normal" style:font-weight-asian="bold" style:font-name-complex="Courier New" style:font-size-complex="16pt" style:font-style-complex="normal" style:font-weight-complex="bold"/>
    </style:style>
    <style:style style:name="P161" style:family="paragraph" style:parent-style-name="Standard">
      <style:paragraph-properties fo:break-before="page"/>
      <style:text-properties fo:color="#000000" loext:opacity="100%" style:text-outline="false" style:text-line-through-style="none" style:text-line-through-type="none" style:text-position="0% 100%" style:font-name="Arial1" fo:font-size="16pt" fo:font-style="normal" fo:text-shadow="none" style:text-underline-style="none" fo:font-weight="bold" officeooo:rsid="000b987e" officeooo:paragraph-rsid="000b987e" style:font-name-asian="Courier New" style:font-size-asian="16pt" style:font-style-asian="normal" style:font-weight-asian="bold" style:font-name-complex="Courier New" style:font-size-complex="16pt" style:font-style-complex="normal" style:font-weight-complex="bold"/>
    </style:style>
    <style:style style:name="P162" style:family="paragraph" style:parent-style-name="Standard">
      <style:paragraph-properties fo:break-before="page"/>
      <style:text-properties fo:color="#000000" loext:opacity="100%" style:text-outline="false" style:text-line-through-style="none" style:text-line-through-type="none" style:text-position="0% 100%" style:font-name="Arial1" fo:font-size="16pt" fo:font-style="normal" fo:text-shadow="none" style:text-underline-style="none" fo:font-weight="bold" officeooo:rsid="000d7696" officeooo:paragraph-rsid="004a9820" style:font-name-asian="Courier New" style:font-size-asian="16pt" style:font-style-asian="normal" style:font-weight-asian="bold" style:font-name-complex="Courier New" style:font-size-complex="16pt" style:font-style-complex="normal" style:font-weight-complex="bold"/>
    </style:style>
    <style:style style:name="P163" style:family="paragraph" style:parent-style-name="Standard">
      <style:paragraph-properties fo:break-before="page"/>
      <style:text-properties style:font-name="Arial1" fo:font-size="16pt" fo:font-weight="bold" officeooo:paragraph-rsid="005bfd78" style:font-size-asian="16pt" style:font-weight-asian="bold" style:font-size-complex="16pt" style:font-weight-complex="bold"/>
    </style:style>
    <style:style style:name="P164" style:family="paragraph" style:parent-style-name="Standard">
      <style:paragraph-properties fo:break-before="page"/>
      <style:text-properties style:font-name="Arial1" fo:font-size="16pt" fo:font-weight="bold" officeooo:rsid="001e5241" officeooo:paragraph-rsid="00601fdd" style:font-size-asian="16pt" style:font-weight-asian="bold" style:font-size-complex="16pt" style:font-weight-complex="bold"/>
    </style:style>
    <style:style style:name="P165" style:family="paragraph" style:parent-style-name="Standard">
      <style:paragraph-properties fo:break-before="page"/>
      <style:text-properties style:font-name="Arial1" fo:font-size="16pt" fo:font-weight="bold" officeooo:paragraph-rsid="00654106" style:font-size-asian="16pt" style:font-weight-asian="bold" style:font-size-complex="16pt" style:font-weight-complex="bold"/>
    </style:style>
    <style:style style:name="P166" style:family="paragraph" style:parent-style-name="Standard">
      <style:paragraph-properties fo:break-before="page"/>
      <style:text-properties style:font-name="Arial1" fo:font-size="16pt" fo:font-weight="bold" officeooo:paragraph-rsid="0063c9c9" style:font-size-asian="16pt" style:font-weight-asian="bold" style:font-size-complex="16pt" style:font-weight-complex="bold"/>
    </style:style>
    <style:style style:name="P167" style:family="paragraph" style:parent-style-name="Standard">
      <style:paragraph-properties fo:break-before="page"/>
      <style:text-properties style:font-name="Arial1" fo:font-size="10pt" fo:font-weight="bold" officeooo:paragraph-rsid="0065921f" style:font-size-asian="10pt" style:font-weight-asian="bold" style:font-size-complex="10pt" style:font-weight-complex="bold"/>
    </style:style>
    <style:style style:name="P168" style:family="paragraph" style:parent-style-name="Standard">
      <style:paragraph-properties fo:break-before="page"/>
      <style:text-properties fo:font-size="16pt" fo:font-weight="bold" style:font-size-asian="16pt" style:font-weight-asian="bold" style:font-size-complex="16pt" style:font-weight-complex="bold"/>
    </style:style>
    <style:style style:name="P169" style:family="paragraph" style:parent-style-name="Standard">
      <style:paragraph-properties fo:margin-top="0in" fo:margin-bottom="0in" style:contextual-spacing="false"/>
      <style:text-properties style:font-name="Arial1" fo:font-size="10pt" officeooo:paragraph-rsid="004a9820" style:font-size-asian="10pt" style:font-size-complex="10pt"/>
    </style:style>
    <style:style style:name="P170" style:family="paragraph" style:parent-style-name="Standard">
      <style:paragraph-properties fo:margin-top="0in" fo:margin-bottom="0in" style:contextual-spacing="false" fo:line-height="100%"/>
      <style:text-properties style:font-name="Arial1" fo:font-size="10pt" fo:font-weight="normal" officeooo:paragraph-rsid="00654106" style:font-size-asian="10pt" style:font-weight-asian="normal" style:font-size-complex="10pt" style:font-weight-complex="normal"/>
    </style:style>
    <style:style style:name="P171" style:family="paragraph" style:parent-style-name="Default_7e_LT_7e_Gliederung_20_1">
      <style:paragraph-properties fo:margin-top="0in" fo:margin-bottom="0in" style:contextual-spacing="false" fo:line-height="100%"/>
      <style:text-properties fo:color="#000000" loext:opacity="100%" style:text-outline="false" style:text-line-through-style="none" style:text-line-through-type="none" style:font-name="Arial1" fo:font-size="10pt" fo:font-style="normal" fo:text-shadow="none" style:text-underline-style="none" fo:font-weight="normal" officeooo:paragraph-rsid="005bfd78" style:font-name-asian="Arial1" style:font-size-asian="10pt" style:font-style-asian="normal" style:font-weight-asian="normal" style:font-name-complex="Arial1" style:font-size-complex="10pt" style:font-style-complex="normal" style:font-weight-complex="normal" style:text-emphasize="none"/>
    </style:style>
    <style:style style:name="P172" style:family="paragraph" style:parent-style-name="Default_7e_LT_7e_Gliederung_20_1">
      <style:paragraph-properties fo:margin-top="0in" fo:margin-bottom="0in" style:contextual-spacing="false" fo:line-height="100%"/>
      <style:text-properties fo:color="#000000" loext:opacity="100%" style:text-outline="false" style:text-line-through-style="none" style:text-line-through-type="none" style:font-name="Courier New" fo:font-size="10pt" fo:font-style="normal" fo:text-shadow="none" style:text-underline-style="none" fo:font-weight="normal" officeooo:paragraph-rsid="005bfd78" style:font-name-asian="Arial1" style:font-size-asian="10pt" style:font-style-asian="normal" style:font-weight-asian="normal" style:font-name-complex="Arial1" style:font-size-complex="10pt" style:font-style-complex="normal" style:font-weight-complex="normal" style:text-emphasize="none"/>
    </style:style>
    <style:style style:name="P173" style:family="paragraph" style:parent-style-name="Default_7e_LT_7e_Gliederung_20_1">
      <style:text-properties fo:color="#000000" loext:opacity="100%" style:text-outline="false" style:text-line-through-style="none" style:text-line-through-type="none" style:font-name="Arial1" fo:font-size="10pt" fo:font-style="normal" fo:text-shadow="none" style:text-underline-style="none" fo:font-weight="normal" officeooo:paragraph-rsid="0063c9c9" style:font-name-asian="Arial1" style:font-size-asian="10pt" style:font-style-asian="normal" style:font-weight-asian="normal" style:font-name-complex="Arial1" style:font-size-complex="10pt" style:font-style-complex="normal" style:font-weight-complex="normal" style:text-emphasize="none"/>
    </style:style>
    <style:style style:name="P174" style:family="paragraph" style:parent-style-name="Default_7e_LT_7e_Gliederung_20_1">
      <style:text-properties fo:color="#000000" loext:opacity="100%" style:text-outline="false" style:text-line-through-style="none" style:text-line-through-type="none" style:font-name="Arial1" fo:font-size="10pt" fo:font-style="normal" fo:text-shadow="none" style:text-underline-style="none" fo:font-weight="bold" officeooo:paragraph-rsid="0063c9c9" style:font-name-asian="Arial1" style:font-size-asian="10pt" style:font-style-asian="normal" style:font-weight-asian="bold" style:font-name-complex="Arial1" style:font-size-complex="10pt" style:font-style-complex="normal" style:font-weight-complex="bold" style:text-emphasize="none"/>
    </style:style>
    <style:style style:name="P175" style:family="paragraph" style:parent-style-name="Default_7e_LT_7e_Gliederung_20_1">
      <style:text-properties style:font-name="Arial1" fo:font-size="10pt" fo:font-weight="normal" officeooo:paragraph-rsid="0063c9c9" style:font-size-asian="10pt" style:font-weight-asian="normal" style:font-size-complex="10pt" style:font-weight-complex="normal"/>
    </style:style>
    <style:style style:name="P176" style:family="paragraph" style:parent-style-name="Default_7e_LT_7e_Gliederung_20_1">
      <style:paragraph-properties fo:margin-left="0.3752in" fo:margin-right="0in" fo:margin-top="0.0626in" fo:margin-bottom="0in" style:contextual-spacing="false" fo:line-height="90%"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5961c" style:font-name-asian="Courier New" style:font-size-asian="10pt" style:font-style-asian="normal" style:font-weight-asian="normal" style:font-name-complex="Courier New" style:font-size-complex="10pt" style:font-style-complex="normal" style:font-weight-complex="normal" style:text-emphasize="none"/>
    </style:style>
    <style:style style:name="P177" style:family="paragraph" style:parent-style-name="Default_7e_LT_7e_Gliederung_20_1">
      <style:paragraph-properties fo:margin-left="0.3752in" fo:margin-right="0in" fo:margin-top="0.0626in" fo:margin-bottom="0in" style:contextual-spacing="false" fo:line-height="90%"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7a29a" style:font-name-asian="Courier New" style:font-size-asian="10pt" style:font-style-asian="normal" style:font-weight-asian="normal" style:font-name-complex="Courier New" style:font-size-complex="10pt" style:font-style-complex="normal" style:font-weight-complex="normal" style:text-emphasize="none"/>
    </style:style>
    <style:style style:name="P178" style:family="paragraph" style:parent-style-name="Default_7e_LT_7e_Gliederung_20_1">
      <style:paragraph-properties fo:margin-left="0.3752in" fo:margin-right="0in" fo:margin-top="0.0626in" fo:margin-bottom="0in" style:contextual-spacing="false" fo:line-height="90%" fo:text-align="start" style:justify-single-word="false" fo:text-indent="-0.3752in" style:auto-text-indent="false" style:text-autospace="none">
        <style:tab-stops>
          <style:tab-stop style:position="-0.3752in"/>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7a29a" style:font-name-asian="Courier New" style:font-size-asian="10pt" style:font-style-asian="normal" style:font-weight-asian="normal" style:font-name-complex="Courier New" style:font-size-complex="10pt" style:font-style-complex="normal" style:font-weight-complex="normal" style:text-emphasize="none"/>
    </style:style>
    <style:style style:name="P179" style:family="paragraph" style:parent-style-name="Default_7e_LT_7e_Gliederung_20_1">
      <style:paragraph-properties fo:margin-left="0.3752in" fo:margin-right="0in" fo:margin-top="0.0693in" fo:margin-bottom="0in" style:contextual-spacing="false" fo:line-height="90%" fo:text-align="start" style:justify-single-word="false" fo:text-indent="-0.3752in" style:auto-text-indent="false" style:text-autospace="none">
        <style:tab-stops>
          <style:tab-stop style:position="0in"/>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loext:opacity="100%" style:text-outline="false" style:text-line-through-style="none" style:text-line-through-type="none" style:font-name="Courier New" fo:font-size="10pt" fo:font-style="normal" fo:text-shadow="none" style:text-underline-style="none" fo:font-weight="normal" officeooo:paragraph-rsid="005bfd78" style:font-name-asian="Courier New" style:font-size-asian="10pt" style:font-style-asian="normal" style:font-weight-asian="normal" style:font-name-complex="Courier New" style:font-size-complex="10pt" style:font-style-complex="normal" style:font-weight-complex="normal" style:text-emphasize="none"/>
    </style:style>
    <style:style style:name="P180" style:family="paragraph" style:parent-style-name="Courier_20_New">
      <style:text-properties officeooo:rsid="004a9820" officeooo:paragraph-rsid="004a9820"/>
    </style:style>
    <style:style style:name="P181" style:family="paragraph" style:parent-style-name="Standard" style:list-style-name="L1">
      <style:text-properties officeooo:paragraph-rsid="0006692a"/>
    </style:style>
    <style:style style:name="P182" style:family="paragraph" style:parent-style-name="Standard" style:list-style-name="L1">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484f6" officeooo:paragraph-rsid="0006692a" style:font-name-asian="Courier New" style:font-size-asian="10pt" style:font-style-asian="normal" style:font-weight-asian="normal" style:font-name-complex="Courier New" style:font-size-complex="10pt" style:font-style-complex="normal" style:font-weight-complex="normal"/>
    </style:style>
    <style:style style:name="P183" style:family="paragraph" style:parent-style-name="Standard" style:list-style-name="L1">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48b484" officeooo:paragraph-rsid="0048b484" style:font-name-asian="Courier New" style:font-size-asian="10pt" style:font-style-asian="normal" style:font-weight-asian="normal" style:font-name-complex="Courier New" style:font-size-complex="10pt" style:font-style-complex="normal" style:font-weight-complex="normal"/>
    </style:style>
    <style:style style:name="P184" style:family="paragraph" style:parent-style-name="Standard" style:list-style-name="L2">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916d1" officeooo:paragraph-rsid="000916d1" style:font-name-asian="Courier New" style:font-size-asian="8.75pt" style:font-style-asian="normal" style:font-weight-asian="normal" style:font-name-complex="Courier New" style:font-size-complex="10pt" style:font-style-complex="normal" style:font-weight-complex="normal"/>
    </style:style>
    <style:style style:name="P185" style:family="paragraph" style:parent-style-name="Standard" style:list-style-name="L3">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ed362" officeooo:paragraph-rsid="000ed362" style:font-name-asian="Courier New" style:font-size-asian="8.75pt" style:font-style-asian="normal" style:font-weight-asian="normal" style:font-name-complex="Courier New" style:font-size-complex="10pt" style:font-style-complex="normal" style:font-weight-complex="normal"/>
    </style:style>
    <style:style style:name="P186" style:family="paragraph" style:parent-style-name="Standard" style:list-style-name="L3">
      <style:text-properties officeooo:paragraph-rsid="000ed362"/>
    </style:style>
    <style:style style:name="P187" style:family="paragraph" style:parent-style-name="Standard" style:list-style-name="L4">
      <style:text-properties style:font-name="Arial1" fo:font-size="10pt" officeooo:paragraph-rsid="00654106" style:font-size-asian="10pt" style:font-size-complex="10pt"/>
    </style:style>
    <style:style style:name="P188" style:family="paragraph" style:parent-style-name="Standard" style:list-style-name="L5">
      <style:text-properties style:font-name="Arial1" fo:font-size="10pt" officeooo:paragraph-rsid="00791721" style:font-size-asian="10pt" style:font-size-complex="10pt"/>
    </style:style>
    <style:style style:name="P189" style:family="paragraph" style:parent-style-name="Standard" style:list-style-name="L5">
      <style:text-properties style:font-name="Arial1" fo:font-size="10pt" officeooo:paragraph-rsid="00654106" style:font-size-asian="10pt" style:font-size-complex="10pt"/>
    </style:style>
    <style:style style:name="P190" style:family="paragraph" style:parent-style-name="Standard" style:list-style-name="L6">
      <style:text-properties style:font-name="Arial1" fo:font-size="10pt" officeooo:paragraph-rsid="00654106" style:font-size-asian="10pt" style:font-size-complex="10pt"/>
    </style:style>
    <style:style style:name="P191" style:family="paragraph" style:parent-style-name="Standard" style:list-style-name="L7">
      <style:text-properties style:font-name="Arial1" fo:font-size="10pt" officeooo:paragraph-rsid="00654106" style:font-size-asian="10pt" style:font-size-complex="10pt"/>
    </style:style>
    <style:style style:name="P192" style:family="paragraph" style:parent-style-name="Standard" style:list-style-name="L8">
      <style:text-properties style:font-name="Arial1" fo:font-size="10pt" officeooo:paragraph-rsid="00654106" style:font-size-asian="10pt" style:font-size-complex="10pt"/>
    </style:style>
    <style:style style:name="P193" style:family="paragraph" style:parent-style-name="Standard" style:list-style-name="L9">
      <style:text-properties style:font-name="Arial1" fo:font-size="10pt" officeooo:paragraph-rsid="00654106" style:font-size-asian="10pt" style:font-size-complex="10pt"/>
    </style:style>
    <style:style style:name="P194" style:family="paragraph" style:parent-style-name="Standard" style:list-style-name="L10">
      <style:text-properties style:font-name="Arial1" fo:font-size="10pt" officeooo:paragraph-rsid="00654106" style:font-size-asian="10pt" style:font-size-complex="10pt"/>
    </style:style>
    <style:style style:name="P195" style:family="paragraph" style:parent-style-name="Standard" style:list-style-name="L11">
      <style:text-properties style:font-name="Arial1" fo:font-size="10pt" officeooo:paragraph-rsid="00654106" style:font-size-asian="10pt" style:font-size-complex="10pt"/>
    </style:style>
    <style:style style:name="P196" style:family="paragraph" style:parent-style-name="Standard" style:list-style-name="L12">
      <style:text-properties style:font-name="Arial1" fo:font-size="10pt" officeooo:paragraph-rsid="00654106" style:font-size-asian="10pt" style:font-size-complex="10pt"/>
    </style:style>
    <style:style style:name="P197" style:family="paragraph" style:parent-style-name="Standard" style:list-style-name="L13">
      <style:text-properties style:font-name="Arial1" fo:font-size="10pt" officeooo:paragraph-rsid="00654106" style:font-size-asian="10pt" style:font-size-complex="10pt"/>
    </style:style>
    <style:style style:name="P198" style:family="paragraph" style:parent-style-name="Standard" style:list-style-name="L7">
      <style:text-properties officeooo:paragraph-rsid="00654106"/>
    </style:style>
    <style:style style:name="P199" style:family="paragraph" style:parent-style-name="Standard" style:list-style-name="L13">
      <style:text-properties officeooo:paragraph-rsid="00654106"/>
    </style:style>
    <style:style style:name="P2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01" style:family="paragraph">
      <loext:graphic-properties draw:fill="none" draw:fill-color="#ffffff"/>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3" fo:font-size="24pt" fo:font-style="normal" fo:text-shadow="none" style:text-underline-style="none" fo:font-weight="normal" style:font-name-asian="Arial3" style:font-size-asian="18pt" style:font-style-asian="normal" style:font-weight-asian="normal" style:font-name-complex="Arial3" style:font-size-complex="18pt" style:font-style-complex="normal" style:font-weight-complex="normal" style:text-emphasize="none" style:font-relief="none"/>
    </style:style>
    <style:style style:name="P202" style:family="paragraph">
      <loext:graphic-properties draw:fill="none" draw:fill-color="#ffffff"/>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1" fo:font-size="24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203" style:family="paragraph">
      <style:paragraph-properties fo:margin-left="0in" fo:margin-right="0in" fo:margin-top="0.2083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font-relief="none"/>
    </style:style>
    <style:style style:name="P204" style:family="paragraph">
      <loext:graphic-properties draw:fill="none" draw:fill-color="#009999"/>
      <style:paragraph-properties fo:margin-left="0in" fo:margin-right="0in" fo:margin-top="0.2083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font-relief="none"/>
    </style:style>
    <style:style style:name="P205" style:family="paragraph">
      <style:paragraph-properties fo:margin-left="0in" fo:margin-right="0in" fo:margin-top="0.2083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206" style:family="paragraph">
      <loext:graphic-properties draw:fill="none" draw:fill-color="#009999"/>
      <style:paragraph-properties fo:margin-left="0in" fo:margin-right="0in" fo:margin-top="0.2083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207"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208" style:family="paragraph">
      <loext:graphic-properties draw:fill="none" draw:fill-color="#009999"/>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209" style:family="paragraph">
      <style:paragraph-properties fo:margin-left="0in" fo:margin-right="0in" fo:margin-top="0.2083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210" style:family="paragraph">
      <loext:graphic-properties draw:fill="none" draw:fill-color="#009999"/>
      <style:paragraph-properties fo:margin-left="0in" fo:margin-right="0in" fo:margin-top="0.2083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211" style:family="paragraph">
      <style:paragraph-properties fo:margin-left="0in" fo:margin-right="0in" fo:margin-top="0.0835in" fo:margin-bottom="0in" fo:line-height="9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212" style:family="paragraph">
      <loext:graphic-properties draw:fill="none" draw:fill-color="#009999"/>
      <style:paragraph-properties fo:margin-left="0in" fo:margin-right="0in" fo:margin-top="0.0835in" fo:margin-bottom="0in" fo:line-height="9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213"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3"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P214" style:family="paragraph">
      <loext:graphic-properties draw:fill="none" draw:fill-color="#009999"/>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3"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P215"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2"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P216"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2"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P217" style:family="paragraph">
      <style:paragraph-properties fo:text-align="center"/>
    </style:style>
    <style:style style:name="P218" style:family="paragraph">
      <loext:graphic-properties draw:fill="solid" draw:fill-color="#ffffff"/>
      <style:paragraph-properties fo:text-align="center" style:writing-mode="lr-tb"/>
      <style:text-properties style:font-name="Arial2" fo:font-size="14pt" fo:font-weight="bold" style:font-size-asian="14pt" style:font-weight-asian="bold" style:font-size-complex="14pt" style:font-weight-complex="bold"/>
    </style:style>
    <style:style style:name="P219" style:family="paragraph">
      <loext:graphic-properties draw:fill="solid" draw:fill-color="#f6f9d4"/>
      <style:paragraph-properties fo:text-align="center" style:writing-mode="lr-tb"/>
      <style:text-properties style:font-name="Courier New" fo:font-size="12pt" fo:font-weight="bold" style:font-weight-asian="bold" style:font-weight-complex="bold"/>
    </style:style>
    <style:style style:name="P220" style:family="paragraph">
      <loext:graphic-properties draw:fill="solid" draw:fill-color="#f6f9d4"/>
      <style:paragraph-properties fo:text-align="center" style:writing-mode="lr-tb"/>
      <style:text-properties style:font-name="Courier New" fo:font-weight="bold" style:font-weight-asian="bold" style:font-weight-complex="bold"/>
    </style:style>
    <style:style style:name="P221" style:family="paragraph">
      <loext:graphic-properties draw:fill="solid" draw:fill-color="#ffffff"/>
      <style:paragraph-properties fo:text-align="center" style:writing-mode="lr-tb"/>
      <style:text-properties style:font-name="Arial2" fo:font-size="12pt"/>
    </style:style>
    <style:style style:name="P222" style:family="paragraph">
      <loext:graphic-properties draw:fill="none" draw:fill-color="#ff3333"/>
      <style:paragraph-properties fo:text-align="center" style:writing-mode="lr-tb"/>
      <style:text-properties style:font-name="Courier New" fo:font-size="12pt"/>
    </style:style>
    <style:style style:name="P223" style:family="paragraph">
      <loext:graphic-properties draw:fill="solid" draw:fill-color="#ffffff" draw:opacity="100%"/>
      <style:paragraph-properties fo:text-align="center"/>
    </style:style>
    <style:style style:name="P224" style:family="paragraph">
      <loext:graphic-properties draw:fill="solid" draw:fill-color="#f6f9d4"/>
      <style:paragraph-properties fo:text-align="center"/>
    </style:style>
    <style:style style:name="P225" style:family="paragraph">
      <style:paragraph-properties fo:text-align="start"/>
    </style:style>
    <style:style style:name="P226" style:family="paragraph">
      <loext:graphic-properties draw:fill="solid" draw:fill-color="#ffffff"/>
      <style:paragraph-properties fo:text-align="start" style:writing-mode="lr-tb"/>
      <style:text-properties style:font-name="Arial2" fo:font-size="12pt" fo:font-weight="bold" style:font-size-asian="12pt" style:font-weight-asian="bold" style:font-size-complex="12pt" style:font-weight-complex="bold"/>
    </style:style>
    <style:style style:name="P227" style:family="paragraph">
      <loext:graphic-properties draw:fill="solid" draw:fill-color="#ffffff"/>
      <style:paragraph-properties fo:text-align="center"/>
    </style:style>
    <style:style style:name="P228" style:family="paragraph">
      <loext:graphic-properties draw:fill="solid" draw:fill-color="#ffffff"/>
      <style:paragraph-properties fo:text-align="start" style:writing-mode="lr-tb"/>
      <style:text-properties style:font-name="Arial2" fo:font-size="12pt" style:font-size-asian="12pt" style:font-size-complex="12pt"/>
    </style:style>
    <style:style style:name="T1" style:family="text">
      <style:text-properties officeooo:rsid="006d9107"/>
    </style:style>
    <style:style style:name="T2" style:family="text">
      <style:text-properties officeooo:rsid="000484f6"/>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style:font-name="Courier New" fo:font-size="10pt" fo:font-weight="normal" officeooo:rsid="0006692a"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style:font-name-asian="Courier New" style:font-size-asian="10pt" style:font-name-complex="Courier New" style:font-size-complex="10pt"/>
    </style:style>
    <style:style style:name="T8" style:family="text">
      <style:text-properties style:font-name="Courier New" fo:font-size="10pt" officeooo:rsid="008568ec" style:font-name-asian="Courier New" style:font-size-asian="10pt" style:font-name-complex="Courier New" style:font-size-complex="10pt"/>
    </style:style>
    <style:style style:name="T9" style:family="text">
      <style:text-properties style:font-name="Courier New" style:font-name-asian="Courier New" style:font-name-complex="Courier New"/>
    </style:style>
    <style:style style:name="T10" style:family="text">
      <style:text-properties style:font-name="Courier New" fo:font-style="normal" fo:font-weight="normal" style:font-style-asian="normal" style:font-weight-asian="normal"/>
    </style:style>
    <style:style style:name="T11" style:family="text">
      <style:text-properties style:font-name="Courier New" fo:font-style="normal" fo:font-weight="normal" officeooo:rsid="006d9107" style:font-style-asian="normal" style:font-weight-asian="normal"/>
    </style:style>
    <style:style style:name="T12" style:family="text">
      <style:text-properties style:font-name="Courier New" style:text-emphasize="none"/>
    </style:style>
    <style:style style:name="T13" style:family="text">
      <style:text-properties style:font-name="Courier New" officeooo:rsid="008188d6"/>
    </style:style>
    <style:style style:name="T14" style:family="text">
      <style:text-properties style:font-name="Courier New" officeooo:rsid="0083087b"/>
    </style:style>
    <style:style style:name="T15"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484f6"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6d9107" style:font-name-asian="Courier New" style:font-size-asian="10pt" style:font-style-asian="normal" style:font-weight-asian="normal" style:font-name-complex="Courier New" style:font-size-complex="10pt" style:font-style-complex="normal" style:font-weight-complex="normal"/>
    </style:style>
    <style:style style:name="T17"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dd859" style:font-name-asian="Courier New" style:font-size-asian="8.75pt" style:font-style-asian="normal" style:font-weight-asian="normal" style:font-name-complex="Courier New" style:font-size-complex="10pt" style:font-style-complex="normal" style:font-weight-complex="normal"/>
    </style:style>
    <style:style style:name="T18"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0dd859" style:font-name-asian="Arial1" style:font-size-asian="10pt" style:font-style-asian="normal" style:font-weight-asian="normal" style:font-name-complex="Arial1" style:font-size-complex="10pt" style:font-style-complex="normal" style:font-weight-complex="normal" style:text-emphasize="none"/>
    </style:style>
    <style:style style:name="T19"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officeooo:rsid="006f665f" style:font-name-asian="Arial1" style:font-size-asian="10pt" style:font-style-asian="normal" style:font-weight-asian="normal" style:font-name-complex="Arial1" style:font-size-complex="10pt" style:font-style-complex="normal" style:font-weight-complex="normal" style:text-emphasize="none"/>
    </style:style>
    <style:style style:name="T20" style:family="text">
      <style:text-properties fo:color="#000000" loext:opacity="100%" style:text-outline="false" style:text-line-through-style="none" style:text-line-through-type="none" style:text-position="0% 100%" style:font-name="Arial1" fo:font-style="normal" fo:text-shadow="none" style:text-underline-style="none" style:font-name-asian="Arial1" style:font-style-asian="normal" style:font-name-complex="Arial1" style:font-style-complex="normal" style:text-emphasize="none"/>
    </style:style>
    <style:style style:name="T21"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484f6"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dd859" style:font-name-asian="Courier New" style:font-size-asian="8.75pt" style:font-style-asian="normal" style:font-weight-asian="normal" style:font-name-complex="Courier New" style:font-size-complex="10pt" style:font-style-complex="normal" style:font-weight-complex="normal"/>
    </style:style>
    <style:style style:name="T23"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officeooo:rsid="000ed362" style:font-name-asian="Courier New" style:font-size-asian="8.75pt" style:font-style-asian="normal" style:font-weight-asian="normal" style:font-name-complex="Courier New" style:font-size-complex="10pt" style:font-style-complex="normal" style:font-weight-complex="normal"/>
    </style:style>
    <style:style style:name="T24" style:family="text">
      <style:text-properties fo:color="#000000" loext:opacity="100%" style:text-outline="false" style:text-line-through-style="none" style:text-line-through-type="none" style:text-position="0% 100%" style:font-name="Courier New" fo:font-style="normal" fo:text-shadow="none" style:text-underline-style="none" fo:font-weight="normal" style:font-name-asian="Courier New" style:font-style-asian="normal" style:font-weight-asian="normal" style:font-name-complex="Courier New" style:font-style-complex="normal" style:font-weight-complex="normal"/>
    </style:style>
    <style:style style:name="T25" style:family="text">
      <style:text-properties fo:color="#000000" loext:opacity="100%" style:text-outline="false" style:text-line-through-style="none" style:text-line-through-type="none" style:text-position="0% 100%" style:font-name="Courier New" fo:font-style="normal" fo:text-shadow="none" style:text-underline-style="none" fo:font-weight="normal" officeooo:rsid="000484f6" style:font-name-asian="Courier New" style:font-style-asian="normal" style:font-weight-asian="normal" style:font-name-complex="Courier New" style:font-style-complex="normal" style:font-weight-complex="normal"/>
    </style:style>
    <style:style style:name="T26" style:family="text">
      <style:text-properties fo:color="#000000" loext:opacity="100%" style:text-outline="false" style:text-line-through-style="none" style:text-line-through-type="none" style:text-position="0% 100%" style:font-name="Courier New" fo:font-style="normal" fo:text-shadow="none" style:text-underline-style="none" style:font-name-asian="Arial1" style:font-style-asian="normal" style:font-name-complex="Arial1" style:font-style-complex="normal" style:text-emphasize="none"/>
    </style:style>
    <style:style style:name="T27" style:family="text">
      <style:text-properties fo:color="#000000" loext:opacity="100%" style:text-outline="false" style:text-line-through-style="none" style:text-line-through-type="none" style:text-position="0% 100%" style:font-name="Courier New" fo:font-style="normal" fo:text-shadow="none" style:text-underline-style="none" officeooo:rsid="000dd859" style:font-name-asian="Arial1" style:font-style-asian="normal" style:font-name-complex="Arial1" style:font-style-complex="normal" style:text-emphasize="none"/>
    </style:style>
    <style:style style:name="T28" style:family="text">
      <style:text-properties fo:color="#000000" loext:opacity="100%" style:text-outline="false" style:text-line-through-style="none" style:text-line-through-type="none" style:text-position="0% 100%" fo:font-style="normal" fo:text-shadow="none" style:text-underline-style="none" style:font-name-asian="Courier New" style:font-style-asian="normal" style:font-name-complex="Courier New" style:font-style-complex="normal"/>
    </style:style>
    <style:style style:name="T29" style:family="text">
      <style:text-properties fo:color="#000000" loext:opacity="100%" style:text-outline="false" style:text-line-through-style="none" style:text-line-through-type="none" style:text-position="0% 100%" fo:font-style="normal" fo:text-shadow="none" style:text-underline-style="none" fo:font-weight="normal" officeooo:rsid="000484f6" style:font-name-asian="Courier New" style:font-style-asian="normal" style:font-weight-asian="normal" style:font-name-complex="Courier New" style:font-style-complex="normal" style:font-weight-complex="normal"/>
    </style:style>
    <style:style style:name="T30"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bold" officeooo:rsid="000ed362" style:font-name-asian="Courier New" style:font-size-asian="8.75pt" style:font-style-asian="normal" style:font-weight-asian="bold" style:font-name-complex="Courier New" style:font-size-complex="10pt" style:font-style-complex="normal" style:font-weight-complex="bold"/>
    </style:style>
    <style:style style:name="T31"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ed362" style:font-name-asian="Courier New" style:font-size-asian="8.75pt" style:font-style-asian="normal" style:font-weight-asian="normal" style:font-name-complex="Courier New" style:font-size-complex="10pt" style:font-style-complex="normal" style:font-weight-complex="normal"/>
    </style:style>
    <style:style style:name="T32" style:family="text">
      <style:text-properties fo:color="#000000" loext:opacity="100%" style:text-outline="false" style:text-line-through-style="none" style:text-line-through-type="none" style:text-position="0% 100%" style:font-name="ARial" fo:font-size="10pt" fo:font-style="normal" fo:text-shadow="none" style:text-underline-style="none" fo:font-weight="normal" officeooo:rsid="000dd859" style:font-name-asian="Courier New" style:font-size-asian="8.75pt" style:font-style-asian="normal" style:font-weight-asian="normal" style:font-name-complex="Courier New" style:font-size-complex="10pt" style:font-style-complex="normal" style:font-weight-complex="normal"/>
    </style:style>
    <style:style style:name="T33" style:family="text">
      <style:text-properties fo:color="#000000" loext:opacity="100%" style:text-outline="false" style:text-line-through-style="none" style:text-line-through-type="none" style:text-position="0% 100%" style:font-name="ARial" fo:font-style="normal" fo:text-shadow="none" style:text-underline-style="none" officeooo:rsid="001cfe62" style:font-name-asian="Courier New" style:font-size-asian="8.75pt" style:font-style-asian="normal" style:font-name-complex="Courier New" style:font-style-complex="normal"/>
    </style:style>
    <style:style style:name="T34" style:family="text">
      <style:text-properties fo:color="#000000" loext:opacity="100%" style:text-outline="false" style:text-line-through-style="none" style:text-line-through-type="none" style:text-position="0% 100%" style:font-name="ARial" fo:font-size="14pt" fo:font-style="normal" fo:text-shadow="none" style:text-underline-style="none" fo:font-weight="bold" officeooo:rsid="000ed362" style:font-name-asian="Courier New" style:font-size-asian="14pt" style:font-style-asian="normal" style:font-weight-asian="bold" style:font-name-complex="Courier New" style:font-size-complex="14pt" style:font-style-complex="normal" style:font-weight-complex="bold"/>
    </style:style>
    <style:style style:name="T35" style:family="text">
      <style:text-properties fo:color="#000000" loext:opacity="100%" style:text-outline="false" style:text-line-through-style="none" style:text-line-through-type="none" style:font-name="Arial1" fo:font-size="10pt" fo:font-style="normal" fo:text-shadow="none" style:text-underline-style="none" fo:font-weight="normal" officeooo:rsid="0017a547" style:font-name-asian="Arial1" style:font-size-asian="10pt" style:font-style-asian="normal" style:font-weight-asian="normal" style:font-name-complex="Arial1" style:font-size-complex="10pt" style:font-style-complex="normal" style:font-weight-complex="normal" style:text-emphasize="none"/>
    </style:style>
    <style:style style:name="T36" style:family="text">
      <style:text-properties fo:color="#000000" loext:opacity="100%" style:text-outline="false" style:text-line-through-style="none" style:text-line-through-type="none" fo:font-style="normal" fo:text-shadow="none" style:text-underline-style="none" style:font-name-asian="Arial1" style:font-style-asian="normal" style:font-name-complex="Arial1" style:font-style-complex="normal" style:text-emphasize="none"/>
    </style:style>
    <style:style style:name="T37" style:family="text">
      <style:text-properties fo:color="#000000" loext:opacity="100%" style:text-outline="false" style:text-line-through-style="none" style:text-line-through-type="none" fo:font-style="normal" fo:text-shadow="none" style:text-underline-style="none" officeooo:rsid="001e5241" style:font-name-asian="Arial1" style:font-style-asian="normal" style:font-name-complex="Arial1" style:font-style-complex="normal" style:text-emphasize="none"/>
    </style:style>
    <style:style style:name="T38" style:family="text">
      <style:text-properties fo:color="#000000" loext:opacity="100%"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39" style:family="text">
      <style:text-properties fo:color="#000000" loext:opacity="100%" style:text-outline="false" style:text-line-through-style="none" style:text-line-through-type="none" fo:font-style="normal" fo:text-shadow="none" style:text-underline-style="none" fo:font-weight="normal" officeooo:rsid="0073b346" style:font-name-asian="Arial1" style:font-style-asian="normal" style:font-weight-asian="normal" style:font-name-complex="Arial1" style:font-style-complex="normal" style:font-weight-complex="normal" style:text-emphasize="none"/>
    </style:style>
    <style:style style:name="T40" style:family="text">
      <style:text-properties fo:color="#000000" loext:opacity="100%" style:text-outline="false" style:text-line-through-style="none" style:text-line-through-type="none" fo:font-style="normal" fo:text-shadow="none" style:text-underline-style="none" fo:font-weight="normal" style:font-name-asian="Courier New" style:font-size-asian="10pt" style:font-style-asian="normal" style:font-weight-asian="normal" style:font-name-complex="Courier New" style:font-style-complex="normal" style:font-weight-complex="normal" style:text-emphasize="none"/>
    </style:style>
    <style:style style:name="T41" style:family="text">
      <style:text-properties fo:color="#000000" loext:opacity="100%" style:text-outline="false" style:text-line-through-style="none" style:text-line-through-type="none" fo:font-style="normal" fo:text-shadow="none" style:text-underline-style="none" fo:font-weight="normal" style:font-name-asian="Courier New" style:font-style-asian="normal" style:font-weight-asian="normal" style:font-name-complex="Courier New" style:font-style-complex="normal" style:font-weight-complex="normal" style:text-emphasize="none"/>
    </style:style>
    <style:style style:name="T42" style:family="text">
      <style:text-properties fo:color="#000000" loext:opacity="100%" style:text-outline="false" style:text-line-through-style="none" style:text-line-through-type="none" fo:font-style="normal" fo:text-shadow="none" style:text-underline-style="none" style:font-name-asian="Courier New" style:font-style-asian="normal" style:font-name-complex="Courier New" style:font-style-complex="normal" style:text-emphasize="none"/>
    </style:style>
    <style:style style:name="T43" style:family="text">
      <style:text-properties fo:color="#000000" loext:opacity="100%" style:text-outline="false" style:text-line-through-style="none" style:text-line-through-type="none" fo:font-style="normal" fo:text-shadow="none" style:text-underline-style="none" fo:font-weight="bold" style:font-name-asian="Arial1" style:font-style-asian="normal" style:font-weight-asian="bold" style:font-name-complex="Arial1" style:font-style-complex="normal" style:font-weight-complex="bold" style:text-emphasize="none"/>
    </style:style>
    <style:style style:name="T44" style:family="text">
      <style:text-properties fo:color="#000000" loext:opacity="100%" style:text-outline="false" style:text-line-through-style="none" style:text-line-through-type="none" style:font-name="Courier New" fo:font-style="normal" fo:text-shadow="none" style:text-underline-style="none" style:font-name-asian="Courier New" style:font-style-asian="normal" style:font-name-complex="Courier New" style:font-style-complex="normal" style:text-emphasize="none"/>
    </style:style>
    <style:style style:name="T45" style:family="text">
      <style:text-properties fo:color="#000000" loext:opacity="100%" style:text-outline="false" style:text-line-through-style="none" style:text-line-through-type="none" style:font-name="Courier New"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46" style:family="text">
      <style:text-properties fo:color="#000000" loext:opacity="100%" style:text-outline="false" style:text-line-through-style="none" style:text-line-through-type="none" style:font-name="Courier New" fo:font-style="normal" fo:text-shadow="none" style:text-underline-style="none" style:font-name-asian="Arial1" style:font-style-asian="normal" style:font-name-complex="Arial1" style:font-style-complex="normal" style:text-emphasize="none"/>
    </style:style>
    <style:style style:name="T47" style:family="text">
      <style:text-properties fo:color="#000000" loext:opacity="100%" style:text-outline="false" style:text-line-through-style="none" style:text-line-through-type="none" style:font-name="Courier New" fo:font-style="normal" fo:text-shadow="none" style:text-underline-style="none" officeooo:rsid="001e5241" style:font-name-asian="Arial1" style:font-style-asian="normal" style:font-name-complex="Arial1" style:font-style-complex="normal" style:text-emphasize="none"/>
    </style:style>
    <style:style style:name="T48" style:family="text">
      <style:text-properties fo:color="#000000" loext:opacity="100%" style:text-outline="false" style:text-line-through-style="none" style:text-line-through-type="none" style:font-name="Courier New" fo:font-size="10pt" fo:font-style="normal" fo:text-shadow="none" style:text-underline-style="none" fo:font-weight="normal" officeooo:rsid="0017a547" style:font-name-asian="Arial1" style:font-size-asian="10pt" style:font-style-asian="normal" style:font-weight-asian="normal" style:font-name-complex="Arial1" style:font-size-complex="10pt" style:font-style-complex="normal" style:font-weight-complex="normal" style:text-emphasize="none"/>
    </style:style>
    <style:style style:name="T49" style:family="text">
      <style:text-properties fo:color="#000000" loext:opacity="100%" style:text-outline="false" style:text-line-through-style="none" style:text-line-through-type="none" fo:font-size="14pt" fo:font-style="normal" fo:text-shadow="none" style:text-underline-style="none" fo:font-weight="bold" style:font-name-asian="Arial1" style:font-size-asian="14pt" style:font-style-asian="normal" style:font-weight-asian="bold" style:font-name-complex="Arial1" style:font-size-complex="14pt" style:font-style-complex="normal" style:font-weight-complex="bold" style:text-emphasize="none"/>
    </style:style>
    <style:style style:name="T50" style:family="text">
      <style:text-properties fo:color="#000000" loext:opacity="100%" style:text-outline="false" style:text-line-through-style="none" style:text-line-through-type="none" fo:font-size="14pt" fo:font-style="normal" fo:text-shadow="none" style:text-underline-style="none" fo:font-weight="bold" style:font-name-asian="Courier New" style:font-size-asian="14pt" style:font-style-asian="normal" style:font-weight-asian="bold" style:font-name-complex="Courier New" style:font-size-complex="14pt" style:font-style-complex="normal" style:font-weight-complex="bold" style:text-emphasize="none"/>
    </style:style>
    <style:style style:name="T51" style:family="text">
      <style:text-properties fo:color="#000000" loext:opacity="100%" fo:font-size="10pt" fo:font-style="normal" style:text-underline-style="none" style:font-size-asian="10pt" style:font-style-asian="normal" style:font-size-complex="10pt" style:font-style-complex="normal"/>
    </style:style>
    <style:style style:name="T52" style:family="text">
      <style:text-properties fo:color="#00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53" style:family="text">
      <style:text-properties fo:color="#000000" loext:opacity="100%" style:text-underline-style="solid" style:text-underline-width="auto" style:text-underline-color="font-color" fo:font-weight="bold" style:font-name-asian="Courier New" style:font-weight-asian="bold" style:font-name-complex="Courier New" style:font-weight-complex="bold"/>
    </style:style>
    <style:style style:name="T54" style:family="text">
      <style:text-properties fo:color="#000000" loext:opacity="100%" style:font-name="Courier New" style:text-underline-style="solid" style:text-underline-width="auto" style:text-underline-color="font-color" fo:font-weight="bold" style:font-name-asian="Courier New" style:font-weight-asian="bold" style:font-name-complex="Courier New" style:font-weight-complex="bold"/>
    </style:style>
    <style:style style:name="T55" style:family="text">
      <style:text-properties fo:color="#000000" loext:opacity="100%" style:font-name="Courier New" fo:font-size="14pt" style:text-underline-style="none" fo:font-weight="bold" style:font-name-asian="Courier New" style:font-size-asian="14pt" style:font-weight-asian="bold" style:font-name-complex="Courier New" style:font-size-complex="14pt" style:font-weight-complex="bold"/>
    </style:style>
    <style:style style:name="T56" style:family="text">
      <style:text-properties fo:color="#000000" loext:opacity="100%" fo:font-size="14pt" style:text-underline-style="none" fo:font-weight="bold" style:font-name-asian="Courier New" style:font-size-asian="14pt" style:font-weight-asian="bold" style:font-name-complex="Courier New" style:font-size-complex="14pt" style:font-weight-complex="bold"/>
    </style:style>
    <style:style style:name="T57" style:family="text">
      <style:text-properties fo:color="#000000" loext:opacity="100%" fo:font-size="14pt" style:text-underline-style="none" fo:font-weight="bold" style:font-size-asian="14pt" style:font-weight-asian="bold" style:font-size-complex="14pt" style:font-weight-complex="bold"/>
    </style:style>
    <style:style style:name="T58" style:family="text">
      <style:text-properties fo:color="#000000" loext:opacity="100%" fo:font-size="14pt" style:text-underline-style="solid" style:text-underline-width="auto" style:text-underline-color="font-color" fo:font-weight="bold" style:font-name-asian="Courier New" style:font-size-asian="14pt" style:font-weight-asian="bold" style:font-name-complex="Courier New" style:font-size-complex="14pt" style:font-weight-complex="bold"/>
    </style:style>
    <style:style style:name="T59" style:family="text">
      <style:text-properties fo:color="#000000" loext:opacity="100%" fo:font-size="14pt" fo:font-weight="bold" style:font-name-asian="Courier New" style:font-size-asian="14pt" style:font-weight-asian="bold" style:font-name-complex="Courier New" style:font-size-complex="14pt" style:font-weight-complex="bold"/>
    </style:style>
    <style:style style:name="T60" style:family="text">
      <style:text-properties fo:color="#000000" loext:opacity="100%" fo:font-size="14pt" fo:font-weight="bold" style:font-size-asian="14pt" style:font-weight-asian="bold" style:font-size-complex="14pt" style:font-weight-complex="bold"/>
    </style:style>
    <style:style style:name="T61" style:family="text">
      <style:text-properties fo:color="#000000" loext:opacity="100%" fo:font-size="14pt" fo:font-style="italic" style:text-underline-style="none" fo:font-weight="bold" style:font-size-asian="14pt" style:font-style-asian="italic" style:font-weight-asian="bold" style:font-size-complex="14pt" style:font-style-complex="italic" style:font-weight-complex="bold"/>
    </style:style>
    <style:style style:name="T62" style:family="text">
      <style:text-properties officeooo:rsid="00099fde"/>
    </style:style>
    <style:style style:name="T63" style:family="text">
      <style:text-properties fo:font-weight="bold" style:font-weight-asian="bold" style:font-weight-complex="bold"/>
    </style:style>
    <style:style style:name="T6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style:font-style-asian="italic" style:font-style-complex="italic"/>
    </style:style>
    <style:style style:name="T66" style:family="text">
      <style:text-properties fo:font-size="10pt" fo:font-weight="normal" officeooo:rsid="0006692a" style:font-size-asian="10pt" style:font-weight-asian="normal" style:font-size-complex="10pt" style:font-weight-complex="normal"/>
    </style:style>
    <style:style style:name="T67" style:family="text">
      <style:text-properties fo:font-size="10pt" style:font-size-asian="10pt" style:font-size-complex="10pt"/>
    </style:style>
    <style:style style:name="T68" style:family="text">
      <style:text-properties style:font-name="ARial" fo:font-size="10pt" fo:font-weight="normal" officeooo:rsid="0006692a" style:font-size-asian="10pt" style:font-weight-asian="normal" style:font-size-complex="10pt" style:font-weight-complex="normal"/>
    </style:style>
    <style:style style:name="T69" style:family="text">
      <style:text-properties style:font-name="ARial" fo:font-size="10pt" style:font-size-asian="10pt" style:font-size-complex="10pt"/>
    </style:style>
    <style:style style:name="T70" style:family="text">
      <style:text-properties officeooo:rsid="0049e26d"/>
    </style:style>
    <style:style style:name="T71" style:family="text">
      <style:text-properties officeooo:rsid="004a9820"/>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14pt" fo:font-weight="bold" style:font-name-asian="Courier New" style:font-size-asian="14pt" style:font-weight-asian="bold" style:font-name-complex="Courier New" style:font-size-complex="14pt" style:font-weight-complex="bold"/>
    </style:style>
    <style:style style:name="T74" style:family="text">
      <style:text-properties style:font-name-asian="Courier New" style:font-name-complex="Courier New"/>
    </style:style>
    <style:style style:name="T75" style:family="text">
      <style:text-properties style:text-outline="false" style:text-line-through-style="none" style:text-line-through-type="none" fo:font-style="normal" fo:text-shadow="none" style:text-underline-style="none" style:font-style-asian="normal" style:font-style-complex="normal" style:text-emphasize="none"/>
    </style:style>
    <style:style style:name="T76" style:family="text">
      <style:text-properties style:text-outline="false" style:text-line-through-style="none" style:text-line-through-type="none" fo:font-style="normal" fo:text-shadow="none" style:text-underline-style="none" officeooo:rsid="00714933" style:font-style-asian="normal" style:font-style-complex="normal" style:text-emphasize="none"/>
    </style:style>
    <style:style style:name="T77" style:family="text">
      <style:text-properties style:text-outline="false" style:text-line-through-style="none" style:text-line-through-type="none" style:font-name="Courier New" fo:text-shadow="none" style:font-name-asian="Courier New" style:font-name-complex="Courier New" style:text-emphasize="none"/>
    </style:style>
    <style:style style:name="T78" style:family="text">
      <style:text-properties style:text-outline="false" style:text-line-through-style="none" style:text-line-through-type="none" style:font-name="Courier New" fo:text-shadow="none" style:font-name-asian="Arial1" style:font-name-complex="Arial1" style:text-emphasize="none"/>
    </style:style>
    <style:style style:name="T79" style:family="text">
      <style:text-properties style:text-outline="false" style:text-line-through-style="none" style:text-line-through-type="none" style:font-name="Courier New" fo:font-style="normal" fo:text-shadow="none" style:text-underline-style="none" officeooo:rsid="00714933" style:font-style-asian="normal" style:font-style-complex="normal" style:text-emphasize="none"/>
    </style:style>
    <style:style style:name="T80" style:family="text">
      <style:text-properties style:text-outline="false" style:text-line-through-style="none" style:text-line-through-type="none" fo:text-shadow="none" fo:font-weight="normal" style:font-name-asian="Arial1" style:font-weight-asian="normal" style:font-name-complex="Arial1" style:font-weight-complex="normal" style:text-emphasize="none"/>
    </style:style>
    <style:style style:name="T81" style:family="text">
      <style:text-properties style:text-outline="false" style:text-line-through-style="none" style:text-line-through-type="none" fo:text-shadow="none" style:font-name-asian="Arial1" style:font-name-complex="Arial1" style:text-emphasize="none"/>
    </style:style>
    <style:style style:name="T82" style:family="text">
      <style:text-properties style:text-outline="false" style:text-line-through-style="none" style:text-line-through-type="none" fo:text-shadow="none" officeooo:rsid="00745dbe" style:font-name-asian="Arial1" style:font-name-complex="Arial1" style:text-emphasize="none"/>
    </style:style>
    <style:style style:name="T83" style:family="text">
      <style:text-properties style:text-outline="false" style:text-line-through-style="none" style:text-line-through-type="none" fo:text-shadow="none" officeooo:rsid="0075629c" style:font-name-asian="Arial1" style:font-name-complex="Arial1" style:text-emphasize="none"/>
    </style:style>
    <style:style style:name="T84" style:family="text">
      <style:text-properties style:text-outline="false" style:text-line-through-style="none" style:text-line-through-type="none" fo:text-shadow="none" fo:font-weight="bold" style:font-name-asian="Arial1" style:font-weight-asian="bold" style:font-name-complex="Arial1" style:font-weight-complex="bold" style:text-emphasize="none"/>
    </style:style>
    <style:style style:name="T85" style:family="text">
      <style:text-properties style:text-outline="false" style:text-line-through-style="none" style:text-line-through-type="none" fo:font-style="italic" fo:text-shadow="none" style:text-underline-style="solid" style:text-underline-width="auto" style:text-underline-color="font-color" style:font-name-asian="Arial1" style:font-style-asian="italic" style:font-name-complex="Arial1" style:font-style-complex="italic" style:text-emphasize="none"/>
    </style:style>
    <style:style style:name="T86" style:family="text">
      <style:text-properties style:font-name="Arial1"/>
    </style:style>
    <style:style style:name="T87" style:family="text">
      <style:text-properties style:font-name="Arial1" fo:font-size="10pt" style:font-size-asian="10pt" style:font-size-complex="10pt"/>
    </style:style>
    <style:style style:name="T88" style:family="text">
      <style:text-properties style:font-name="Arial1" officeooo:rsid="0083087b"/>
    </style:style>
    <style:style style:name="T89" style:family="text">
      <style:text-properties officeooo:rsid="00654106"/>
    </style:style>
    <style:style style:name="T90" style:family="text">
      <style:text-properties officeooo:rsid="006aadd0"/>
    </style:style>
    <style:style style:name="T91" style:family="text">
      <style:text-properties fo:font-style="normal" fo:font-weight="normal" style:font-style-asian="normal" style:font-weight-asian="normal"/>
    </style:style>
    <style:style style:name="T92" style:family="text">
      <style:text-properties style:text-emphasize="none"/>
    </style:style>
    <style:style style:name="T93" style:family="text">
      <style:text-properties officeooo:rsid="006d9107" style:text-emphasize="none"/>
    </style:style>
    <style:style style:name="T94" style:family="text">
      <style:text-properties officeooo:rsid="006f665f"/>
    </style:style>
    <style:style style:name="T95" style:family="text">
      <style:text-properties officeooo:rsid="00714933"/>
    </style:style>
    <style:style style:name="T96" style:family="text">
      <style:text-properties officeooo:rsid="0072f623"/>
    </style:style>
    <style:style style:name="T97" style:family="text">
      <style:text-properties style:use-window-font-color="true" loext:opacity="0%"/>
    </style:style>
    <style:style style:name="T98" style:family="text">
      <style:text-properties style:use-window-font-color="true" loext:opacity="0%" style:text-underline-style="none" fo:background-color="transparent" loext:char-shading-value="0" style:font-name-asian="Courier New" style:font-name-complex="Courier New"/>
    </style:style>
    <style:style style:name="T99" style:family="text">
      <style:text-properties officeooo:rsid="0073b346"/>
    </style:style>
    <style:style style:name="T100" style:family="text">
      <style:text-properties officeooo:rsid="00745dbe"/>
    </style:style>
    <style:style style:name="T101" style:family="text">
      <style:text-properties officeooo:rsid="0075629c"/>
    </style:style>
    <style:style style:name="T102" style:family="text">
      <style:text-properties officeooo:rsid="00791721"/>
    </style:style>
    <style:style style:name="T103" style:family="text">
      <style:text-properties officeooo:rsid="007b0c69"/>
    </style:style>
    <style:style style:name="T104" style:family="text">
      <style:text-properties officeooo:rsid="008188d6"/>
    </style:style>
    <style:style style:name="T105" style:family="text">
      <style:text-properties fo:font-size="16pt" fo:font-weight="bold" officeooo:rsid="008188d6" style:font-size-asian="16pt" style:font-weight-asian="bold" style:font-size-complex="16pt" style:font-weight-complex="bold"/>
    </style:style>
    <style:style style:name="T106" style:family="text">
      <style:text-properties fo:font-size="16pt" fo:font-weight="bold" officeooo:rsid="0083087b" style:font-size-asian="16pt" style:font-weight-asian="bold" style:font-size-complex="16pt" style:font-weight-complex="bold"/>
    </style:style>
    <style:style style:name="T107" style:family="text">
      <style:text-properties officeooo:rsid="0083087b"/>
    </style:style>
    <style:style style:name="T108" style:family="text">
      <style:text-properties officeooo:rsid="00840056"/>
    </style:style>
    <style:style style:name="T109" style:family="text">
      <style:text-properties officeooo:rsid="00864bb8"/>
    </style:style>
    <style:style style:name="T110" style:family="text">
      <style:text-properties style:font-name="Courier New"/>
    </style:style>
    <style:style style:name="T11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harp1"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2" style:family="text">
      <style:text-properties fo:color="#000000" loext:opacity="100%" style:text-outline="false" style:text-line-through-style="none" style:text-line-through-type="none" style:text-position="0% 100%"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font-relief="none"/>
    </style:style>
    <style:style style:name="T113" style:family="text">
      <style:text-properties fo:color="#000000" loext:opacity="100%" style:text-outline="false" style:text-line-through-style="none" style:text-line-through-type="none" style:text-position="0% 100%" style:font-name="Courier New"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font-relief="none"/>
    </style:style>
    <style:style style:name="T114" style:family="text">
      <style:text-properties fo:color="#000000" loext:opacity="100%" style:text-outline="false" style:text-line-through-style="none" style:text-line-through-type="none" style:text-position="0% 100%" style:font-name="Arial1" fo:font-size="10pt" fo:language="en" fo:country="US"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font-relief="none"/>
    </style:style>
    <style:style style:name="T115" style:family="text">
      <style:text-properties fo:color="#000000" loext:opacity="100%" style:text-outline="false" style:text-line-through-style="none" style:text-line-through-type="none" style:text-position="0% 100%" style:font-name="Courier New" fo:font-size="10pt" fo:language="en" fo:country="US"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font-relief="none"/>
    </style:style>
    <style:style style:name="T116" style:family="text">
      <style:text-properties fo:color="#000000" loext:opacity="100%" style:text-outline="false" style:text-line-through-style="none" style:text-line-through-type="none" style:text-position="0% 100%" style:font-name="Arial1" fo:font-size="10pt" fo:language="en" fo:country="US" fo:font-style="italic" fo:text-shadow="none" style:text-underline-style="solid" style:text-underline-width="auto" style:text-underline-color="font-color" fo:font-weight="bold" style:font-name-asian="Arial1" style:font-size-asian="10pt" style:font-style-asian="italic" style:font-weight-asian="bold" style:font-name-complex="Arial1" style:font-size-complex="10pt" style:font-style-complex="italic" style:font-weight-complex="bold" style:text-emphasize="none" style:font-relief="none"/>
    </style:style>
    <style:style style:name="T117" style:family="text">
      <style:text-properties fo:color="#000000" loext:opacity="100%" style:text-outline="false" style:text-line-through-style="none" style:text-line-through-type="none" style:text-position="0% 100%" style:font-name="Arial1" fo:font-size="10pt" fo:language="en" fo:country="US"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font-relief="none"/>
    </style:style>
    <style:style style:name="T118" style:family="text">
      <style:text-properties fo:color="#000000" loext:opacity="100%" style:text-outline="false" style:text-line-through-style="none" style:text-line-through-type="none" style:text-position="0% 100%" style:font-name="Arial1" fo:font-size="14pt" fo:font-style="normal" fo:text-shadow="none" style:text-underline-style="none" fo:font-weight="normal"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119" style:family="text">
      <style:text-properties fo:color="#000000" loext:opacity="100%" style:text-outline="false" style:text-line-through-style="none" style:text-line-through-type="none" style:text-position="0% 100%" style:font-name="Courier New" fo:font-size="14pt" fo:font-style="normal" fo:text-shadow="none" style:text-underline-style="none" fo:font-weight="normal"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120" style:family="text">
      <style:text-properties fo:color="#000000" loext:opacity="100%" style:text-outline="false" style:text-line-through-style="none" style:text-line-through-type="none" style:text-position="0% 100%" style:font-name="Arial1" fo:font-size="14pt" fo:language="en" fo:country="US" fo:font-style="normal" fo:text-shadow="none" style:text-underline-style="none" fo:font-weight="normal"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121" style:family="text">
      <style:text-properties fo:color="#000000" loext:opacity="100%" style:text-outline="false" style:text-line-through-style="none" style:text-line-through-type="none" style:text-position="0% 100%" style:font-name="Courier New" fo:font-size="14pt" fo:font-style="normal" fo:text-shadow="none" style:text-underline-style="none" fo:font-weight="bold" style:font-name-asian="Arial1" style:font-size-asian="14pt" style:font-style-asian="normal" style:font-weight-asian="bold" style:font-name-complex="Arial1" style:font-size-complex="14pt" style:font-style-complex="normal" style:font-weight-complex="bold" style:text-emphasize="none" style:font-relief="none"/>
    </style:style>
    <style:style style:name="T122" style:family="text">
      <style:text-properties fo:color="#000000" loext:opacity="100%" style:text-outline="false" style:text-line-through-style="none" style:text-line-through-type="none" style:text-position="0% 100%" style:font-name="Arial3" fo:font-size="14pt" fo:language="en" fo:country="US"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123" style:family="text">
      <style:text-properties fo:color="#000000" loext:opacity="100%" style:text-outline="false" style:text-line-through-style="none" style:text-line-through-type="none" style:text-position="0% 100%" style:font-name="Arial3"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124" style:family="text">
      <style:text-properties fo:color="#000000" loext:opacity="100%" style:text-outline="false" style:text-line-through-style="none" style:text-line-through-type="none" style:text-position="0% 100%" style:font-name="Arial2" fo:font-size="14pt" fo:font-style="normal" fo:text-shadow="none" style:text-underline-style="none" fo:font-weight="normal" style:font-name-asian="Arial3" style:font-size-asian="14pt" style:font-style-asian="normal" style:font-weight-asian="normal" style:font-name-complex="Arial3" style:font-size-complex="14pt" style:font-style-complex="normal" style:font-weight-complex="normal" style:text-emphasize="none" style:font-relief="none"/>
    </style:style>
    <style:style style:name="T125" style:family="text">
      <style:text-properties fo:color="#000000" loext:opacity="100%" style:text-outline="false" style:text-line-through-style="none" style:text-line-through-type="none" style:text-position="0% 100%" style:font-name="Courier New" fo:font-size="14pt" fo:font-style="normal" fo:text-shadow="none" style:text-underline-style="none" fo:font-weight="bold" style:font-name-asian="Arial3" style:font-size-asian="14pt" style:font-style-asian="normal" style:font-weight-asian="bold" style:font-name-complex="Arial3" style:font-size-complex="14pt" style:font-style-complex="normal" style:font-weight-complex="bold" style:text-emphasize="none" style:font-relief="none"/>
    </style:style>
    <style:style style:name="T126" style:family="text">
      <style:text-properties style:font-name="Arial2" fo:font-size="14pt" fo:font-weight="bold" style:font-size-asian="14pt" style:font-weight-asian="bold" style:font-size-complex="14pt" style:font-weight-complex="bold"/>
    </style:style>
    <style:style style:name="T127" style:family="text">
      <style:text-properties style:font-name="Courier New" fo:font-size="12pt" fo:font-weight="bold" style:font-weight-asian="bold" style:font-weight-complex="bold"/>
    </style:style>
    <style:style style:name="T128" style:family="text">
      <style:text-properties style:font-name="Courier New" fo:font-weight="bold" style:font-weight-asian="bold" style:font-weight-complex="bold"/>
    </style:style>
    <style:style style:name="T129" style:family="text">
      <style:text-properties style:font-name="Arial2" fo:font-size="12pt"/>
    </style:style>
    <style:style style:name="T130" style:family="text">
      <style:text-properties style:font-name="Courier New" fo:font-size="12pt"/>
    </style:style>
    <style:style style:name="T131" style:family="text">
      <style:text-properties style:font-name="Arial2" fo:font-size="12pt" fo:font-weight="bold" style:font-size-asian="12pt" style:font-weight-asian="bold" style:font-size-complex="12pt" style:font-weight-complex="bold"/>
    </style:style>
    <style:style style:name="T132" style:family="text">
      <style:text-properties style:font-name="Courier New" fo:font-size="12pt" fo:font-weight="normal" style:font-size-asian="12pt" style:font-weight-asian="normal" style:font-size-complex="12pt" style:font-weight-complex="normal"/>
    </style:style>
    <style:style style:name="T133" style:family="text">
      <style:text-properties style:font-name="Arial2" fo:font-size="12pt" fo:font-weight="normal" style:font-size-asian="12pt" style:font-weight-asian="normal" style:font-size-complex="12pt" style:font-weight-complex="normal"/>
    </style:style>
    <style:style style:name="T134" style:family="text">
      <style:text-properties style:font-name="Courier New" fo:font-size="12pt" fo:font-weight="bold" style:font-size-asian="12pt" style:font-weight-asian="bold" style:font-size-complex="12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ff0000" draw:marker-start-width="0.05in" draw:marker-start-center="false" draw:marker-end="msArrowEnd_20_1" draw:marker-end-width="0.1in" draw:marker-end-center="false" draw:stroke-linejoin="miter" draw:fill="none" draw:fill-color="#ffffff" draw:textarea-horizontal-align="left" draw:textarea-vertical-align="top" draw:auto-grow-height="false" fo:padding-top="0.0299in" fo:padding-bottom="0.0299in" fo:padding-left="0.0772in" fo:padding-right="0.0772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02in" svg:stroke-color="#ff0000" draw:marker-start="Arrow" draw:marker-start-width="0.05in" draw:marker-start-center="false" draw:marker-end-width="0.1in" draw:marker-end-center="false" draw:stroke-linejoin="miter" draw:fill="none" draw:fill-color="#ffffff" draw:textarea-horizontal-align="left" draw:textarea-vertical-align="top" draw:auto-grow-height="false" fo:padding-top="0.0299in" fo:padding-bottom="0.0299in" fo:padding-left="0.0772in" fo:padding-right="0.0772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01in" svg:stroke-color="#ff0000" draw:marker-start-width="0.1098in" draw:marker-start-center="false" draw:marker-end="Arrow" draw:marker-end-width="0.1299in" draw:marker-end-center="false" draw:stroke-linejoin="miter" draw:fill="none" draw:fill-color="#ffffff" draw:textarea-horizontal-align="left" draw:textarea-vertical-align="top" draw:auto-grow-height="false" fo:padding-top="0.048in" fo:padding-bottom="0.048in" fo:padding-left="0.0953in" fo:padding-right="0.0953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8in" svg:stroke-color="#ff0000" draw:marker-start-width="0.1181in" draw:marker-start-center="false" draw:marker-end="msArrowEnd_20_9" draw:marker-end-width="0.1398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28in" svg:stroke-color="#ff0000" draw:marker-start-width="0.1181in" draw:marker-start-center="false" draw:marker-end-width="0.1181in" draw:marker-end-center="false" draw:stroke-linejoin="miter" draw:fill="none" draw:fill-color="#009999" draw:textarea-horizontal-align="justify" draw:textarea-vertical-align="top" draw:auto-grow-height="true" fo:min-height="0in" fo:min-width="0in" fo:padding-top="0.0516in" fo:padding-bottom="0.0516in" fo:padding-left="0.0984in" fo:padding-right="0.0984in" fo:wrap-option="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555in" svg:stroke-color="#ff0000" draw:marker-start-width="0.1181in" draw:marker-start-center="false" draw:marker-end-width="0.1181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555in" svg:stroke-color="#ff3300" draw:marker-start-width="0.1181in" draw:marker-start-center="false" draw:marker-end-width="0.1181in" draw:marker-end-center="false" draw:stroke-linejoin="miter" draw:fill="none" draw:fill-color="#009999" draw:textarea-horizontal-align="justify" draw:textarea-vertical-align="top" draw:auto-grow-height="true" fo:min-height="0in" fo:min-width="0in" fo:padding-top="0.0508in" fo:padding-bottom="0.0508in" fo:padding-left="0.1008in" fo:padding-right="0.1008in" fo:wrap-option="no-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402in" svg:stroke-color="#ff0000" draw:marker-start-width="0.05in" draw:marker-start-center="false" draw:marker-end-width="0.05in" draw:marker-end-center="false" draw:stroke-linejoin="miter" draw:fill="none" draw:fill-color="#009999" draw:textarea-horizontal-align="justify" draw:textarea-vertical-align="top" draw:auto-grow-height="true" fo:min-height="0in" fo:min-width="0in" fo:padding-top="0.0299in" fo:padding-bottom="0.0299in" fo:padding-left="0.0772in" fo:padding-right="0.0772in" fo:wrap-option="no-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555in" svg:stroke-color="#ff3300" draw:marker-start-width="0.1181in" draw:marker-start-center="false" draw:marker-end-width="0.1181in" draw:marker-end-center="false" draw:stroke-linejoin="miter" draw:fill="none" draw:fill-color="#009999" draw:textarea-horizontal-align="justify" draw:textarea-vertical-align="top" draw:auto-grow-height="true" fo:min-height="0in" fo:min-width="0in" fo:padding-top="0.0508in" fo:padding-bottom="0.0508in" fo:padding-left="0.1008in" fo:padding-right="0.1008in" fo:wrap-option="no-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402in" svg:stroke-color="#ff0000" draw:marker-start-width="0.05in" draw:marker-start-center="false" draw:marker-end-width="0.05in" draw:marker-end-center="false" draw:stroke-linejoin="miter" draw:fill="none" draw:fill-color="#009999" draw:textarea-horizontal-align="justify" draw:textarea-vertical-align="top" draw:auto-grow-height="true" fo:min-height="0in" fo:min-width="0in" fo:padding-top="0.0299in" fo:padding-bottom="0.0299in" fo:padding-left="0.0772in" fo:padding-right="0.0772in" fo:wrap-option="no-wrap" draw:shadow="hidden" draw:shadow-offset-x="0.1181in" draw:shadow-offset-y="0.1181in" draw:shadow-color="#00000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555in" svg:stroke-color="#ff3300" draw:marker-start-width="0.1181in" draw:marker-start-center="false" draw:marker-end-width="0.1181in" draw:marker-end-center="false" draw:stroke-linejoin="miter" draw:fill="solid" draw:fill-color="#ffffff" draw:textarea-horizontal-align="justify" draw:textarea-vertical-align="top" draw:auto-grow-height="true" fo:min-height="0in" fo:min-width="0in" fo:padding-top="0.0508in" fo:padding-bottom="0.0508in" fo:padding-left="0.1008in" fo:padding-right="0.1008in" fo:wrap-option="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402in" svg:stroke-color="#ff3300" draw:marker-start-width="0.1in" draw:marker-start-center="false" draw:marker-end="Arrow" draw:marker-end-width="0.15in" draw:marker-end-center="false" draw:stroke-linejoin="miter" draw:fill="none" draw:fill-color="#ffffff" draw:textarea-horizontal-align="left" draw:textarea-vertical-align="top" draw:auto-grow-height="false" fo:padding-top="0.0437in" fo:padding-bottom="0.0437in" fo:padding-left="0.0909in" fo:padding-right="0.0909in" fo:wrap-option="wrap" draw:shadow="hidden" draw:shadow-offset-x="0.1181in" draw:shadow-offset-y="0.1181in" draw:shadow-color="#0000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0598in" svg:stroke-color="#ff3333" draw:marker-start-width="0.228in" draw:marker-end-width="0.228in" draw:fill="solid" draw:fill-color="#ffffff"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svg:stroke-color="#66ff00" draw:marker-start="Arrowheads_20_1" draw:fill="solid" draw:fill-color="#f6f9d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000000" draw:marker-start="Arrowheads_20_1"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marker-start="Arrowheads_20_1" draw:fill="none"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201in" svg:stroke-color="#000000" draw:marker-start="Arrowheads_20_1" draw:marker-start-width="0.1689in" draw:marker-end-width="0.1689in" draw:fill="solid" draw:fill-color="#ffffff" draw:opacity="100%" draw:textarea-horizontal-align="center" draw:textarea-vertical-align="middle" fo:padding-top="0.0098in" fo:padding-bottom="0.0098in" fo:padding-left="0.0098in" fo:padding-right="0.0098in"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000000" draw:marker-start="Arrowheads_20_1" draw:marker-start-width="0.1984in" draw:marker-end-width="0.1984in" draw:fill="solid" draw:fill-color="#f6f9d4"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201in" svg:stroke-color="#ff3333" draw:marker-start="Arrowheads_20_1" draw:marker-start-width="0.1689in" draw:marker-end-width="0.1689in"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svg:stroke-width="0.0201in" svg:stroke-color="#ff3333" draw:marker-start="Arrowheads_20_1" draw:marker-start-width="0.1689in" draw:marker-end="Arrowheads_20_1" draw:marker-end-width="0.1689in" draw:fill="solid" draw:fill-color="#ffffff"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width="0.0201in" svg:stroke-color="#ff3333" draw:marker-start="Arrowheads_20_1" draw:marker-start-width="0.1689in" draw:marker-end-width="0.1689in" draw:fill="solid" draw:fill-color="#ffffff" draw:textarea-horizontal-align="center" draw:textarea-vertical-align="middle" fo:padding-top="0.0098in" fo:padding-bottom="0.0098in" fo:padding-left="0.0098in" fo:padding-right="0.009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63. Constant Method <text:span text:style-name="T103">and </text:span>Self Reference</text:p>
      <text:p text:style-name="P25"/>
      <text:p text:style-name="P25"/>
      <text:p text:style-name="P24">Objectives</text:p>
      <text:p text:style-name="P25"/>
      <text:list xml:id="list3300806971" text:style-name="L1">
        <text:list-item>
          <text:p text:style-name="P181"><text:span text:style-name="T15">Understand the </text:span><text:span text:style-name="T21">this</text:span><text:span text:style-name="T15"> pointer</text:span></text:p>
        </text:list-item>
        <text:list-item>
          <text:p text:style-name="P181"><text:span text:style-name="T15">Understand the uses of </text:span><text:span text:style-name="T16">the </text:span><text:span text:style-name="T21">this</text:span><text:span text:style-name="T15"> pointer</text:span></text:p>
        </text:list-item>
        <text:list-item>
          <text:p text:style-name="P182">Return a reference to an object</text:p>
        </text:list-item>
        <text:list-item>
          <text:p text:style-name="P182">Return a reference to an instance variable</text:p>
        </text:list-item>
        <text:list-item>
          <text:p text:style-name="P182">Understand the dangers of returning references to an instance variable</text:p>
        </text:list-item>
        <text:list-item>
          <text:p text:style-name="P183">Make parameter<text:span text:style-name="T1">s</text:span> constant to protect from accidental modification</text:p>
        </text:list-item>
        <text:list-item>
          <text:p text:style-name="P183">Make <text:span text:style-name="T3">*this</text:span> constant to protect from accidental modification</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2"><text:soft-page-break/>Recall</text:p>
      <text:p text:style-name="P39"/>
      <text:p text:style-name="P42"><text:span text:style-name="T66">Suppose we have a class </text:span><text:span text:style-name="T5">C</text:span><text:span text:style-name="T66"> with a method </text:span><text:span text:style-name="T5">m</text:span><text:span text:style-name="T68">. Suppose</text:span><text:span text:style-name="T66"> an object </text:span><text:span text:style-name="T5">obj</text:span><text:span text:style-name="T66"> of </text:span><text:span text:style-name="T5">C</text:span><text:span text:style-name="T66"> invokes </text:span><text:span text:style-name="T5">m</text:span><text:span text:style-name="T68">. In</text:span><text:span text:style-name="T66"> the body of method </text:span><text:span text:style-name="T5">m</text:span><text:span text:style-name="T66">, members and member functions without objects are those automatically associated with </text:span><text:span text:style-name="T5">obj</text:span></text:p>
      <table:table table:name="Table2" table:style-name="Table2">
        <table:table-column table:style-name="Table2.A"/>
        <table:table-row table:style-name="TableLine2228319500080">
          <table:table-cell table:style-name="Table2.A1" office:value-type="string">
            <text:p text:style-name="P101"><draw:rect text:anchor-type="paragraph" draw:z-index="1" draw:name="Shape1" draw:style-name="gr19" draw:text-style-name="P228" svg:width="1.6504in" svg:height="0.7752in" svg:x="2.7752in" svg:y="0.022in"><text:p text:style-name="P225"><text:span text:style-name="T131">When </text:span><text:span text:style-name="T133">i</text:span><text:span text:style-name="T131"> invokes</text:span></text:p><text:p text:style-name="P225"><text:span text:style-name="T132">print()</text:span><text:span text:style-name="T131">, the </text:span></text:p><text:p text:style-name="P225"><text:span text:style-name="T134">x_</text:span><text:span text:style-name="T131"> refers to </text:span><text:span text:style-name="T132">i.x_</text:span><text:span text:style-name="T133"> </text:span><text:span text:style-name="T131">.</text:span></text:p></draw:rect>// Int.h</text:p>
            <text:p text:style-name="P101"/>
            <text:p text:style-name="P101">class Int </text:p>
            <text:p text:style-name="P101">{</text:p>
            <text:p text:style-name="P101">public:</text:p>
            <text:p text:style-name="P101"><draw:line text:anchor-type="paragraph" draw:z-index="15" draw:name="Shape2" draw:style-name="gr12" draw:text-style-name="P201" svg:x1="3.7083in" svg:y1="0.0091in" svg:x2="1.9217in" svg:y2="0.5791in"><text:p/></draw:line><draw:line text:anchor-type="paragraph" draw:z-index="16" draw:name="Shape3" draw:style-name="gr12" draw:text-style-name="P201" svg:x1="3.7087in" svg:y1="0.0091in" svg:x2="1.4252in" svg:y2="2.7425in"><text:p/></draw:line><text:s text:c="4"/>Int(int x) : x_(x) {}</text:p>
            <text:p text:style-name="P101"/>
            <text:p text:style-name="P101"><text:s text:c="4"/>void print() </text:p>
            <text:p text:style-name="P101"><text:s text:c="4"/>{ </text:p>
            <text:p text:style-name="P101"><text:s text:c="8"/>std::cout &lt;&lt; x_ &lt;&lt; "\n";</text:p>
            <text:p text:style-name="P101"><draw:line text:anchor-type="paragraph" draw:z-index="17" draw:name="Shape4" draw:style-name="gr12" draw:text-style-name="P201" svg:x1="3.0193in" svg:y1="1.5748in" svg:x2="1.9055in" svg:y2="0.111in"><text:p/></draw:line><text:s text:c="4"/>}</text:p>
            <text:p text:style-name="P101"/>
            <text:p text:style-name="P101">private: </text:p>
            <text:p text:style-name="P101"><text:s text:c="4"/>int x_;</text:p>
            <text:p text:style-name="P101">};</text:p>
          </table:table-cell>
        </table:table-row>
      </table:table>
      <text:p text:style-name="P66"/>
      <table:table table:name="Table1" table:style-name="Table1">
        <table:table-column table:style-name="Table1.A"/>
        <table:table-row table:style-name="TableLine2228385912784">
          <table:table-cell table:style-name="Table1.A1" office:value-type="string">
            <text:p text:style-name="P101">// main.cpp</text:p>
            <text:p text:style-name="P101"><draw:rect text:anchor-type="paragraph" draw:z-index="4" draw:name="Shape5" draw:style-name="gr19" draw:text-style-name="P226" svg:width="1.4067in" svg:height="0.7343in" svg:x="3.0193in" svg:y="0.0492in"><text:p text:style-name="P225"><text:span text:style-name="T131">Now </text:span><text:span text:style-name="T132">x_</text:span><text:span text:style-name="T131"> refers to </text:span></text:p><text:p text:style-name="P225"><text:span text:style-name="T132">j.x_</text:span><text:span text:style-name="T133"> .</text:span></text:p></draw:rect>#include “Int.h“</text:p>
            <text:p text:style-name="P101"/>
            <text:p text:style-name="P101"><draw:line text:anchor-type="paragraph" draw:z-index="18" draw:name="Shape6" draw:style-name="gr12" draw:text-style-name="P201" svg:x1="3.0193in" svg:y1="0.0445in" svg:x2="1.3764in" svg:y2="0.8961in"><text:p/></draw:line>int main()</text:p>
            <text:p text:style-name="P101">{</text:p>
            <text:p text:style-name="P101"><draw:ellipse text:anchor-type="paragraph" draw:z-index="2" draw:name="Shape7" draw:style-name="gr20" draw:text-style-name="P227" svg:width="1.1949in" svg:height="0.2488in" svg:x="0.1102in" svg:y="0.1165in"><text:p/></draw:ellipse><text:s text:c="4"/>Int i(5);</text:p>
            <text:p text:style-name="P101"><text:s text:c="4"/>i.print();</text:p>
            <text:p text:style-name="P101"/>
            <text:p text:style-name="P101"><draw:ellipse text:anchor-type="paragraph" draw:z-index="3" draw:name="Shape8" draw:style-name="gr20" draw:text-style-name="P227" svg:width="1.1949in" svg:height="0.2488in" svg:x="0.1102in" svg:y="0.1165in"><text:p/></draw:ellipse><text:s text:c="4"/>Int j(-3);</text:p>
            <text:p text:style-name="P101"><text:s text:c="4"/>j.print();</text:p>
            <text:p text:style-name="P101"/>
            <text:p text:style-name="P101">}</text:p>
          </table:table-cell>
        </table:table-row>
      </table:table>
      <text:list xml:id="list2296167099" text:style-name="L2">
        <text:list-header>
          <text:p text:style-name="P184"/>
        </text:list-header>
      </text:list>
      <text:p text:style-name="P37">Again, this applies to methods as well...</text:p>
      <text:p text:style-name="P96"/>
      <text:p text:style-name="P37">Add methods <text:span text:style-name="T3">m1</text:span>, <text:span text:style-name="T3">m2</text:span> into the <text:span text:style-name="T3">Int</text:span> class. For simplicity, I’m inlining the methods into the class header. But remember that you should inline minimally.</text:p>
      <table:table table:name="Table3" table:style-name="Table3">
        <table:table-column table:style-name="Table3.A"/>
        <table:table-row table:style-name="TableLine2228385913328">
          <table:table-cell table:style-name="Table3.A1" office:value-type="string">
            <text:p text:style-name="P101">// Int.h</text:p>
            <text:p text:style-name="P101">...</text:p>
            <text:p text:style-name="P101">class Int </text:p>
            <text:p text:style-name="P101">{</text:p>
            <text:p text:style-name="P101">public:</text:p>
            <text:p text:style-name="P101">...</text:p>
            <text:p text:style-name="P101"><text:s text:c="4"/>void m1() </text:p>
            <text:p text:style-name="P101"><text:s text:c="4"/>{</text:p>
            <text:p text:style-name="P101"><draw:ellipse text:anchor-type="paragraph" draw:z-index="0" draw:name="Shape9" draw:style-name="gr21" draw:text-style-name="P227" svg:width="0.5776in" svg:height="0.2252in" svg:x="0.5673in" svg:y="0.1437in"><text:p/></draw:ellipse><text:s text:c="8"/>std::cout &lt;&lt; "m1:" &lt;&lt; x &lt;&lt; "\n"; </text:p>
            <text:p text:style-name="P101"><text:s text:c="8"/>m2();</text:p>
            <text:p text:style-name="P101"><text:s text:c="4"/>}</text:p>
            <text:p text:style-name="P101"/>
            <text:p text:style-name="P101"><text:s text:c="4"/>void m2() </text:p>
            <text:p text:style-name="P101"><text:soft-page-break/><text:s text:c="4"/>{</text:p>
            <text:p text:style-name="P101"><text:s text:c="8"/>std::cout &lt;&lt; "m2:" &lt;&lt; x &lt;&lt; "\n";</text:p>
            <text:p text:style-name="P101"><text:s text:c="4"/>}</text:p>
            <text:p text:style-name="P101">...</text:p>
          </table:table-cell>
        </table:table-row>
      </table:table>
      <text:p text:style-name="P36"/>
      <table:table table:name="Table4" table:style-name="Table4">
        <table:table-column table:style-name="Table4.A"/>
        <table:table-row table:style-name="TableLine2228385914688">
          <table:table-cell table:style-name="Table4.A1" office:value-type="string">
            <text:p text:style-name="P101">// main.cpp</text:p>
            <text:p text:style-name="P101">#include "Int.h"</text:p>
            <text:p text:style-name="P101"><text:s/></text:p>
            <text:p text:style-name="P101">int main()</text:p>
            <text:p text:style-name="P101">{ </text:p>
            <text:p text:style-name="P101"><text:s text:c="4"/>Int i(42);</text:p>
            <text:p text:style-name="P101"><text:s text:c="4"/>i.m1();</text:p>
            <text:p text:style-name="P101"/>
            <text:p text:style-name="P101"><text:s text:c="4"/>std::cout &lt;&lt; std::endl;</text:p>
            <text:p text:style-name="P101"><text:s text:c="4"/></text:p>
            <text:p text:style-name="P101"><text:s text:c="4"/>Int j(0);</text:p>
            <text:p text:style-name="P101"><text:s text:c="4"/>j.m1();</text:p>
            <text:p text:style-name="P101"/>
            <text:p text:style-name="P101"><text:s text:c="4"/>return 0;</text:p>
            <text:p text:style-name="P101">}</text:p>
          </table:table-cell>
        </table:table-row>
      </table:table>
      <text:p text:style-name="P30"/>
      <text:p text:style-name="P97">(Note: This is a review. I already talk<text:span text:style-name="T1">ed</text:span> about methods calling methods when we were looking at the <text:span text:style-name="T3">Date</text:span> class.)</text:p>
      <text:p text:style-name="P30"/>
      <text:p text:style-name="P30"/>
      <text:p text:style-name="P30"/>
      <text:p text:style-name="P30"/>
      <text:p text:style-name="P30"/>
      <text:p text:style-name="P30"/>
      <text:p text:style-name="P30"/>
      <text:p text:style-name="P30"/>
      <text:p text:style-name="P160">Thinking of Objects</text:p>
      <text:p text:style-name="P30"/>
      <text:p text:style-name="P32">You should think of a class as a rubber stamp for creating objects. </text:p>
      <text:p text:style-name="P32">You should think of each object as a computational machine. </text:p>
      <text:p text:style-name="P31"/>
      <text:p text:style-name="P31"><draw:ellipse text:anchor-type="paragraph" draw:z-index="5" draw:name="Shape10" draw:style-name="gr18" draw:text-style-name="P224" svg:width="2.1157in" svg:height="1.274in" svg:x="1.9839in" svg:y="0.0957in"><text:p/></draw:ellipse></text:p>
      <table:table table:name="Table5" table:style-name="Table5">
        <table:table-column table:style-name="Table5.A"/>
        <table:table-row table:style-name="TableLine2228385801264">
          <table:table-cell table:style-name="Table5.A1" office:value-type="string">
            <text:p text:style-name="P101"><draw:ellipse text:anchor-type="paragraph" draw:z-index="6" draw:name="Shape11" draw:style-name="gr17" draw:text-style-name="P223" svg:width="0.9453in" svg:height="0.5689in" svg:x="2.5154in" svg:y="0.211in"><text:p/></draw:ellipse><draw:rect text:anchor-type="paragraph" draw:z-index="7" draw:name="Shape12" draw:style-name="gr16" draw:text-style-name="P222" svg:width="0.2276in" svg:height="0.2039in" svg:x="2.7709in" svg:y="0.402in"><text:p text:style-name="P217"><text:span text:style-name="T130">x_</text:span></text:p></draw:rect><draw:rect text:anchor-type="paragraph" draw:z-index="8" draw:name="Shape13" draw:style-name="gr15" draw:text-style-name="P221" svg:width="0.2496in" svg:height="0.2413in" svg:x="2.998in" svg:y="0.3646in"><text:p text:style-name="P217"><text:span text:style-name="T129">42</text:span></text:p></draw:rect><draw:rect text:anchor-type="paragraph" draw:z-index="9" draw:name="Shape14" draw:style-name="gr14" draw:text-style-name="P220" svg:width="0.4094in" svg:height="0.2886in" svg:x="2.0409in" svg:y="0.378in"><text:p text:style-name="P217"><text:span text:style-name="T128">m1</text:span></text:p></draw:rect><draw:rect text:anchor-type="paragraph" draw:z-index="11" draw:name="Shape15" draw:style-name="gr14" draw:text-style-name="P219" svg:width="0.2894in" svg:height="0.2335in" svg:x="3.4602in" svg:y="0.139in"><text:p text:style-name="P217"><text:span text:style-name="T127">m2</text:span></text:p></draw:rect>Int</text:p>
          </table:table-cell>
        </table:table-row>
        <table:table-row table:style-name="TableLine2228385800992">
          <table:table-cell table:style-name="Table5.A2" office:value-type="string">
            <text:p text:style-name="P101">- <text:span text:style-name="T62">x_ : int </text:span></text:p>
          </table:table-cell>
        </table:table-row>
        <table:table-row table:style-name="TableLine2228385800720">
          <table:table-cell table:style-name="Table5.A2" office:value-type="string">
            <text:p text:style-name="P101">+ print: void </text:p>
            <text:p text:style-name="P101">+ m1: void </text:p>
            <text:p text:style-name="P101"><draw:rect text:anchor-type="paragraph" draw:z-index="10" draw:name="Shape16" draw:style-name="gr14" draw:text-style-name="P220" svg:width="0.7134in" svg:height="0.2087in" svg:x="2.6508in" svg:y="0.0575in"><text:p text:style-name="P217"><text:span text:style-name="T128">print</text:span></text:p></draw:rect>+ m2: void </text:p>
          </table:table-cell>
        </table:table-row>
      </table:table>
      <text:p text:style-name="P31"/>
      <text:p text:style-name="P30"/>
      <text:p text:style-name="P30"/>
      <text:p text:style-name="P98">You can (and should) think of the “stuff” on the green band (the <text:span text:style-name="T3">m1</text:span>, <text:span text:style-name="T3">m2</text:span>, <text:span text:style-name="T3">print</text:span>) – the <text:span text:style-name="T3">public</text:span> things – as things that outsiders can access while the stuff on the inside (the <text:span text:style-name="T3">x_</text:span>) – the <text:span text:style-name="T3">private</text:span> things – are not available to outsiders. By outsiders, I mean functions not in the class and methods not in this class (i.e. methods of another clas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0"/>
      <text:p text:style-name="P161">What is the Invoking Object</text:p>
      <text:p text:style-name="P30"/>
      <text:p text:style-name="P33">What if a method must know the invoking object? <text:span text:style-name="T70">Here's such an example:</text:span></text:p>
      <table:table table:name="Table6" table:style-name="Table6">
        <table:table-column table:style-name="Table6.A"/>
        <table:table-row table:style-name="TableLine2228385790656">
          <table:table-cell table:style-name="Table6.A1" office:value-type="string">
            <text:p text:style-name="P101">class Int </text:p>
            <text:p text:style-name="P101">{</text:p>
            <text:p text:style-name="P101">public:</text:p>
            <text:p text:style-name="P101"><text:s text:c="4"/>... </text:p>
            <text:p text:style-name="P101"><text:s text:c="4"/><text:span text:style-name="T63">Int max(const Int &amp; c) </text:span></text:p>
            <text:p text:style-name="P101"><text:s text:c="4"/>{</text:p>
            <text:p text:style-name="P101"><text:s text:c="8"/>if (c.x_ &gt; x_)</text:p>
            <text:p text:style-name="P101"><text:s text:c="8"/><text:span text:style-name="T71">{</text:span></text:p>
            <text:p text:style-name="P101"><text:s text:c="12"/>return c;</text:p>
            <text:p text:style-name="P101"><text:s text:c="8"/><text:span text:style-name="T71">}</text:span></text:p>
            <text:p text:style-name="P101"><text:s text:c="8"/>else</text:p>
            <text:p text:style-name="P101"><text:s text:c="8"/><text:span text:style-name="T71">{</text:span> </text:p>
            <text:p text:style-name="P101"><text:s text:c="12"/>return ???;</text:p>
            <text:p text:style-name="P101"><text:s text:c="8"/><text:span text:style-name="T71">}</text:span></text:p>
            <text:p text:style-name="P101"><text:s text:c="4"/>}</text:p>
            <text:p text:style-name="P101">private: </text:p>
            <text:p text:style-name="P101"><text:s text:c="4"/>int x_;</text:p>
            <text:p text:style-name="P101">};</text:p>
          </table:table-cell>
        </table:table-row>
      </table:table>
      <text:p text:style-name="P30"/>
      <table:table table:name="Table7" table:style-name="Table7">
        <table:table-column table:style-name="Table7.A"/>
        <table:table-row table:style-name="TableLine2228385798544">
          <table:table-cell table:style-name="Table7.A1" office:value-type="string">
            <text:p text:style-name="P101">int main()</text:p>
            <text:p text:style-name="P101">{</text:p>
            <text:p text:style-name="P101"><text:s text:c="4"/>Int a(100), b(1);</text:p>
            <text:p text:style-name="P101"><text:s text:c="4"/>Int c = a.max(b);</text:p>
            <text:p text:style-name="P101"/>
            <text:p text:style-name="P101"><text:s text:c="4"/>return 0;</text:p>
            <text:p text:style-name="P101">}</text:p>
          </table:table-cell>
        </table:table-row>
      </table:table>
      <text:p text:style-name="P30"/>
      <text:p text:style-name="P30"/>
      <text:p text:style-name="P26"><text:span text:style-name="T29">For </text:span><text:span text:style-name="T25">a.max(b)</text:span><text:span text:style-name="T29"> we want to </text:span><text:span text:style-name="T91">return </text:span><text:span text:style-name="T3">a</text:span>. But what’s the <text:span text:style-name="T91">name of </text:span><text:span text:style-name="T3">a</text:span> in the code of <text:span text:style-name="T10">max</text:span><text:span text:style-name="T11">()</text:span>??? In general, what’s <text:span text:style-name="T91">the name of the object making the call?</text:span></text:p>
      <text:p text:style-name="P68"/>
      <text:p text:style-name="P71">There is a secret parameter in every method. You do not pass this parameter into the method. It’s done for you automatically. </text:p>
      <text:p text:style-name="P71"/>
      <text:p text:style-name="P28">What <text:span text:style-name="T1">i</text:span>s this secret parameter??? ...</text:p>
      <text:p text:style-name="P30"/>
      <text:p text:style-name="P30"/>
      <text:p text:style-name="P30"/>
      <text:p text:style-name="P30"/>
      <text:p text:style-name="P30"/>
      <text:p text:style-name="P30"/>
      <text:p text:style-name="P30"/>
      <text:p text:style-name="P30"/>
      <text:p text:style-name="P41"/>
      <text:p text:style-name="P162">The <text:span text:style-name="T4">this</text:span> Pointer</text:p>
      <text:p text:style-name="P34"/>
      <text:p text:style-name="P33">Try the program <text:span text:style-name="T71">below</text:span>.</text:p>
      <table:table table:name="Table8" table:style-name="Table8">
        <table:table-column table:style-name="Table8.A"/>
        <table:table-row table:style-name="TableLine2228385791744">
          <table:table-cell table:style-name="Table8.A1" office:value-type="string">
            <text:p text:style-name="P101">// Int.h</text:p>
            <text:p text:style-name="P101"/>
            <text:p text:style-name="P101">#ifndef INT_H</text:p>
            <text:p text:style-name="P101">#define INT_H</text:p>
            <text:p text:style-name="P101"/>
            <text:p text:style-name="P101">#include &lt;iostream&gt;</text:p>
            <text:p text:style-name="P101"/>
            <text:p text:style-name="P101">class Int </text:p>
            <text:p text:style-name="P101">{</text:p>
            <text:p text:style-name="P101">public:</text:p>
            <text:p text:style-name="P101"><text:s text:c="4"/>Int(int x) : x_(x) {}</text:p>
            <text:p text:style-name="P101"/>
            <text:p text:style-name="P101"><text:s text:c="4"/>void print() </text:p>
            <text:p text:style-name="P101"><text:s text:c="4"/>{</text:p>
            <text:p text:style-name="P101"><text:s text:c="8"/><text:span text:style-name="T63">std::cout &lt;&lt; </text:span><text:span text:style-name="T72">this</text:span><text:span text:style-name="T63"> &lt;&lt; x_ &lt;&lt; "\n";</text:span></text:p>
            <text:p text:style-name="P101"><text:s text:c="4"/>}</text:p>
            <text:p text:style-name="P101"/>
            <text:p text:style-name="P101">private:</text:p>
            <text:p text:style-name="P101"><text:s text:c="4"/>int x_;</text:p>
            <text:p text:style-name="P101">};</text:p>
            <text:p text:style-name="P101"/>
            <text:p text:style-name="P101">#endif</text:p>
          </table:table-cell>
        </table:table-row>
      </table:table>
      <text:p text:style-name="P38"/>
      <table:table table:name="Table9" table:style-name="Table9">
        <table:table-column table:style-name="Table9.A"/>
        <table:table-row table:style-name="TableLine2228385796096">
          <table:table-cell table:style-name="Table9.A1" office:value-type="string">
            <text:p text:style-name="P101">// main.cpp</text:p>
            <text:p text:style-name="P101"/>
            <text:p text:style-name="P101">#include &lt;iostream&gt;</text:p>
            <text:p text:style-name="P101">#include “Int.h" </text:p>
            <text:p text:style-name="P101"/>
            <text:p text:style-name="P101">int main()</text:p>
            <text:p text:style-name="P101">{ </text:p>
            <text:p text:style-name="P101"><text:s text:c="4"/>Int i(42);</text:p>
            <text:p text:style-name="P101"><text:s text:c="4"/>std::cout &lt;&lt; &amp;i &lt;&lt; "\n";</text:p>
            <text:p text:style-name="P101"><text:s text:c="4"/>i.print();</text:p>
            <text:p text:style-name="P101"/>
            <text:p text:style-name="P101"><text:s text:c="4"/>Int j(0);</text:p>
            <text:p text:style-name="P101"><text:s text:c="4"/>std::cout &lt;&lt; &amp;j &lt;&lt; "\n";</text:p>
            <text:p text:style-name="P101"><text:s text:c="4"/>j.print();</text:p>
            <text:p text:style-name="P101"/>
            <text:p text:style-name="P101"><text:s text:c="4"/>return 0; </text:p>
            <text:p text:style-name="P101">}</text:p>
          </table:table-cell>
        </table:table-row>
      </table:table>
      <text:p text:style-name="P38"/>
      <text:p text:style-name="P99"><text:span text:style-name="T17">When an object </text:span><text:span text:style-name="T22">obj</text:span><text:span text:style-name="T17"> invokes a method </text:span><text:span text:style-name="T22">m</text:span><text:span text:style-name="T17">, a special pointer </text:span><text:span text:style-name="T22">this</text:span><text:span text:style-name="T17"> is passed into </text:span><text:span text:style-name="T22">m</text:span><text:span text:style-name="T32"> </text:span><text:span text:style-name="T17">automatically. </text:span><text:span text:style-name="T18">The important thing </text:span><text:span text:style-name="T19">to remember is that</text:span><text:span text:style-name="T18">: </text:span></text:p>
      <text:p text:style-name="P99"/>
      <text:p text:style-name="P100"><text:span text:style-name="T27">t</text:span><text:span text:style-name="T26">his</text:span><text:span text:style-name="T20"> points to </text:span><text:span text:style-name="T26">obj</text:span></text:p>
      <text:p text:style-name="Courier_20_New"/>
      <text:p text:style-name="P169">If an object <text:span text:style-name="T9">obj</text:span> has member variable <text:span text:style-name="T9">x_</text:span> and <text:span text:style-name="T9">this</text:span> is a pointer to <text:span text:style-name="T9">obj</text:span>, then the following are the same:</text:p>
      <text:p text:style-name="P134"/>
      <text:p text:style-name="P134"><text:soft-page-break/><text:tab/><text:tab/><text:span text:style-name="T9">obj.x <text:s text:c="3"/>(*this).x <text:s text:c="3"/>this-&gt;x</text:span></text:p>
      <text:p text:style-name="P135"/>
      <text:p text:style-name="Standard">This is the same notation used for pointers to <text:s/><text:span text:style-name="T3">struct</text:span> variables. You should <text:span text:style-name="T64">not</text:span> use <text:span text:style-name="T9">(*this).x</text:span><text:span text:style-name="T74">. Write </text:span><text:span text:style-name="T9">this-&gt;x</text:span><text:span text:style-name="T74"> instead.</text:span></text:p>
      <text:p text:style-name="Standard"/>
      <text:p text:style-name="P35">(There is an exception. Static methods do not <text:span text:style-name="T92">have </text:span><text:span text:style-name="T93">the </text:span><text:span text:style-name="T12">this</text:span><text:span text:style-name="T92"> secret parameter </text:span><text:span text:style-name="T93">discussed here</text:span><text:span text:style-name="T92">. We will talk about static methods later.)</text:span></text:p>
      <text:p text:style-name="P128"/>
      <text:p text:style-name="Standard"><text:span text:style-name="T43">WARNING:</text:span><text:span text:style-name="T36"> </text:span><text:span text:style-name="T44">*p.x</text:span><text:span text:style-name="T36"> <text:s/>means </text:span><text:span text:style-name="T44">*(p.x)</text:span><text:span text:style-name="T36"> <text:s/>because </text:span><text:span text:style-name="T44">.</text:span><text:span text:style-name="T36"> has higher precedence than </text:span><text:span text:style-name="T44">*</text:span>. Make sure you try <text:span text:style-name="T94">changing</text:span> the following</text:p>
      <table:table table:name="Table10" table:style-name="Table10">
        <table:table-column table:style-name="Table10.A"/>
        <table:table-row table:style-name="Table10.1">
          <table:table-cell table:style-name="Table10.A1" office:value-type="string">
            <text:p text:style-name="P101">class Int </text:p>
            <text:p text:style-name="P101">{</text:p>
            <text:p text:style-name="P101">public:</text:p>
            <text:p text:style-name="P101"><text:s text:c="4"/>...</text:p>
            <text:p text:style-name="P101"><text:s text:c="4"/>void print() </text:p>
            <text:p text:style-name="P101"><text:s text:c="4"/>{</text:p>
            <text:p text:style-name="P101"><text:s text:c="8"/>std::cout &lt;&lt; <text:span text:style-name="T72">x_</text:span> &lt;&lt; "\n";</text:p>
            <text:p text:style-name="P101"><draw:line text:anchor-type="paragraph" draw:z-index="14" draw:name="Shape17" draw:style-name="gr12" draw:text-style-name="P201" svg:x1="4.0449in" svg:y1="0.7008in" svg:x2="1.9693in" svg:y2="0.028in"><text:p/></draw:line><text:s text:c="4"/>}</text:p>
            <text:p text:style-name="P101"><text:s text:c="4"/>...</text:p>
            <text:p text:style-name="P101"><draw:rect text:anchor-type="paragraph" draw:z-index="12" draw:name="Shape18" draw:style-name="gr13" draw:text-style-name="P218" svg:width="1.2185in" svg:height="0.5287in" svg:x="4.0453in" svg:y="0.1291in"><text:p text:style-name="P217"><text:span text:style-name="T126">Same!</text:span></text:p></draw:rect>private<text:span text:style-name="T97">:</text:span> </text:p>
            <text:p text:style-name="P101"><text:s text:c="4"/>int _x;</text:p>
            <text:p text:style-name="P101"><draw:line text:anchor-type="paragraph" draw:z-index="13" draw:name="Shape19" draw:style-name="gr12" draw:text-style-name="P201" svg:x1="4.0449in" svg:y1="0.0701in" svg:x2="2.6346in" svg:y2="1.3067in"><text:p/></draw:line>};</text:p>
          </table:table-cell>
        </table:table-row>
      </table:table>
      <text:p text:style-name="P180">to this:</text:p>
      <table:table table:name="Table11" table:style-name="Table11">
        <table:table-column table:style-name="Table11.A"/>
        <table:table-row table:style-name="Table11.1">
          <table:table-cell table:style-name="Table11.A1" office:value-type="string">
            <text:p text:style-name="P101">class Int </text:p>
            <text:p text:style-name="P101">{</text:p>
            <text:p text:style-name="P101">public:</text:p>
            <text:p text:style-name="P101"><text:s text:c="4"/>...</text:p>
            <text:p text:style-name="P101"><text:s text:c="4"/>void print() </text:p>
            <text:p text:style-name="P101"><text:s text:c="4"/>{</text:p>
            <text:p text:style-name="P101"><text:s text:c="8"/>std::cout &lt;&lt; <text:span text:style-name="T72">this-&gt;x_</text:span> &lt;&lt; "\n";</text:p>
            <text:p text:style-name="P101"><text:s text:c="4"/>}</text:p>
            <text:p text:style-name="P101"><text:s text:c="4"/>...</text:p>
            <text:p text:style-name="P101">private<text:span text:style-name="T97">:</text:span> </text:p>
            <text:p text:style-name="P101"><text:s text:c="4"/>int x_;</text:p>
            <text:p text:style-name="P101">};</text:p>
          </table:table-cell>
        </table:table-row>
      </table:table>
      <text:p text:style-name="P67"/>
      <text:p text:style-name="P29">OK ... now to use <text:span text:style-name="T3">this</text:span> ...</text:p>
      <text:p text:style-name="P67"/>
      <text:p text:style-name="P67"/>
      <text:p text:style-name="P67"/>
      <text:p text:style-name="P67"/>
      <text:p text:style-name="P67"/>
      <text:p text:style-name="P67"/>
      <text:p text:style-name="P67"/>
      <text:p text:style-name="P67"/>
      <text:p text:style-name="P67"/>
      <text:p text:style-name="P3"/>
      <text:p text:style-name="P157"><text:span text:style-name="T28">When do you use </text:span><text:span text:style-name="T24">this</text:span><text:span text:style-name="T28">?</text:span></text:p>
      <text:p text:style-name="P11"/>
      <text:p text:style-name="P95"><text:span text:style-name="T34">Standard Practice:</text:span><text:span text:style-name="T30"> </text:span><text:span text:style-name="T31">Don’t use </text:span><text:span text:style-name="T23">this</text:span><text:span text:style-name="T31"> in a method just to access members or member functions. In other words, in a method</text:span></text:p>
      <text:list xml:id="list2005988892" text:style-name="L3">
        <text:list-item>
          <text:p text:style-name="P186"><text:span text:style-name="T23">this-&gt;x</text:span><text:span text:style-name="T31"> should be </text:span><text:span text:style-name="T23">x</text:span></text:p>
        </text:list-item>
        <text:list-item>
          <text:p text:style-name="P186"><text:span text:style-name="T23">this-&gt;m()</text:span><text:span text:style-name="T31"> should be </text:span><text:span text:style-name="T23">m()</text:span></text:p>
          <text:p text:style-name="P185"/>
        </text:list-item>
      </text:list>
      <text:p text:style-name="P18">For instance, this does work:</text:p>
      <table:table table:name="Table74" table:style-name="Table74">
        <table:table-column table:style-name="Table74.A"/>
        <table:table-row table:style-name="TableLine2228386777872">
          <table:table-cell table:style-name="Table74.A1" office:value-type="string">
            <text:p text:style-name="P103">...</text:p>
            <text:p text:style-name="P103">class Date</text:p>
            <text:p text:style-name="P103">{</text:p>
            <text:p text:style-name="P103">public:</text:p>
            <text:p text:style-name="P103"><text:s text:c="4"/>…</text:p>
            <text:p text:style-name="P103"><text:s text:c="4"/>int get_year()</text:p>
            <text:p text:style-name="P103"><text:s text:c="4"/>{</text:p>
            <text:p text:style-name="P103"><text:s text:c="8"/>return <text:span text:style-name="T72">this-&gt;yyyy_</text:span>;</text:p>
            <text:p text:style-name="P103"><text:s text:c="4"/>}</text:p>
            <text:p text:style-name="P103"><text:s text:c="4"/>void set_year(int y)</text:p>
            <text:p text:style-name="P103"><text:s text:c="4"/>{</text:p>
            <text:p text:style-name="P103"><text:s text:c="8"/><text:span text:style-name="T72">this-&gt;yyyy_</text:span> = y;</text:p>
            <text:p text:style-name="P103"><text:s text:c="4"/>}</text:p>
            <text:p text:style-name="P103"><text:s text:c="4"/>...</text:p>
            <text:p text:style-name="P103"><text:s text:c="4"/>void add_m_y(int m, int d)</text:p>
            <text:p text:style-name="P103"><text:s text:c="4"/>{</text:p>
            <text:p text:style-name="P103"><text:s text:c="8"/><text:span text:style-name="T72">this-&gt;add_m(m)</text:span>;</text:p>
            <text:p text:style-name="P103"><text:s text:c="8"/><text:span text:style-name="T72">this-&gt;add_d(d)</text:span>;</text:p>
            <text:p text:style-name="P103"><text:s text:c="4"/>}</text:p>
            <text:p text:style-name="P103">private:</text:p>
            <text:p text:style-name="P103"><text:s text:c="4"/>...</text:p>
            <text:p text:style-name="P103">};</text:p>
          </table:table-cell>
        </table:table-row>
      </table:table>
      <text:p text:style-name="P22">but <text:span text:style-name="T72">DON'T DO THAT!!!</text:span> Do this:</text:p>
      <table:table table:name="Table75" table:style-name="Table75">
        <table:table-column table:style-name="Table75.A"/>
        <table:table-row table:style-name="TableLine2228386778144">
          <table:table-cell table:style-name="Table75.A1" office:value-type="string">
            <text:p text:style-name="P104">...</text:p>
            <text:p text:style-name="P104">class Date</text:p>
            <text:p text:style-name="P104">{</text:p>
            <text:p text:style-name="P104">public:</text:p>
            <text:p text:style-name="P104"><text:s text:c="4"/>…</text:p>
            <text:p text:style-name="P104"><text:s text:c="4"/>int get_year()</text:p>
            <text:p text:style-name="P104"><text:s text:c="4"/>{</text:p>
            <text:p text:style-name="P104"><text:s text:c="8"/>return <text:span text:style-name="T72">yyyy_</text:span>;</text:p>
            <text:p text:style-name="P104"><text:s text:c="4"/>}</text:p>
            <text:p text:style-name="P104"><text:s text:c="4"/>void set_year(int y)</text:p>
            <text:p text:style-name="P104"><text:s text:c="4"/>{</text:p>
            <text:p text:style-name="P104"><text:s text:c="8"/><text:span text:style-name="T72">yyyy_</text:span> = y;</text:p>
            <text:p text:style-name="P104"><text:s text:c="4"/>}</text:p>
            <text:p text:style-name="P104"><text:s text:c="4"/>...</text:p>
            <text:p text:style-name="P104"><text:s text:c="4"/>void add_m_y(int m, int d)</text:p>
            <text:p text:style-name="P104"><text:s text:c="4"/>{</text:p>
            <text:p text:style-name="P104"><text:s text:c="8"/><text:span text:style-name="T72">add_m(m)</text:span>;</text:p>
            <text:p text:style-name="P104"><text:s text:c="8"/><text:span text:style-name="T72">add_d(d)</text:span>;</text:p>
            <text:p text:style-name="P104"><text:soft-page-break/><text:s text:c="4"/>}</text:p>
            <text:p text:style-name="P104">private:</text:p>
            <text:p text:style-name="P104"><text:s text:c="4"/>...</text:p>
            <text:p text:style-name="P104">};</text:p>
          </table:table-cell>
        </table:table-row>
      </table:table>
      <text:p text:style-name="P21"/>
      <text:p text:style-name="P73"><text:span text:style-name="T74">The pointer </text:span><text:span text:style-name="T9">this</text:span> is used when it’s used on its own either as <text:span text:style-name="T9">this</text:span> or <text:span text:style-name="T9">*this</text:span><text:span text:style-name="T74">. In particular </text:span><text:span text:style-name="T9">*this</text:span> can be used for returning a copy of or a reference to the object making the method invocation and <text:span text:style-name="T9">this</text:span> can be used for address comparison (you'll see this later when we need to compare address values when we overload the assignment operator <text:span text:style-name="T3">operator=</text:span>.)</text:p>
      <text:p text:style-name="P73"/>
      <text:p text:style-name="P72">(There are exceptions … later. But the above two uses are good enough.)</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158">Returning a copy of <text:span text:style-name="T4">*this</text:span></text:p>
      <text:p text:style-name="P7"/>
      <table:table table:name="Table12" table:style-name="Table12">
        <table:table-column table:style-name="Table12.A"/>
        <table:table-row table:style-name="TableLine2228386778416">
          <table:table-cell table:style-name="Table12.A1" office:value-type="string">
            <text:p text:style-name="P101">...</text:p>
            <text:p text:style-name="P101">class Int </text:p>
            <text:p text:style-name="P101">{</text:p>
            <text:p text:style-name="P101"><text:s text:c="4"/>...</text:p>
            <text:p text:style-name="P101"><text:s text:c="4"/>Int max(const Int &amp; c)</text:p>
            <text:p text:style-name="P101"><text:s text:c="4"/>{</text:p>
            <text:p text:style-name="P101"><text:s text:c="8"/>if (c.x_ &gt; x_) </text:p>
            <text:p text:style-name="P101"><text:s text:c="12"/>return c; </text:p>
            <text:p text:style-name="P101"><text:s text:c="8"/>else</text:p>
            <text:p text:style-name="P101"><text:s text:c="12"/>return <text:span text:style-name="T72">*this</text:span>;</text:p>
            <text:p text:style-name="P101"><text:s text:c="4"/>}</text:p>
            <text:p text:style-name="P101"><text:s text:c="4"/>...</text:p>
            <text:p text:style-name="P101">private:</text:p>
            <text:p text:style-name="P101"><text:s text:c="4"/>int x_;</text:p>
            <text:p text:style-name="P101">};</text:p>
            <text:p text:style-name="P101">...</text:p>
          </table:table-cell>
        </table:table-row>
      </table:table>
      <text:p text:style-name="P7"/>
      <text:p text:style-name="P15">And now you can try this: </text:p>
      <table:table table:name="Table13" table:style-name="Table13">
        <table:table-column table:style-name="Table13.A"/>
        <table:table-row table:style-name="TableLine2228386775152">
          <table:table-cell table:style-name="Table13.A1" office:value-type="string">
            <text:p text:style-name="P102">#include "Int.h"</text:p>
            <text:p text:style-name="P102"/>
            <text:p text:style-name="P102">int main()</text:p>
            <text:p text:style-name="P102">{</text:p>
            <text:p text:style-name="P102"><text:s text:c="4"/>Int a(100), b(1);</text:p>
            <text:p text:style-name="P102"><text:s text:c="4"/>Int c = a.max(b); // a.max(b) should return an</text:p>
            <text:p text:style-name="P102"><text:s text:c="22"/>// Int object with x_ value of</text:p>
            <text:p text:style-name="P102"><text:s text:c="22"/>// 100 </text:p>
            <text:p text:style-name="P102"><text:s text:c="4"/>c.print();</text:p>
            <text:p text:style-name="P102"/>
            <text:p text:style-name="P102"><text:s text:c="4"/>return 0;</text:p>
            <text:p text:style-name="P102">}</text:p>
          </table:table-cell>
        </table:table-row>
      </table:table>
      <text:p text:style-name="P7"/>
      <text:p text:style-name="P60">Of course, this is better: </text:p>
      <table:table table:name="Table76" table:style-name="Table76">
        <table:table-column table:style-name="Table76.A"/>
        <table:table-row table:style-name="TableLine2228386774064">
          <table:table-cell table:style-name="Table76.A1" office:value-type="string">
            <text:p text:style-name="P101">...</text:p>
            <text:p text:style-name="P101">class Int </text:p>
            <text:p text:style-name="P101">{</text:p>
            <text:p text:style-name="P101"><text:span text:style-name="T95">p</text:span>ublic:</text:p>
            <text:p text:style-name="P101"><text:s text:c="4"/>...</text:p>
            <text:p text:style-name="P101"><text:s text:c="4"/>Int max(const Int &amp; c)</text:p>
            <text:p text:style-name="P101"><text:s text:c="4"/>{</text:p>
            <text:p text:style-name="P101"><text:s text:c="8"/>return (c.x_ &gt; x_ ? c : *this);</text:p>
            <text:p text:style-name="P101"><text:s text:c="4"/>}</text:p>
            <text:p text:style-name="P101"><text:s text:c="4"/>...</text:p>
            <text:p text:style-name="P101">private:</text:p>
            <text:p text:style-name="P101"><text:s text:c="4"/>int x_;</text:p>
            <text:p text:style-name="P101">};</text:p>
            <text:p text:style-name="P101">...</text:p>
          </table:table-cell>
        </table:table-row>
      </table:table>
      <text:p text:style-name="P9"/>
      <text:p text:style-name="P63"><text:span text:style-name="T75">Get it? In this case, we are returning </text:span><text:span text:style-name="T76">a </text:span><text:span text:style-name="T75">copy of </text:span><text:span text:style-name="T76">the</text:span><text:span text:style-name="T75"> </text:span><text:span text:style-name="T79">Int</text:span><text:span text:style-name="T76"> object that </text:span><text:span text:style-name="T79">this</text:span><text:span text:style-name="T76"> points to, i.e., the object invoking the method.</text:span></text:p>
      <text:p text:style-name="P51"/>
      <text:p text:style-name="P50"><text:soft-page-break/>Notice however that you can also do this:</text:p>
      <table:table table:name="Table14" table:style-name="Table14">
        <table:table-column table:style-name="Table14.A"/>
        <table:table-row table:style-name="TableLine2228386791200">
          <table:table-cell table:style-name="Table14.A1" office:value-type="string">
            <text:p text:style-name="P151">...</text:p>
            <text:p text:style-name="P152">class Int </text:p>
            <text:p text:style-name="P152">{</text:p>
            <text:p text:style-name="P152"><text:s text:c="4"/>...</text:p>
            <text:p text:style-name="P152"><text:s text:c="4"/>Int <text:span text:style-name="T72">&amp;</text:span> max(const Int &amp; c)</text:p>
            <text:p text:style-name="P153"><text:s text:c="4"/><text:span text:style-name="T40">{</text:span></text:p>
            <text:p text:style-name="P176"><text:s text:c="8"/>return (c.x_ &gt; x_ ? c : *this);</text:p>
            <text:p text:style-name="P156"><text:s text:c="4"/>}</text:p>
            <text:p text:style-name="P152"><text:s text:c="4"/>...</text:p>
            <text:p text:style-name="P152">private:</text:p>
            <text:p text:style-name="P152"><text:s text:c="4"/>int x_;</text:p>
            <text:p text:style-name="P152">};</text:p>
            <text:p text:style-name="P151">...</text:p>
          </table:table-cell>
        </table:table-row>
      </table:table>
      <text:p text:style-name="P8"/>
      <text:p text:style-name="P84"><text:span text:style-name="T36">In this case, a </text:span><text:span text:style-name="T49">reference is returned</text:span><text:span text:style-name="T36">. </text:span></text:p>
      <text:p text:style-name="P84"/>
      <text:p text:style-name="P52">Why is this important? Look at this code:</text:p>
      <table:table table:name="Table15" table:style-name="Table15">
        <table:table-column table:style-name="Table15.A"/>
        <table:table-row table:style-name="TableLine2228386800448">
          <table:table-cell table:style-name="Table15.A1" office:value-type="string">
            <text:p text:style-name="P101">#include “Int.h“</text:p>
            <text:p text:style-name="P101"/>
            <text:p text:style-name="P101">int main()</text:p>
            <text:p text:style-name="P101">{</text:p>
            <text:p text:style-name="P101"><text:s text:c="4"/>Int a(100), b(1);</text:p>
            <text:p text:style-name="P101"><text:s text:c="4"/><text:span text:style-name="T96">Int c = a.max(b);</text:span></text:p>
            <text:p text:style-name="P101"><text:s text:c="4"/><text:span text:style-name="T96">c</text:span>.print();</text:p>
            <text:p text:style-name="P101"><text:s/></text:p>
            <text:p text:style-name="P101"><text:s text:c="4"/>return 0;</text:p>
            <text:p text:style-name="P101">}</text:p>
          </table:table-cell>
        </table:table-row>
      </table:table>
      <text:p text:style-name="P74"/>
      <text:p text:style-name="P74"><text:span text:style-name="T38">This means if the return of </text:span><text:span text:style-name="T45">Int::max()</text:span><text:span text:style-name="T38"> is an </text:span><text:span text:style-name="T45">Int</text:span><text:span text:style-name="T38"> and not an </text:span><text:span text:style-name="T45">Int &amp;</text:span></text:p>
      <table:table table:name="Table77" table:style-name="Table77">
        <table:table-column table:style-name="Table77.A"/>
        <table:table-row table:style-name="TableLine2228386795824">
          <table:table-cell table:style-name="Table77.A1" office:value-type="string">
            <text:p text:style-name="P101">...</text:p>
            <text:p text:style-name="P101">class Int </text:p>
            <text:p text:style-name="P101">{</text:p>
            <text:p text:style-name="P101">public:</text:p>
            <text:p text:style-name="P101"><text:s text:c="4"/>...</text:p>
            <text:p text:style-name="P101"><text:s text:c="4"/><text:span text:style-name="T72">Int</text:span> max(const Int &amp; c)</text:p>
            <text:p text:style-name="P101"><text:s text:c="4"/>{</text:p>
            <text:p text:style-name="P101"><text:s text:c="8"/>...</text:p>
            <text:p text:style-name="P101"><text:s text:c="4"/>}</text:p>
            <text:p text:style-name="P101"><text:s text:c="4"/>...</text:p>
            <text:p text:style-name="P101">};</text:p>
            <text:p text:style-name="P101">...</text:p>
          </table:table-cell>
        </table:table-row>
      </table:table>
      <text:p text:style-name="P86"><text:span text:style-name="T38">then an </text:span><text:span text:style-name="T45">Int</text:span><text:span text:style-name="T38"> value is returned (it has the same values as </text:span><text:span text:style-name="T45">a</text:span><text:span text:style-name="T38"> or </text:span><text:span text:style-name="T45">b</text:span><text:span text:style-name="T38">). This </text:span><text:span text:style-name="T45">Int</text:span><text:span text:style-name="T38"> value is used for the invocation of the </text:span><text:span text:style-name="T45">Int</text:span><text:span text:style-name="T38"> copy constructor to initialize </text:span><text:span text:style-name="T45">c:</text:span></text:p>
      <table:table table:name="Table16" table:style-name="Table16">
        <table:table-column table:style-name="Table16.A"/>
        <table:table-row table:style-name="TableLine2228386795008">
          <table:table-cell table:style-name="Table16.A1" office:value-type="string">
            <text:p text:style-name="P101">#include “Int.h“</text:p>
            <text:p text:style-name="P101"/>
            <text:p text:style-name="P101">int main()</text:p>
            <text:p text:style-name="P101">{</text:p>
            <text:p text:style-name="P101"><text:s text:c="4"/>Int a(100), b(1);</text:p>
            <text:p text:style-name="P101"><text:s text:c="4"/>Int c = a.max(b);</text:p>
            <text:p text:style-name="P101"><text:soft-page-break/><text:span text:style-name="T96"><text:s text:c="4"/>c</text:span>.print();</text:p>
            <text:p text:style-name="P101"><text:s/></text:p>
            <text:p text:style-name="P101"><text:s text:c="4"/>return 0;</text:p>
            <text:p text:style-name="P101">}</text:p>
          </table:table-cell>
        </table:table-row>
      </table:table>
      <text:p text:style-name="P10"/>
      <text:p text:style-name="P46">Make sure you read the last two sentences again (and again and again).</text:p>
      <text:p text:style-name="P46"/>
      <text:p text:style-name="P46">However if a reference is returned:</text:p>
      <table:table table:name="Table78" table:style-name="Table78">
        <table:table-column table:style-name="Table78.A"/>
        <table:table-row table:style-name="TableLine2228386798272">
          <table:table-cell table:style-name="Table78.A1" office:value-type="string">
            <text:p text:style-name="P101">...</text:p>
            <text:p text:style-name="P101">class Int </text:p>
            <text:p text:style-name="P101">{</text:p>
            <text:p text:style-name="P101">public:</text:p>
            <text:p text:style-name="P101"><text:s text:c="4"/>...</text:p>
            <text:p text:style-name="P101"><text:s text:c="4"/><text:span text:style-name="T72">Int &amp;</text:span> max(const Int &amp; c)</text:p>
            <text:p text:style-name="P101"><text:s text:c="4"/>{</text:p>
            <text:p text:style-name="P101"><text:s text:c="8"/>...</text:p>
            <text:p text:style-name="P101"><text:s text:c="4"/>}</text:p>
            <text:p text:style-name="P101"><text:s text:c="4"/>...</text:p>
            <text:p text:style-name="P101">};</text:p>
            <text:p text:style-name="P101">...</text:p>
          </table:table-cell>
        </table:table-row>
      </table:table>
      <text:p text:style-name="P46">then back in <text:span text:style-name="T3">main()</text:span>:</text:p>
      <table:table table:name="Table79" table:style-name="Table79">
        <table:table-column table:style-name="Table79.A"/>
        <table:table-row table:style-name="TableLine2228386793104">
          <table:table-cell table:style-name="Table79.A1" office:value-type="string">
            <text:p text:style-name="P154">#include “Int.h“</text:p>
            <text:p text:style-name="P154"/>
            <text:p text:style-name="P105">int main()</text:p>
            <text:p text:style-name="P105">{</text:p>
            <text:p text:style-name="P105"><text:s text:c="4"/>Int a(100), b(1);</text:p>
            <text:p text:style-name="P105"><text:s text:c="4"/>Int c = a.max(b);</text:p>
            <text:p text:style-name="P116"><text:span text:style-name="T96"><text:s text:c="4"/>c</text:span>.print();</text:p>
            <text:p text:style-name="P154"><text:s/></text:p>
            <text:p text:style-name="P154"><text:s text:c="4"/>return 0;</text:p>
            <text:p text:style-name="P155">}</text:p>
          </table:table-cell>
        </table:table-row>
      </table:table>
      <text:p text:style-name="P74"><text:span text:style-name="T38">on returning from </text:span><text:span text:style-name="T45">Int::max()</text:span><text:span text:style-name="T38">, <text:s/>a reference to a or to b is used by the copy constructor to initialize </text:span><text:span text:style-name="T45">c</text:span><text:span text:style-name="T38">. There's no extra </text:span><text:span text:style-name="T45">Int</text:span><text:span text:style-name="T38"> object created by </text:span><text:span text:style-name="T45">Int::max()</text:span><text:span text:style-name="T38"> that is used to initialize </text:span><text:span text:style-name="T45">c</text:span><text:span text:style-name="T38">.</text:span></text:p>
      <text:p text:style-name="P46"/>
      <text:p text:style-name="P74"><text:span text:style-name="T38">Let me repeat again: when you return </text:span><text:span text:style-name="T45">Int</text:span><text:span text:style-name="T38"> (not </text:span><text:span text:style-name="T45">Int &amp;</text:span><text:span text:style-name="T38">), a copy of the object to be returned is made (by using the copy constructor).</text:span></text:p>
      <table:table table:name="Table80" table:style-name="Table80">
        <table:table-column table:style-name="Table80.A"/>
        <table:table-row table:style-name="TableLine2228386787936">
          <table:table-cell table:style-name="Table80.A1" office:value-type="string">
            <text:p text:style-name="P144">...</text:p>
            <text:p text:style-name="P144">class Int </text:p>
            <text:p text:style-name="P144">{</text:p>
            <text:p text:style-name="P144">public:</text:p>
            <text:p text:style-name="P177"><draw:custom-shape text:anchor-type="paragraph" draw:z-index="19" draw:name="Shape20" draw:style-name="gr11" draw:text-style-name="P216" svg:width="2.4969in" svg:height="1.2689in" svg:x="3.2492in" svg:y="0.0398in"><text:p text:style-name="P215"><text:span text:style-name="T124">Copy constructor is called using </text:span><text:span text:style-name="T125">c</text:span><text:span text:style-name="T124"> or </text:span><text:span text:style-name="T125">*this</text:span><text:span text:style-name="T124">!!! Because return type is </text:span><text:span text:style-name="T125">Int</text:span><text:span text:style-name="T124"> (and not </text:span><text:span text:style-name="T125">Int &amp;</text:span><text:span text:style-name="T124">) Remember that!!!</text:span></text:p><draw:enhanced-geometry svg:viewBox="0 0 21600 21600" draw:type="rectangle" draw:enhanced-path="M 0 0 L 21600 0 21600 21600 0 21600 0 0 Z N"/></draw:custom-shape><text:s text:c="4"/>...</text:p>
            <text:p text:style-name="P177"><text:s text:c="4"/><text:span text:style-name="T72">Int</text:span> max(const Int &amp; c)</text:p>
            <text:p text:style-name="P177"><text:s text:c="4"/>{</text:p>
            <text:p text:style-name="P177"><text:s text:c="8"/>return (c.x &gt; x ? c : *this);</text:p>
            <text:p text:style-name="P177"><text:s text:c="4"/>}</text:p>
            <text:p text:style-name="P177"><text:s text:c="4"/>...</text:p>
            <text:p text:style-name="P177">private:</text:p>
            <text:p text:style-name="P178"><text:soft-page-break/><text:s text:c="4"/>int x;</text:p>
            <text:p text:style-name="P177">};</text:p>
            <text:p text:style-name="P177">...</text:p>
          </table:table-cell>
        </table:table-row>
      </table:table>
      <text:p text:style-name="P123"><text:span text:style-name="T35">Whereas if you return </text:span><text:span text:style-name="T48">Int &amp;</text:span><text:span text:style-name="T35">, no </text:span><text:span text:style-name="T48">Int</text:span><text:span text:style-name="T35"> object is created. The copy constructor used to create </text:span><text:span text:style-name="T48">c</text:span><text:span text:style-name="T35"> will simply reference </text:span><text:span text:style-name="T48">a</text:span><text:span text:style-name="T35"> or </text:span><text:span text:style-name="T48">b</text:span><text:span text:style-name="T35">.</text:span></text:p>
      <text:p text:style-name="P7"/>
      <text:p text:style-name="P5"/>
      <text:p text:style-name="P159">Returning <text:span text:style-name="T108">r</text:span>eferences</text:p>
      <text:p text:style-name="P7"/>
      <text:p text:style-name="P47">In the previous section, I have shown you an example of returning a reference.</text:p>
      <text:p text:style-name="P137"/>
      <text:p text:style-name="P131">Certain methods and operators update the values of the variables or objects and return the values of the variables or objects. Run this:</text:p>
      <table:table table:name="Table17" table:style-name="Table17">
        <table:table-column table:style-name="Table17.A"/>
        <table:table-row table:style-name="TableLine2228387151760">
          <table:table-cell table:style-name="Table17.A1" office:value-type="string">
            <text:p text:style-name="P127">int x = 5;</text:p>
            <text:p text:style-name="P127">x++;</text:p>
            <text:p text:style-name="P127">std::cout &lt;&lt; x &lt;&lt; std::endl;</text:p>
            <text:p text:style-name="P127">int y = x++;</text:p>
            <text:p text:style-name="P127">std::cout &lt;&lt; x &lt;&lt; ',' &lt;&lt; y &lt;&lt; std::endl;</text:p>
            <text:p text:style-name="P127">y = (x += 5);</text:p>
            <text:p text:style-name="P127">std::cout &lt;&lt; x &lt;&lt; ',' &lt;&lt; y &lt;&lt; std::endl;</text:p>
            <text:p text:style-name="P127">(x += 5) += 5;</text:p>
            <text:p text:style-name="P127">std::cout &lt;&lt; x &lt;&lt; std::endl;</text:p>
          </table:table-cell>
        </table:table-row>
      </table:table>
      <text:p text:style-name="P75"/>
      <text:p text:style-name="P75">Don’t overdo this! Why? Because</text:p>
      <text:p text:style-name="P75"/>
      <text:p text:style-name="P127"><text:tab/>y = (x += 5);</text:p>
      <text:p text:style-name="P127"/>
      <text:p text:style-name="P132"><text:span text:style-name="T41">does too many things. </text:span>A function/method/operator should do <text:span text:style-name="T64">one</text:span> thing to avoid confusion. This is clearly easier to understand:</text:p>
      <text:p text:style-name="P132"/>
      <text:p text:style-name="P127"><text:tab/>x += 5;</text:p>
      <text:p text:style-name="P127"><text:tab/>y = x;</text:p>
      <text:p text:style-name="P132"/>
      <text:p text:style-name="P132">Note that the <text:span text:style-name="T3">+=</text:span> when called twice:</text:p>
      <text:p text:style-name="P132"/>
      <text:p text:style-name="P127"><text:tab/>(x += 5) += 5;</text:p>
      <text:p text:style-name="P127"/>
      <text:p text:style-name="P132">operates on the same <text:span text:style-name="T3">x</text:span>. This means that <text:span text:style-name="T3">+=</text:span>, besides incrementing <text:span text:style-name="T3">x</text:span>, also returns a reference to x so that the second <text:span text:style-name="T3">+=</text:span> operators on the same <text:span text:style-name="T3">x</text:span>. If <text:span text:style-name="T3">+=</text:span> returns a new <text:span text:style-name="T3">int</text:span> value that has the same value as <text:span text:style-name="T3">x</text:span> after incrementing, then the second <text:span text:style-name="T3">+=</text:span> would have operated on this new <text:span text:style-name="T3">int</text:span> value and not on <text:span text:style-name="T3">x</text:span>. Therefore the right thing to do is to return a reference to <text:span text:style-name="T3">x</text:span> and not a copy of <text:span text:style-name="T3">x</text:span>.</text:p>
      <text:p text:style-name="P132"/>
      <text:p text:style-name="P75">Of course returning a reference is faster than returning an object since objects tend to consume more memory. References are implemented using pointers and pointers take up very little memory. </text:p>
      <text:p text:style-name="P75"/>
      <text:p text:style-name="P75">Refer to the <text:span text:style-name="T3">Date</text:span> example. Suppose the <text:span text:style-name="T3">add_y</text:span> method is to add an integer value to the year value, <text:span text:style-name="T65">and</text:span> return the value of the object.</text:p>
      <table:table table:name="Table18" table:style-name="Table18">
        <table:table-column table:style-name="Table18.A"/>
        <table:table-row table:style-name="TableLine2228387158016">
          <table:table-cell table:style-name="Table18.A1" office:value-type="string">
            <text:p text:style-name="P145">// Date.h</text:p>
            <text:p text:style-name="P179">...</text:p>
            <text:p text:style-name="P179">class Date</text:p>
            <text:p text:style-name="P179">{</text:p>
            <text:p text:style-name="P179">public:</text:p>
            <text:p text:style-name="P179"><text:s text:c="4"/>...</text:p>
            <text:p text:style-name="P179"><text:soft-page-break/><text:s text:c="4"/><text:span text:style-name="T72">Date &amp;</text:span> add_y(int);</text:p>
            <text:p text:style-name="P179"><text:s text:c="4"/>...</text:p>
            <text:p text:style-name="P179">private:</text:p>
            <text:p text:style-name="P179"><text:s text:c="4"/>int yyyy_, mm_, dd_;</text:p>
            <text:p text:style-name="P179">};</text:p>
            <text:p text:style-name="P179">...</text:p>
          </table:table-cell>
        </table:table-row>
      </table:table>
      <text:p text:style-name="P70"/>
      <table:table table:name="Table81" table:style-name="Table81">
        <table:table-column table:style-name="Table81.A"/>
        <table:table-row table:style-name="TableLine2228387159376">
          <table:table-cell table:style-name="Table81.A1" office:value-type="string">
            <text:p text:style-name="P106">// Date.cpp</text:p>
            <text:p text:style-name="P106">...</text:p>
            <text:p text:style-name="P106"><text:span text:style-name="T72">Date &amp;</text:span> Date::add_y(int inc)</text:p>
            <text:p text:style-name="P106">{</text:p>
            <text:p text:style-name="P106"><text:s text:c="4"/><text:span text:style-name="T90">yyy</text:span>y_ += inc;</text:p>
            <text:p text:style-name="P106"><text:s text:c="4"/><text:span text:style-name="T72">return *this;</text:span></text:p>
            <text:p text:style-name="P106">}</text:p>
            <text:p text:style-name="P106">...</text:p>
          </table:table-cell>
        </table:table-row>
      </table:table>
      <text:p text:style-name="P171"/>
      <text:p text:style-name="P130">With the above, I can now do this:</text:p>
      <text:p text:style-name="P171"/>
      <text:p text:style-name="P172"><text:tab/>Date today(1, 1, 1970);</text:p>
      <text:p text:style-name="P172"><text:tab/>today.add_y(1).add_y(3);</text:p>
      <text:p text:style-name="P171"/>
      <text:p text:style-name="P130">The first invocation of <text:span text:style-name="T3">add_y</text:span> will add 1 to the year of <text:span text:style-name="T3">today</text:span> and then a reference to <text:span text:style-name="T3">today</text:span> is return<text:span text:style-name="T96">ed</text:span>. Therefore the second <text:span text:style-name="T3">add_y</text:span> is called by this reference, which means that the second <text:span text:style-name="T3">add_y</text:span> is called by <text:span text:style-name="T3">today</text:span>.</text:p>
      <text:p text:style-name="P171"/>
      <text:p text:style-name="P70">However if you do this:</text:p>
      <table:table table:name="Table82" table:style-name="Table82">
        <table:table-column table:style-name="Table82.A"/>
        <table:table-row table:style-name="TableLine2228387152848">
          <table:table-cell table:style-name="Table82.A1" office:value-type="string">
            <text:p text:style-name="P106">// Date.cpp</text:p>
            <text:p text:style-name="P106">...</text:p>
            <text:p text:style-name="P106"><text:span text:style-name="T72">Date </text:span>Date::add_y(int inc)</text:p>
            <text:p text:style-name="P106">{</text:p>
            <text:p text:style-name="P106"><text:s text:c="4"/>y += inc;</text:p>
            <text:p text:style-name="P106"><text:s text:c="4"/><text:span text:style-name="T72">return *this;</text:span></text:p>
            <text:p text:style-name="P106">}</text:p>
            <text:p text:style-name="P106">...</text:p>
          </table:table-cell>
        </table:table-row>
      </table:table>
      <text:p text:style-name="P130">i.e., return a <text:span text:style-name="T3">Date</text:span> object instead of a reference, then <text:span text:style-name="T3">Date</text:span>'s copy constructor is used to create a new <text:span text:style-name="T3">Date</text:span> object from <text:span text:style-name="T3">*this</text:span>. This object is returned to <text:span text:style-name="T3">main()</text:span> and the <text:span text:style-name="T3">add_y</text:span> is called by this object so that <text:span text:style-name="T3">today</text:span> does not have its year incremented by 3.</text:p>
      <text:p text:style-name="P171"/>
      <text:p text:style-name="P130">We now look at returning references from a function call or method call.</text:p>
      <text:p text:style-name="P129">There’s nothing new here about references.</text:p>
      <text:p text:style-name="P129"/>
      <text:p text:style-name="P129"><text:span text:style-name="T63">WARNING: </text:span>Pay attention to the next programs!!!</text:p>
      <text:p text:style-name="P129"/>
      <text:p text:style-name="P129">Run the following pair of programs. Explain their outputs.</text:p>
      <table:table table:name="Table83" table:style-name="Table83">
        <table:table-column table:style-name="Table83.A"/>
        <table:table-row table:style-name="TableLine2228387154208">
          <table:table-cell table:style-name="Table83.A1" office:value-type="string">
            <text:p text:style-name="P106">#include &lt;iostream&gt;</text:p>
            <text:p text:style-name="P106"/>
            <text:p text:style-name="P106"><text:soft-page-break/>int &amp; f(int &amp; x) </text:p>
            <text:p text:style-name="P106">{</text:p>
            <text:p text:style-name="P106"><text:s text:c="4"/>x++; </text:p>
            <text:p text:style-name="P106"><text:s text:c="4"/>return x; </text:p>
            <text:p text:style-name="P106">}</text:p>
            <text:p text:style-name="P106"><text:tab/></text:p>
            <text:p text:style-name="P106">int main() </text:p>
            <text:p text:style-name="P106">{</text:p>
            <text:p text:style-name="P106"><text:s text:c="4"/>int a = 42;</text:p>
            <text:p text:style-name="P106"><text:s text:c="4"/>int &amp; b = f(a);</text:p>
            <text:p text:style-name="P106"><text:s text:c="4"/>std::cout &lt;&lt; a &lt;&lt; ' ' &lt;&lt; b &lt;&lt; '\n';</text:p>
            <text:p text:style-name="P106"><text:s text:c="4"/>std::cout &lt;&lt; &amp;a &lt;&lt; ' ' &lt;&lt; &amp;b &lt;&lt; '\n';</text:p>
            <text:p text:style-name="P106"><text:s text:c="4"/>b++;</text:p>
            <text:p text:style-name="P106"><text:s text:c="4"/>std::cout &lt;&lt; a &lt;&lt; ' ' &lt;&lt; b &lt;&lt; '\n';</text:p>
            <text:p text:style-name="P106"/>
            <text:p text:style-name="P106"><text:s text:c="4"/>return 0;</text:p>
            <text:p text:style-name="P106">}</text:p>
          </table:table-cell>
        </table:table-row>
      </table:table>
      <text:p text:style-name="P70"/>
      <table:table table:name="Table84" table:style-name="Table84">
        <table:table-column table:style-name="Table84.A"/>
        <table:table-row table:style-name="TableLine2228387156928">
          <table:table-cell table:style-name="Table84.A1" office:value-type="string">
            <text:p text:style-name="P106">#include &lt;iostream&gt;</text:p>
            <text:p text:style-name="P106"/>
            <text:p text:style-name="P106">int &amp; f(int &amp; x) </text:p>
            <text:p text:style-name="P106">{ </text:p>
            <text:p text:style-name="P106"><text:s text:c="4"/>x++; </text:p>
            <text:p text:style-name="P106"><text:s text:c="4"/>return x; </text:p>
            <text:p text:style-name="P106">}</text:p>
            <text:p text:style-name="P106"><text:tab/></text:p>
            <text:p text:style-name="P106">int main() </text:p>
            <text:p text:style-name="P106">{</text:p>
            <text:p text:style-name="P106"><text:s text:c="4"/>int a = 42;</text:p>
            <text:p text:style-name="P106"><text:s text:c="4"/>int b = f(a);</text:p>
            <text:p text:style-name="P106"><text:s text:c="4"/>std::cout &lt;&lt; a &lt;&lt; ' ' &lt;&lt; b &lt;&lt; '\n';</text:p>
            <text:p text:style-name="P106"><text:s text:c="4"/>std::cout &lt;&lt; a &lt;&lt; ' ' &lt;&lt; b &lt;&lt; '\n';</text:p>
            <text:p text:style-name="P106"><text:s text:c="4"/>b++;</text:p>
            <text:p text:style-name="P106"><text:s text:c="4"/>std::cout &lt;&lt; a &lt;&lt; ' ' &lt;&lt; b &lt;&lt; '\n';</text:p>
            <text:p text:style-name="P106"/>
            <text:p text:style-name="P106"><text:s text:c="4"/>return 0;</text:p>
            <text:p text:style-name="P54">}</text:p>
          </table:table-cell>
        </table:table-row>
      </table:table>
      <text:p text:style-name="P138"/>
      <text:p text:style-name="P130">The point:</text:p>
      <table:table table:name="Table85" table:style-name="Table85">
        <table:table-column table:style-name="Table85.A"/>
        <table:table-row table:style-name="TableLine2228387164544">
          <table:table-cell table:style-name="Table85.A1" office:value-type="string">
            <text:p text:style-name="P106">int a = 42;</text:p>
            <text:p text:style-name="P106">int &amp; b = a;</text:p>
            <text:p text:style-name="P106"/>
            <text:p text:style-name="P106">int &amp; receiver1 = b; // receiver1 references a</text:p>
            <text:p text:style-name="P106">int receiver2 = b; // receiver2 gets the value of a</text:p>
            <text:p text:style-name="P106"/>
            <text:p text:style-name="P106">receiver1 = 0; // a is changed</text:p>
            <text:p text:style-name="P64">receiver2 = 0; // receiver2 is changed, not a.</text:p>
          </table:table-cell>
        </table:table-row>
      </table:table>
      <text:p text:style-name="P133"/>
      <text:p text:style-name="P75">What about this?</text:p>
      <table:table table:name="Table86" table:style-name="Table86">
        <table:table-column table:style-name="Table86.A"/>
        <table:table-row table:style-name="TableLine2228387153120">
          <table:table-cell table:style-name="Table86.A1" office:value-type="string">
            <text:p text:style-name="P106">int &amp; f() </text:p>
            <text:p text:style-name="P106">{</text:p>
            <text:p text:style-name="P106"><text:s text:c="4"/>int x = 42;</text:p>
            <text:p text:style-name="P106"/>
            <text:p text:style-name="P106"><text:soft-page-break/><text:s text:c="4"/>return x; </text:p>
            <text:p text:style-name="P106">}</text:p>
          </table:table-cell>
        </table:table-row>
      </table:table>
      <text:p text:style-name="P79">This returns a reference to a local variable but you cannot refer to this local variable once it goes out of scope since it will be destroyed at that point. (Note: this is OLD stuff. Yes I have already talked about it.)<text:span text:style-name="T33"> </text:span></text:p>
      <text:p text:style-name="P12"/>
      <text:p text:style-name="P163">Yet more examples on returning <text:span text:style-name="T9">*this</text:span><text:span text:style-name="T74"> </text:span>as a reference (DIY)</text:p>
      <text:p text:style-name="P92"/>
      <table:table table:name="Table23" table:style-name="Table23">
        <table:table-column table:style-name="Table23.A"/>
        <table:table-row table:style-name="TableLine2228387160736">
          <table:table-cell table:style-name="Table23.A1" office:value-type="string">
            <text:p text:style-name="P101">class Point2d </text:p>
            <text:p text:style-name="P101">{</text:p>
            <text:p text:style-name="P101">public:</text:p>
            <text:p text:style-name="P101"/>
            <text:p text:style-name="P101"><text:s text:c="4"/>Point2d &amp; set_x(int x) { x_ = x; return *this; }</text:p>
            <text:p text:style-name="P101"><text:s text:c="4"/>Point2d &amp; set_y(int y) { y_ = y; return *this; }</text:p>
            <text:p text:style-name="P101"/>
            <text:p text:style-name="P101"><text:s text:c="4"/>void print() </text:p>
            <text:p text:style-name="P101"><text:s text:c="4"/>{ </text:p>
            <text:p text:style-name="P101"><text:s text:c="8"/>std::cout &lt;&lt; x_ &lt;&lt; ',' &lt;&lt; y_ &lt;&lt; '\n'; </text:p>
            <text:p text:style-name="P101"><text:s text:c="4"/>}</text:p>
            <text:p text:style-name="P101"/>
            <text:p text:style-name="P101">private:</text:p>
            <text:p text:style-name="P101"><text:s/>int x_, y_;</text:p>
            <text:p text:style-name="P101">};</text:p>
            <text:p text:style-name="P101"/>
            <text:p text:style-name="P101">int main()</text:p>
            <text:p text:style-name="P101">{ </text:p>
            <text:p text:style-name="P101"><text:s text:c="4"/>Point2d p;</text:p>
            <text:p text:style-name="P101"><text:s text:c="4"/>Point2d &amp; q = p.set_x(1);</text:p>
            <text:p text:style-name="P101"/>
            <text:p text:style-name="P101"><text:s text:c="4"/>q.set_y(2);</text:p>
            <text:p text:style-name="P101"><text:s text:c="4"/>p.print();</text:p>
            <text:p text:style-name="P101"/>
            <text:p text:style-name="P101"><text:s text:c="4"/>return 0;</text:p>
            <text:p text:style-name="P101">}</text:p>
          </table:table-cell>
        </table:table-row>
      </table:table>
      <text:p text:style-name="P16">Explain!</text:p>
      <text:p text:style-name="P16"/>
      <text:p text:style-name="P16"/>
      <table:table table:name="Table25" table:style-name="Table25">
        <table:table-column table:style-name="Table25.A"/>
        <table:table-row table:style-name="TableLine2228387153936">
          <table:table-cell table:style-name="Table25.A1" office:value-type="string">
            <text:p text:style-name="P101">class Point2d </text:p>
            <text:p text:style-name="P101">{</text:p>
            <text:p text:style-name="P101">public:</text:p>
            <text:p text:style-name="P101"><text:s text:c="4"/>Point2d <text:span text:style-name="T72">&amp;</text:span> set_x(int x) </text:p>
            <text:p text:style-name="P101"><text:s text:c="4"/>{ </text:p>
            <text:p text:style-name="P101"><text:s text:c="8"/>x_ = x; </text:p>
            <text:p text:style-name="P101"><text:s text:c="8"/>return <text:span text:style-name="T72">*this</text:span>; </text:p>
            <text:p text:style-name="P101"><text:s text:c="4"/>}</text:p>
            <text:p text:style-name="P101"/>
            <text:p text:style-name="P101"><text:s text:c="4"/>Point2d <text:span text:style-name="T72">&amp;</text:span> set_y(int y) </text:p>
            <text:p text:style-name="P101"><text:s text:c="4"/>{ </text:p>
            <text:p text:style-name="P101"><text:s text:c="8"/>y_ = y; </text:p>
            <text:p text:style-name="P101"><text:s text:c="8"/>return <text:span text:style-name="T72">*this</text:span>; </text:p>
            <text:p text:style-name="P101"><text:s text:c="4"/>}</text:p>
            <text:p text:style-name="P101"><text:s text:c="4"/></text:p>
            <text:p text:style-name="P101"><text:s text:c="4"/>void print() </text:p>
            <text:p text:style-name="P101"><text:s text:c="4"/>{ </text:p>
            <text:p text:style-name="P101"><text:s text:c="8"/>std::cout &lt;&lt; x_ &lt;&lt; ',' &lt;&lt; y_ &lt;&lt; '\n'; </text:p>
            <text:p text:style-name="P101"><text:soft-page-break/><text:s text:c="4"/>}</text:p>
            <text:p text:style-name="P101"/>
            <text:p text:style-name="P101">private:</text:p>
            <text:p text:style-name="P101"><text:s text:c="4"/>int x_, y_;</text:p>
            <text:p text:style-name="P101">};</text:p>
            <text:p text:style-name="P101"/>
            <text:p text:style-name="P101">int main()</text:p>
            <text:p text:style-name="P101">{ </text:p>
            <text:p text:style-name="P101"><text:s text:c="4"/>Point2d p;</text:p>
            <text:p text:style-name="P101"><text:s text:c="4"/>p.set_x(1).set_y(2);</text:p>
            <text:p text:style-name="P101"><text:s text:c="4"/>p.print();</text:p>
            <text:p text:style-name="P101"/>
            <text:p text:style-name="P101"><text:s text:c="4"/>return 0;</text:p>
            <text:p text:style-name="P101">}</text:p>
          </table:table-cell>
        </table:table-row>
      </table:table>
      <text:p text:style-name="P83"><text:span text:style-name="T36">This is similar to the previous program except that I got rid </text:span><text:span text:style-name="T37">of </text:span><text:span text:style-name="T47">q</text:span><text:span text:style-name="T37">. Explain!</text:span></text:p>
      <text:p text:style-name="P83"/>
      <text:p text:style-name="P53"><draw:custom-shape text:anchor-type="paragraph" draw:z-index="20" draw:name="Shape21" draw:style-name="gr10" draw:text-style-name="P214" svg:width="2.1224in" svg:height="0.5276in" svg:x="4.7299in" svg:y="0.0957in"><text:p text:style-name="P213"><text:span text:style-name="T123">Return type is Point2d </text:span></text:p><text:p text:style-name="P213"><text:span text:style-name="T123">and not Point2d&amp;</text:span></text:p><draw:enhanced-geometry svg:viewBox="0 0 21600 21600" draw:type="mso-spt202" draw:enhanced-path="M 0 0 L 21600 0 21600 21600 0 21600 0 0 Z N"/></draw:custom-shape></text:p>
      <table:table table:name="Table27" table:style-name="Table27">
        <table:table-column table:style-name="Table27.A"/>
        <table:table-row table:style-name="TableLine2228387232544">
          <table:table-cell table:style-name="Table27.A1" office:value-type="string">
            <text:p text:style-name="P101">class Point2d </text:p>
            <text:p text:style-name="P101"><draw:line text:anchor-type="paragraph" draw:z-index="21" draw:name="Shape22" draw:style-name="gr1" draw:text-style-name="P201" svg:x1="4.6917in" svg:y1="0.0744in" svg:x2="0.9043in" svg:y2="0.2669in"><text:p/></draw:line>{</text:p>
            <text:p text:style-name="P101">public:</text:p>
            <text:p text:style-name="P101"><text:s text:c="4"/><text:span text:style-name="T72">Point2d</text:span> set_x(int x) </text:p>
            <text:p text:style-name="P101"><text:s text:c="4"/>{ </text:p>
            <text:p text:style-name="P101"><text:s text:c="8"/>x_ = x;</text:p>
            <text:p text:style-name="P101"><text:s text:c="8"/>return *this; </text:p>
            <text:p text:style-name="P101"><text:s text:c="4"/>}</text:p>
            <text:p text:style-name="P101"><text:s text:c="4"/></text:p>
            <text:p text:style-name="P101"><text:s text:c="4"/><text:span text:style-name="T72">Point2d</text:span> set_y(int y) </text:p>
            <text:p text:style-name="P101"><text:s text:c="4"/>{ </text:p>
            <text:p text:style-name="P101"><text:s text:c="8"/>y_ = y; </text:p>
            <text:p text:style-name="P101"><text:s text:c="8"/>return *this; </text:p>
            <text:p text:style-name="P101"><text:s text:c="4"/>}</text:p>
            <text:p text:style-name="P101"><text:s text:c="4"/></text:p>
            <text:p text:style-name="P101"><text:s text:c="4"/>void print() </text:p>
            <text:p text:style-name="P101"><text:s text:c="4"/>{ </text:p>
            <text:p text:style-name="P101"><text:s text:c="8"/>std::cout &lt;&lt; x_ &lt;&lt; ',' &lt;&lt; y_ &lt;&lt; '\n'; </text:p>
            <text:p text:style-name="P101"><text:s text:c="4"/>}</text:p>
            <text:p text:style-name="P101"/>
            <text:p text:style-name="P101">private:</text:p>
            <text:p text:style-name="P101"><text:s text:c="4"/>int x_, y_;</text:p>
            <text:p text:style-name="P101">};</text:p>
            <text:p text:style-name="P101"/>
            <text:p text:style-name="P101">int main()</text:p>
            <text:p text:style-name="P101">{ </text:p>
            <text:p text:style-name="P101"><text:s text:c="4"/>Point2d p;</text:p>
            <text:p text:style-name="P101"><text:s text:c="4"/>p.set_x(1).set_y(2);</text:p>
            <text:p text:style-name="P101"><text:s text:c="4"/>p.print();</text:p>
            <text:p text:style-name="P101"><text:s text:c="4"/>return 0;</text:p>
            <text:p text:style-name="P101">}</text:p>
          </table:table-cell>
        </table:table-row>
      </table:table>
      <text:p text:style-name="P17">Explain!</text:p>
      <text:p text:style-name="P12"/>
      <text:p text:style-name="P12"/>
      <text:p text:style-name="P12"/>
      <text:p text:style-name="P164">Returning reference to member variable</text:p>
      <text:p text:style-name="P90"><office:annotation loext:resolved="false"><dc:creator>Unknown Author</dc:creator><dc:date>2015-03-03T16:51:23</dc:date><text:p text:style-name="P200"><text:span text:style-name="T111">Returning constant reference</text:span></text:p><text:p text:style-name="P200"><text:span text:style-name="T111"/></text:p><text:p text:style-name="P200"><text:span text:style-name="T111">(Add content during summer?)</text:span></text:p></office:annotation></text:p>
      <text:p text:style-name="P43">Of course you can also return a reference to a member (yes I know I've already talked about this before).</text:p>
      <table:table table:name="Table29" table:style-name="Table29">
        <table:table-column table:style-name="Table29.A"/>
        <table:table-row table:style-name="TableLine2228387228464">
          <table:table-cell table:style-name="Table29.A1" office:value-type="string">
            <text:p text:style-name="P101">class Point2d</text:p>
            <text:p text:style-name="P101">{</text:p>
            <text:p text:style-name="P101">public:</text:p>
            <text:p text:style-name="P101"><text:s text:c="4"/>int &amp; get_x() </text:p>
            <text:p text:style-name="P101"><text:s text:c="4"/>{ </text:p>
            <text:p text:style-name="P101"><text:s text:c="8"/>return x_; </text:p>
            <text:p text:style-name="P101"><text:s text:c="4"/>}</text:p>
            <text:p text:style-name="P101"><text:s text:c="4"/></text:p>
            <text:p text:style-name="P101"><text:s text:c="4"/>void print() </text:p>
            <text:p text:style-name="P101"><text:s text:c="4"/>{ </text:p>
            <text:p text:style-name="P101"><text:s text:c="8"/>std::cout &lt;&lt; x_ &lt;&lt; ',' &lt;&lt; y_ &lt;&lt; '\n'; </text:p>
            <text:p text:style-name="P101"><text:s text:c="4"/>}</text:p>
            <text:p text:style-name="P101"/>
            <text:p text:style-name="P101">private:</text:p>
            <text:p text:style-name="P101"><text:s text:c="4"/>int x_, y_;</text:p>
            <text:p text:style-name="P101">};</text:p>
            <text:p text:style-name="P101"/>
            <text:p text:style-name="P101">int main() </text:p>
            <text:p text:style-name="P101">{</text:p>
            <text:p text:style-name="P101"><text:s text:c="4"/>Point2d p;</text:p>
            <text:p text:style-name="P101"><text:s text:c="4"/>p.print();</text:p>
            <text:p text:style-name="P101"><text:s text:c="4"/>int &amp; a = p.get_x();</text:p>
            <text:p text:style-name="P101"><text:s text:c="4"/>a = 0;</text:p>
            <text:p text:style-name="P101"><text:s text:c="4"/>p.print();</text:p>
            <text:p text:style-name="P101"/>
            <text:p text:style-name="P101"><text:s text:c="4"/>return 0;</text:p>
            <text:p text:style-name="P101">}</text:p>
          </table:table-cell>
        </table:table-row>
      </table:table>
      <text:p text:style-name="Standard">But remember about information hiding. Clients usually should not have direct access to instance variables. The class (and the objects) should provide services to clients through methods and hide internal implementation from outsiders. This makes the software more maintainable.</text:p>
      <text:p text:style-name="Standard"/>
      <text:p text:style-name="Standard">And you definitely cannot do this in a method:</text:p>
      <table:table table:name="Table31" table:style-name="Table31">
        <table:table-column table:style-name="Table31.A"/>
        <table:table-row table:style-name="TableLine2228387224112">
          <table:table-cell table:style-name="Table31.A1" office:value-type="string">
            <text:p text:style-name="P101">class Point2d </text:p>
            <text:p text:style-name="P101">{</text:p>
            <text:p text:style-name="P101">public:</text:p>
            <text:p text:style-name="P101"><text:s text:c="4"/>int &amp; get_x()</text:p>
            <text:p text:style-name="P101"><text:s text:c="4"/>{</text:p>
            <text:p text:style-name="P101"><text:s text:c="8"/>int x = x_;</text:p>
            <text:p text:style-name="P101"/>
            <text:p text:style-name="P101"><text:s text:c="8"/>return x; // ERROR! Returning reference to</text:p>
            <text:p text:style-name="P101"><text:s text:c="19"/>// local variable!!! Arghh!!! </text:p>
            <text:p text:style-name="P101"><text:s text:c="4"/>}</text:p>
            <text:p text:style-name="P101"/>
            <text:p text:style-name="P101">private:</text:p>
            <text:p text:style-name="P101"><text:s text:c="4"/>int x_, y_;</text:p>
            <text:p text:style-name="P101">};</text:p>
          </table:table-cell>
        </table:table-row>
      </table:table>
      <text:p text:style-name="P6"><text:soft-page-break/>Temporary <text:span text:style-name="T108">o</text:span>bject <text:span text:style-name="T108">v</text:span>alues</text:p>
      <text:p text:style-name="P14"/>
      <text:p text:style-name="P76">Most of the time we have objects with names:</text:p>
      <text:p text:style-name="P76"/>
      <text:p text:style-name="P107"><text:tab/>Date date(1970, <text:span text:style-name="T99">1, 1</text:span>);</text:p>
      <text:p text:style-name="P107"><text:tab/>date.print();</text:p>
      <text:p text:style-name="P76"/>
      <text:p text:style-name="P76">Of course you can create object values not bound to names:</text:p>
      <text:p text:style-name="P76"/>
      <text:p text:style-name="P107"><text:tab/>Date(1970, <text:span text:style-name="T99">1, 1</text:span>).print();</text:p>
      <text:p text:style-name="P76"/>
      <text:p text:style-name="P76">(I've already talked about this.)</text:p>
      <text:p text:style-name="P76"/>
      <text:p text:style-name="Standard">In the second case above, we have a temporary object, or an object value that does not belong to an object name.</text:p>
      <text:p text:style-name="Standard"/>
      <text:p text:style-name="Standard">In the <text:span text:style-name="T9">Int</text:span> class, if you have operator+ returns object values, you might see temporary objects:</text:p>
      <text:p text:style-name="P76"/>
      <text:p text:style-name="P107"><text:tab/>Int i(5), j(7), k (8); </text:p>
      <text:p text:style-name="P107"><text:tab/>Int z = i + j + k; // i + j is temporary object</text:p>
      <text:p text:style-name="P107"><text:s text:c="25"/>// this temporary object is</text:p>
      <text:p text:style-name="P107"><text:s text:c="25"/>// added with k to produce </text:p>
      <text:p text:style-name="P107"><text:s text:c="25"/>// another temporary object <text:s text:c="31"/></text:p>
      <text:p text:style-name="Standard"/>
      <text:p text:style-name="Standard">Of course, just like a method, a function can return an object value</text:p>
      <table:table table:name="Table19" table:style-name="Table19">
        <table:table-column table:style-name="Table19.A"/>
        <table:table-row table:style-name="TableLine2228387222208">
          <table:table-cell table:style-name="Table19.A1" office:value-type="string">
            <text:p text:style-name="P107">Date rand_date() </text:p>
            <text:p text:style-name="P107">{ </text:p>
            <text:p text:style-name="P107"><text:s text:c="4"/>return Date(rand()%10 + 1, </text:p>
            <text:p text:style-name="P107"><text:s text:c="16"/>rand()%10 + 1, rand());</text:p>
            <text:p text:style-name="P107">}</text:p>
          </table:table-cell>
        </table:table-row>
      </table:table>
      <text:p text:style-name="P149"/>
      <text:p text:style-name="Standard">Of course this is different from returning a reference: </text:p>
      <table:table table:name="Table20" table:style-name="Table20">
        <table:table-column table:style-name="Table20.A"/>
        <table:table-row table:style-name="TableLine2228387222480">
          <table:table-cell table:style-name="Table20.A1" office:value-type="string">
            <text:p text:style-name="P102">Date &amp; Date::f() </text:p>
            <text:p text:style-name="P102">{</text:p>
            <text:p text:style-name="P102"><text:s text:c="4"/>return (*this); </text:p>
            <text:p text:style-name="P102">}</text:p>
            <text:p text:style-name="P102"/>
            <text:p text:style-name="P109">int main()</text:p>
            <text:p text:style-name="P109">{</text:p>
            <text:p text:style-name="P102"><text:s text:c="4"/>Date date(1, 1, 1970);</text:p>
            <text:p text:style-name="P102"><text:s text:c="4"/>date.f(); // A reference to date</text:p>
            <text:p text:style-name="P102"><text:s text:c="14"/>// is returned</text:p>
            <text:p text:style-name="P102">}</text:p>
          </table:table-cell>
        </table:table-row>
      </table:table>
      <text:p text:style-name="P173"/>
      <text:p text:style-name="Standard">A temporary object can be destroyed immediately after the expression containing the temporary object is computed.</text:p>
      <text:p text:style-name="Standard"/>
      <text:p text:style-name="Standard">There is an exception … you can create an object name and bind it to a temporary object value. In this case the temporary object value is not destroyed immediately. For instance</text:p>
      <table:table table:name="Table21" table:style-name="Table21">
        <table:table-column table:style-name="Table21.A"/>
        <table:table-row table:style-name="TableLine2228387230368">
          <table:table-cell table:style-name="Table21.A1" office:value-type="string">
            <text:p text:style-name="P102">int main() </text:p>
            <text:p text:style-name="P102"><text:soft-page-break/>{</text:p>
            <text:p text:style-name="P102"><text:s text:c="4"/>Date date1 = rand_date(); </text:p>
            <text:p text:style-name="P102"><text:s text:c="4"/>...</text:p>
            <text:p text:style-name="P102">}</text:p>
          </table:table-cell>
        </table:table-row>
      </table:table>
      <text:p text:style-name="Standard"/>
      <text:p text:style-name="Standard"><text:span text:style-name="T36">The value of </text:span><text:span text:style-name="T44">date1</text:span><text:span text:style-name="T36"> is actually the same as the value of the object returned by </text:span><text:span text:style-name="T44">rand_date()</text:span><text:span text:style-name="T36">, i.e., there is no copy constructor call. To verify this add some print statements:</text:span></text:p>
      <table:table table:name="Table22" table:style-name="Table22">
        <table:table-column table:style-name="Table22.A"/>
        <table:table-row table:style-name="TableLine2228387233088">
          <table:table-cell table:style-name="Table22.A1" office:value-type="string">
            <text:p text:style-name="P102">Date randdate()</text:p>
            <text:p text:style-name="P102">{</text:p>
            <text:p text:style-name="P102"><text:s text:c="3"/>Date ret(rand() % 10 + 1, </text:p>
            <text:p text:style-name="P102"><text:s text:c="12"/>rand() % 10 + 1, rand());</text:p>
            <text:p text:style-name="P102"><text:s text:c="3"/>std::cout &lt;&lt; &amp;ret &lt;&lt; '\n'; </text:p>
            <text:p text:style-name="P102"><text:s text:c="3"/>return ret; </text:p>
            <text:p text:style-name="P102">}</text:p>
            <text:p text:style-name="P102"/>
            <text:p text:style-name="P102">int main()</text:p>
            <text:p text:style-name="P102">{ </text:p>
            <text:p text:style-name="P102"><text:s text:c="3"/>Date date1 = f();</text:p>
            <text:p text:style-name="P102"><text:s text:c="3"/>std::cout &lt;&lt; &amp;date1 &lt;&lt; '\n';</text:p>
            <text:p text:style-name="P102">}</text:p>
          </table:table-cell>
        </table:table-row>
      </table:table>
      <text:p text:style-name="P80"/>
      <text:p text:style-name="Standard">You can also insert print statements in the <text:span text:style-name="T3">Date</text:span> destructor to verify that there is only one destructor call, not two, i.e., in the above, there is really only one <text:span text:style-name="T3">Date</text:span> value.</text:p>
      <table:table table:name="Table24" table:style-name="Table24">
        <table:table-column table:style-name="Table24.A"/>
        <table:table-row table:style-name="TableLine2228387230640">
          <table:table-cell table:style-name="Table24.A1" office:value-type="string">
            <text:p text:style-name="P107">rand_date(); <text:s text:c="8"/>// Date value returned by <text:s/></text:p>
            <text:p text:style-name="P107"><text:s text:c="21"/>// rand_date() is not bound to a </text:p>
            <text:p text:style-name="P107"><text:s text:c="21"/>// name. It's destroyed. </text:p>
            <text:p text:style-name="P107"><text:s text:c="21"/>// Destructor is called.</text:p>
            <text:p text:style-name="P109">Date date1 = rand_date(); // Date value<text:span text:style-name="T99"> b</text:span>ound to</text:p>
            <text:p text:style-name="P109"><text:s text:c="26"/>// date1. <text:span text:style-name="T99">D</text:span>estructor not</text:p>
            <text:p text:style-name="P109"><text:s text:c="26"/>// called yet </text:p>
          </table:table-cell>
        </table:table-row>
      </table:table>
      <text:p text:style-name="P175"/>
      <text:p text:style-name="Standard">In the above example:</text:p>
      <text:p text:style-name="Standard"><text:s text:c="4"/>Date date1 = rand_date();</text:p>
      <text:p text:style-name="Standard">the destructor is called only when the name <text:span text:style-name="T9">date1</text:span> goes out of scope.</text:p>
      <text:p text:style-name="Standard"/>
      <text:p text:style-name="Standard">Here are the scenarios you should study and be familiar with:</text:p>
      <table:table table:name="Table26" table:style-name="Table26">
        <table:table-column table:style-name="Table26.A"/>
        <table:table-row table:style-name="TableLine2228387224656">
          <table:table-cell table:style-name="Table26.A1" office:value-type="string">
            <text:p text:style-name="P107">Date Date::f(...) { …; return *this; } </text:p>
            <text:p text:style-name="P107">Date &amp; Date::f(...) { …; return *this; }</text:p>
            <text:p text:style-name="P107">Date Date::f(...) { …; Date x; return x; }</text:p>
            <text:p text:style-name="P107">Date &amp; Date::f(...) { …; Date x; return x; } <text:s/>(error)</text:p>
            <text:p text:style-name="P107">Date Date::f(...) { …; return Date(1,1,1970); }</text:p>
            <text:p text:style-name="P107">Date &amp; Date::f(...) { …; return Date(1,1,1970); } </text:p>
            <text:p text:style-name="P107"><text:s text:c="46"/>(error)</text:p>
            <text:p text:style-name="P107">(date1.f()).print()</text:p>
            <text:p text:style-name="P107">Date date2 = date1.f() </text:p>
            <text:p text:style-name="P107">Date &amp; date2 = date1.f()</text:p>
          </table:table-cell>
        </table:table-row>
      </table:table>
      <text:p text:style-name="P93"/>
      <text:p text:style-name="P166"><text:span text:style-name="T99">Avoi</text:span>d similar names</text:p>
      <text:p text:style-name="P87"/>
      <table:table table:name="Table28" table:style-name="Table28">
        <table:table-column table:style-name="Table28.A"/>
        <table:table-row table:style-name="TableLine2228387225472">
          <table:table-cell table:style-name="Table28.A1" office:value-type="string">
            <text:p text:style-name="P107"><draw:line text:anchor-type="paragraph" draw:z-index="52" draw:name="Shape23" draw:style-name="gr1" draw:text-style-name="P201" svg:x1="2.7327in" svg:y1="0.1693in" svg:x2="0.9646in" svg:y2="0.0811in"><text:p/></draw:line><draw:custom-shape text:anchor-type="paragraph" draw:z-index="22" draw:name="Shape24" draw:style-name="gr8" draw:text-style-name="P214" svg:width="2.4252in" svg:height="0.7606in" svg:x="4.5862in" svg:y="0.1181in"><text:p text:style-name="P213"><text:span text:style-name="T122">Arrghh! Global names and</text:span></text:p><text:p text:style-name="P213"><text:span text:style-name="T122">members have the same</text:span></text:p><text:p text:style-name="P213"><text:span text:style-name="T122">name!!!</text:span></text:p><draw:enhanced-geometry svg:viewBox="0 0 21600 21600" draw:type="mso-spt202" draw:enhanced-path="M 0 0 L 21600 0 21600 21600 0 21600 0 0 Z N"/></draw:custom-shape><draw:custom-shape text:anchor-type="paragraph" draw:z-index="24" draw:name="Shape25" draw:style-name="gr7" draw:text-style-name="P214" svg:width="1.0677in" svg:height="0.3358in" svg:x="2.7327in" svg:y="0.111in"><text:p text:style-name="P213"><text:span text:style-name="T123">which x_?</text:span></text:p><draw:enhanced-geometry svg:viewBox="0 0 21600 21600" draw:type="rectangle" draw:enhanced-path="M 0 0 L 21600 0 21600 21600 0 21600 0 0 Z N"/></draw:custom-shape>int x_ = 0;</text:p>
            <text:p text:style-name="P107"/>
            <text:p text:style-name="P107"><draw:line text:anchor-type="paragraph" draw:z-index="55" draw:name="Shape26" draw:style-name="gr1" draw:text-style-name="P201" svg:x1="2.0701in" svg:y1="0.1693in" svg:x2="0.7244in" svg:y2="0.0937in"><text:p/></draw:line>int m2() </text:p>
            <text:p text:style-name="P107"><draw:line text:anchor-type="paragraph" draw:z-index="53" draw:name="Shape27" draw:style-name="gr1" draw:text-style-name="P201" svg:x1="2.7327in" svg:y1="0.0118in" svg:x2="1.2689in" svg:y2="1.3311in"><text:p/></draw:line><draw:line text:anchor-type="paragraph" draw:z-index="56" draw:name="Shape28" draw:style-name="gr2" draw:text-style-name="P201" svg:x1="3.0543in" svg:y1="1.2417in" svg:x2="2.0453in" svg:y2="0.0118in"><text:p/></draw:line>{ </text:p>
            <text:p text:style-name="P107"><text:s text:c="4"/>return 5; </text:p>
            <text:p text:style-name="P107">}</text:p>
            <text:p text:style-name="P107"/>
            <text:p text:style-name="P107">class C </text:p>
            <text:p text:style-name="P107">{</text:p>
            <text:p text:style-name="P107">public: </text:p>
            <text:p text:style-name="P107"><draw:custom-shape text:anchor-type="paragraph" draw:z-index="23" draw:name="Shape29" draw:style-name="gr7" draw:text-style-name="P214" svg:width="1.1323in" svg:height="0.3358in" svg:x="3.0543in" svg:y="0.0626in"><text:p text:style-name="P213"><text:span text:style-name="T123">which m2?</text:span></text:p><draw:enhanced-geometry svg:viewBox="0 0 21600 21600" draw:type="rectangle" draw:enhanced-path="M 0 0 L 21600 0 21600 21600 0 21600 0 0 Z N"/></draw:custom-shape><text:s text:c="4"/>void m1() </text:p>
            <text:p text:style-name="P107"><text:s text:c="4"/>{ </text:p>
            <text:p text:style-name="P107"><draw:line text:anchor-type="paragraph" draw:z-index="54" draw:name="Shape30" draw:style-name="gr1" draw:text-style-name="P201" svg:x1="3.0543in" svg:y1="0.0311in" svg:x2="1.5736in" svg:y2="0.1083in"><text:p/></draw:line><text:s text:c="8"/>x_ = m2(); <text:s/></text:p>
            <text:p text:style-name="P107"><text:s text:c="4"/>}</text:p>
            <text:p text:style-name="P107"><text:s text:c="4"/>void m2() </text:p>
            <text:p text:style-name="P107"><text:s text:c="4"/>{ <text:s/></text:p>
            <text:p text:style-name="P107"><text:s text:c="8"/>return 0; </text:p>
            <text:p text:style-name="P107"><text:s text:c="4"/>}</text:p>
            <text:p text:style-name="P107">private: </text:p>
            <text:p text:style-name="P107"><text:s text:c="4"/>int x_;</text:p>
            <text:p text:style-name="P107">};</text:p>
          </table:table-cell>
        </table:table-row>
      </table:table>
      <text:p text:style-name="P174"/>
      <text:p text:style-name="Standard"><text:span text:style-name="T36">Avoid such ambiguities! </text:span><text:span text:style-name="T38">What</text:span><text:span text:style-name="T39">'s </text:span><text:span text:style-name="T38">this about …</text:span></text:p>
      <table:table table:name="Table30" table:style-name="Table30">
        <table:table-column table:style-name="Table30.A"/>
        <table:table-row table:style-name="TableLine2228387227104">
          <table:table-cell table:style-name="Table30.A1" office:value-type="string">
            <text:p text:style-name="P107"><draw:custom-shape text:anchor-type="paragraph" draw:z-index="26" draw:name="Shape31" draw:style-name="gr8" draw:text-style-name="P214" svg:width="2.7496in" svg:height="0.7606in" svg:x="4.5417in" svg:y="0.2083in"><text:p text:style-name="P213"><text:span text:style-name="T122">Yikes!!! Instance variable</text:span></text:p><text:p text:style-name="P213"><text:span text:style-name="T122">and parameter have the same</text:span></text:p><text:p text:style-name="P213"><text:span text:style-name="T122">name!!!</text:span></text:p><draw:enhanced-geometry svg:viewBox="0 0 21600 21600" draw:type="mso-spt202" draw:enhanced-path="M 0 0 L 21600 0 21600 21600 0 21600 0 0 Z N"/></draw:custom-shape>class C</text:p>
            <text:p text:style-name="P107">{</text:p>
            <text:p text:style-name="P107">public:</text:p>
            <text:p text:style-name="P111"><draw:line text:anchor-type="paragraph" draw:z-index="57" draw:name="Shape32" draw:style-name="gr1" draw:text-style-name="P201" svg:x1="2.4043in" svg:y1="0.1815in" svg:x2="1.5016in" svg:y2="0.078in"><text:p/></draw:line><draw:custom-shape text:anchor-type="paragraph" draw:z-index="25" draw:name="Shape33" draw:style-name="gr9" draw:text-style-name="P214" svg:width="1.0677in" svg:height="0.3358in" svg:x="2.4256in" svg:y="0.1327in"><text:p text:style-name="P213"><text:span text:style-name="T123">which x_?</text:span></text:p><draw:enhanced-geometry svg:viewBox="0 0 21600 21600" draw:type="rectangle" draw:enhanced-path="M 0 0 L 21600 0 21600 21600 0 21600 0 0 Z N"/></draw:custom-shape><text:s text:c="4"/>void m(int x_) </text:p>
            <text:p text:style-name="P111"><text:s text:c="4"/>{ </text:p>
            <text:p text:style-name="P111"><text:s text:c="8"/>std::cout &lt;&lt; x_; </text:p>
            <text:p text:style-name="P111"><draw:line text:anchor-type="paragraph" draw:z-index="58" draw:name="Shape34" draw:style-name="gr1" draw:text-style-name="P201" svg:x1="2.4791in" svg:y1="0.0217in" svg:x2="1.1571in" svg:y2="0.3736in"><text:p/></draw:line><text:s text:c="4"/>}</text:p>
            <text:p text:style-name="P111">private:</text:p>
            <text:p text:style-name="P107"><text:tab/><text:span text:style-name="T74">int x_;</text:span></text:p>
            <text:p text:style-name="P107">};</text:p>
          </table:table-cell>
        </table:table-row>
      </table:table>
      <text:p text:style-name="P48"/>
      <text:p text:style-name="Standard">In general here's how C++ search for names in the above cases: first local variables are searched, then instance variables (member variables), and then globals.</text:p>
      <text:p text:style-name="P87"/>
      <text:p text:style-name="P168">Notes</text:p>
      <text:p text:style-name="Standard"/>
      <text:p text:style-name="Standard"><text:span text:style-name="T36">In some programming languages, instead of </text:span><text:span text:style-name="T44">this</text:span><text:span text:style-name="T36"> (in a method) which points to the object invoking the method, in other programming languages there's a </text:span><text:span text:style-name="T44">self</text:span><text:span text:style-name="T36"> or </text:span><text:span text:style-name="T46">me</text:span><text:span text:style-name="T36"> in a method this plays the same role as </text:span><text:span text:style-name="T46">this</text:span><text:span text:style-name="T36"> except that it is a reference to the object invoking the method.</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2">Forcing a reference parameter to be constant</text:p>
      <text:p text:style-name="P139"/>
      <text:p text:style-name="P77">Recall: When writing a function, it’s a good idea to use <text:span text:style-name="T9">const</text:span><text:span text:style-name="T74"> </text:span>for arguments<text:span text:style-name="T74"> </text:span>that should not be changed. This is the case for both (regular) <text:s/>functions and methods of a class:</text:p>
      <table:table table:name="Table32" table:style-name="Table32">
        <table:table-column table:style-name="Table32.A"/>
        <table:table-row table:style-name="TableLine2228387244512">
          <table:table-cell table:style-name="Table32.A1" office:value-type="string">
            <text:p text:style-name="P101">// function</text:p>
            <text:p text:style-name="P101"><text:span text:style-name="T74">void f(</text:span><text:span text:style-name="T73">const</text:span><text:span text:style-name="T74"> C &amp; c) { ... }</text:span></text:p>
            <text:p text:style-name="P101"/>
            <text:p text:style-name="P101">// method in class C</text:p>
            <text:p text:style-name="P101"><text:span text:style-name="T42">void C::g(</text:span><text:span text:style-name="T50">const</text:span><text:span text:style-name="T42"> C &amp; c) { ... }</text:span></text:p>
          </table:table-cell>
        </table:table-row>
      </table:table>
      <text:p text:style-name="P115"/>
      <text:p text:style-name="P77">The following example show<text:span text:style-name="T99">s</text:span> 4 possible ways of pass-by-reference:</text:p>
      <text:p text:style-name="P77"/>
      <text:list xml:id="list2982184713" text:style-name="L4">
        <text:list-item>
          <text:p text:style-name="P187">Non-const to non-const <text:span text:style-name="T99">&amp;</text:span></text:p>
        </text:list-item>
        <text:list-item>
          <text:p text:style-name="P187">Non-const to const <text:span text:style-name="T99">&amp;</text:span></text:p>
        </text:list-item>
        <text:list-item>
          <text:p text:style-name="P187">Const to non-const <text:span text:style-name="T99">&amp;</text:span></text:p>
        </text:list-item>
        <text:list-item>
          <text:p text:style-name="P187">Const to const <text:span text:style-name="T99">&amp;</text:span></text:p>
        </text:list-item>
      </text:list>
      <text:p text:style-name="P77"/>
      <text:p text:style-name="P77">Which ones work and which do not? Here's an experiment that will help.</text:p>
      <table:table table:name="Table33" table:style-name="Table33">
        <table:table-column table:style-name="Table33.A"/>
        <table:table-row table:style-name="TableLine2228387251040">
          <table:table-cell table:style-name="Table33.A1" office:value-type="string">
            <text:p text:style-name="P108">void f(const int &amp; i) {}</text:p>
            <text:p text:style-name="P108">void g(int &amp; i) {}</text:p>
            <text:p text:style-name="P108"/>
            <text:p text:style-name="P108">int main()</text:p>
            <text:p text:style-name="P108">{</text:p>
            <text:p text:style-name="P108"><text:s text:c="4"/>int i = 0;</text:p>
            <text:p text:style-name="P108"><text:s text:c="4"/>const int j = 0;</text:p>
            <text:p text:style-name="P108"><text:s text:c="4"/>f(i); // nonconst passed to const reference</text:p>
            <text:p text:style-name="P108"><text:s text:c="4"/>f(j); // const passed to const reference </text:p>
            <text:p text:style-name="P108"><text:s text:c="4"/>g(i); // nonconst passed to nonconst reference </text:p>
            <text:p text:style-name="P108"><text:s text:c="4"/>g(j); // const passed to nonconst refere<text:span text:style-name="T102">n</text:span>ce</text:p>
            <text:p text:style-name="P108"/>
            <text:p text:style-name="P108"><text:s text:c="4"/>return 0;</text:p>
            <text:p text:style-name="P108">}</text:p>
          </table:table-cell>
        </table:table-row>
      </table:table>
      <text:p text:style-name="P77"/>
      <text:p text:style-name="P77">First figure out on your own which is reason<text:span text:style-name="T99">able. </text:span><text:span text:style-name="T38">Compile this and read the error message. Correct and check by compiling the program.</text:span></text:p>
      <text:p text:style-name="P77"/>
      <text:p text:style-name="P78">Answer:</text:p>
      <text:list xml:id="list2255694343" text:style-name="L5">
        <text:list-item>
          <text:p text:style-name="P188">Non-const to non-const &amp;<text:tab/>OK</text:p>
        </text:list-item>
        <text:list-item>
          <text:p text:style-name="P188">Non-const to const &amp;<text:tab/><text:tab/>OK</text:p>
        </text:list-item>
        <text:list-item>
          <text:p text:style-name="P188">Const to non-const &amp;<text:tab/><text:tab/>BAD!!!</text:p>
        </text:list-item>
        <text:list-item>
          <text:p text:style-name="P188">Const to const &amp;<text:tab/><text:tab/>OK</text:p>
        </text:list-item>
      </text:list>
      <text:p text:style-name="P77"/>
      <text:p text:style-name="P77">Why?</text:p>
      <table:table table:name="Table34" table:style-name="Table34">
        <table:table-column table:style-name="Table34.A"/>
        <table:table-row table:style-name="TableLine2228387247776">
          <table:table-cell table:style-name="Table34.A1" office:value-type="string">
            <text:p text:style-name="P112">void g(int &amp; i) {} // i not constant </text:p>
            <text:p text:style-name="P108"><text:tab/><text:tab/> <text:s text:c="6"/><text:span text:style-name="T74">// g() can change i</text:span></text:p>
            <text:p text:style-name="P112"/>
            <text:p text:style-name="P112">int main() </text:p>
            <text:p text:style-name="P112">{</text:p>
            <text:p text:style-name="P108"><text:s text:c="4"/>const int j = 0; // j cannot be changed</text:p>
            <text:p text:style-name="P108"><text:soft-page-break/><text:s text:c="4"/>g(j); <text:s text:c="11"/>// oops ... now what?</text:p>
            <text:p text:style-name="P112">}</text:p>
          </table:table-cell>
        </table:table-row>
      </table:table>
      <text:p text:style-name="P77"/>
      <text:p text:style-name="P77">The case of object parameters is the same.</text:p>
      <text:p text:style-name="P77"/>
      <text:p text:style-name="P77">The following example show<text:span text:style-name="T99">s</text:span> 4 possible ways of pass-by-reference:</text:p>
      <text:p text:style-name="P77"/>
      <text:list xml:id="list1100138901" text:style-name="L6">
        <text:list-item>
          <text:p text:style-name="P190">Non-const to non-const &amp;</text:p>
        </text:list-item>
        <text:list-item>
          <text:p text:style-name="P190">Non-const to const &amp;</text:p>
        </text:list-item>
        <text:list-item>
          <text:p text:style-name="P190">Const to non-const &amp;</text:p>
        </text:list-item>
        <text:list-item>
          <text:p text:style-name="P190">Const to const &amp;</text:p>
        </text:list-item>
      </text:list>
      <text:p text:style-name="P77"/>
      <text:p text:style-name="P77">Which ones work and which do not?</text:p>
      <table:table table:name="Table35" table:style-name="Table35">
        <table:table-column table:style-name="Table35.A"/>
        <table:table-row table:style-name="TableLine2228387253216">
          <table:table-cell table:style-name="Table35.A1" office:value-type="string">
            <text:p text:style-name="P108">class C {};</text:p>
            <text:p text:style-name="P108"/>
            <text:p text:style-name="P108">void f(const C &amp; y) {}</text:p>
            <text:p text:style-name="P108">void g(C &amp; y) {}</text:p>
            <text:p text:style-name="P108"/>
            <text:p text:style-name="P108">int main()</text:p>
            <text:p text:style-name="P108">{</text:p>
            <text:p text:style-name="P108"><text:s text:c="4"/>C a;</text:p>
            <text:p text:style-name="P108"><text:s text:c="4"/>const C b = C();</text:p>
            <text:p text:style-name="P108"><text:s text:c="4"/>f(a); </text:p>
            <text:p text:style-name="P108"><text:s text:c="4"/>f(b); </text:p>
            <text:p text:style-name="P108"><text:s text:c="4"/>g(a); </text:p>
            <text:p text:style-name="P108"><text:s text:c="4"/>g(b);</text:p>
            <text:p text:style-name="P108"/>
            <text:p text:style-name="P108"><text:s text:c="4"/>return 0; </text:p>
            <text:p text:style-name="P56">}</text:p>
          </table:table-cell>
        </table:table-row>
      </table:table>
      <text:p text:style-name="P77"/>
      <text:p text:style-name="P77">Answer:</text:p>
      <text:list xml:id="list160911392293086" text:continue-list="list2255694343" text:style-name="L5">
        <text:list-item>
          <text:p text:style-name="P189">Non-const to non-const &amp;<text:tab/>OK</text:p>
        </text:list-item>
        <text:list-item>
          <text:p text:style-name="P189">Non-const to const &amp;<text:tab/><text:tab/>OK</text:p>
        </text:list-item>
        <text:list-item>
          <text:p text:style-name="P189">Const to non-const &amp;<text:tab/><text:tab/>BAD!!!</text:p>
        </text:list-item>
        <text:list-item>
          <text:p text:style-name="P189">Const to const &amp;<text:tab/><text:tab/>OK</text:p>
        </text:list-item>
      </text:list>
      <text:p text:style-name="P77"/>
      <text:p text:style-name="P77">Why?</text:p>
      <table:table table:name="Table36" table:style-name="Table36">
        <table:table-column table:style-name="Table36.A"/>
        <table:table-row table:style-name="TableLine2228387246144">
          <table:table-cell table:style-name="Table36.A1" office:value-type="string">
            <text:p text:style-name="P112">class C{};</text:p>
            <text:p text:style-name="P112"/>
            <text:p text:style-name="P112">void h(C &amp; x) {} // h can modify x</text:p>
            <text:p text:style-name="P112"/>
            <text:p text:style-name="P112">int main()</text:p>
            <text:p text:style-name="P57">{</text:p>
            <text:p text:style-name="P108"><text:span text:style-name="T36"><text:s text:c="4"/></text:span><text:span text:style-name="T42">const C y = C(); // y cannot be modified</text:span></text:p>
            <text:p text:style-name="P112"><text:s text:c="4"/>h(y); // oops ... now what???</text:p>
            <text:p text:style-name="P77"><text:span text:style-name="T9">}</text:span><text:span text:style-name="T74"> </text:span></text:p>
          </table:table-cell>
        </table:table-row>
      </table:table>
      <text:p text:style-name="P85"/>
      <text:p text:style-name="P77">In summary if <text:span text:style-name="T9">T</text:span> is any type (<text:span text:style-name="T9">int</text:span> , <text:span text:style-name="T9">char</text:span> , …, some <text:s/><text:span text:style-name="T3">class</text:span>, …), and <text:span text:style-name="T3">f()</text:span> has the following prototype:</text:p>
      <text:p text:style-name="P77"/>
      <text:p text:style-name="P69"><text:span text:style-name="T9"><text:tab/>void <text:s/>f(</text:span><text:span text:style-name="T55">T &amp; x</text:span><text:span text:style-name="T9">);</text:span></text:p>
      <text:p text:style-name="P112"/>
      <text:p text:style-name="P77"><text:soft-page-break/>and <text:span text:style-name="T74">y</text:span> <text:s/>is a <text:span text:style-name="T61">constant</text:span> <text:s/><text:span text:style-name="T9">T</text:span> object, then the following is incorrect:</text:p>
      <text:p text:style-name="P118"/>
      <text:p text:style-name="P108"><text:tab/>const T y;</text:p>
      <text:p text:style-name="P108"><text:tab/><text:span text:style-name="T74">f(</text:span><text:span text:style-name="T98">y</text:span><text:span text:style-name="T74">);</text:span></text:p>
      <text:p text:style-name="P108"/>
      <table:table table:name="Table37" table:style-name="Table37">
        <table:table-column table:style-name="Table37.A"/>
        <table:table-row table:style-name="TableLine2228387254576">
          <table:table-cell table:style-name="Table37.A1" office:value-type="string">
            <text:p text:style-name="P108">class C {public: int x};</text:p>
            <text:p text:style-name="P108"><draw:custom-shape text:anchor-type="paragraph" draw:z-index="27" draw:name="Shape35" draw:style-name="gr5" draw:text-style-name="P208" svg:width="2.3059in" svg:height="0.8039in" svg:x="4.8209in" svg:y="0.0508in"><text:p text:style-name="P207"><text:span text:style-name="T118">Reminder: </text:span></text:p><text:p text:style-name="P207"><text:span text:style-name="T119">f0()</text:span><text:span text:style-name="T118"> cannot change </text:span><text:span text:style-name="T119">y</text:span></text:p><text:p text:style-name="P207"><text:span text:style-name="T119">f1()</text:span><text:span text:style-name="T118"> can change </text:span><text:span text:style-name="T119">y</text:span></text:p><draw:enhanced-geometry svg:viewBox="0 0 21600 21600" draw:type="mso-spt202" draw:enhanced-path="M 0 0 L 21600 0 21600 21600 0 21600 0 0 Z N"/></draw:custom-shape><draw:line text:anchor-type="paragraph" draw:z-index="28" draw:name="Shape36" draw:style-name="gr4" draw:text-style-name="P202" svg:x1="4.8209in" svg:y1="0.4362in" svg:x2="2.0008in" svg:y2="0.0508in"><text:p/></draw:line>void f0(const C &amp; y) {} </text:p>
            <text:p text:style-name="P108">void f1(C &amp; y) {}</text:p>
            <text:p text:style-name="P108">int main()</text:p>
            <text:p text:style-name="P108">{</text:p>
            <text:p text:style-name="P108"><text:s text:c="4"/>C a;</text:p>
            <text:p text:style-name="P112"><text:s text:c="4"/>f0(a); f1(a);</text:p>
            <text:p text:style-name="P108"><text:s text:c="4"/>return 0; </text:p>
            <text:p text:style-name="P108">}</text:p>
          </table:table-cell>
        </table:table-row>
      </table:table>
      <text:p text:style-name="P108"/>
      <text:p text:style-name="P108"/>
      <text:p text:style-name="P148"><draw:custom-shape text:anchor-type="paragraph" draw:z-index="29" draw:name="Shape37" draw:style-name="gr5" draw:text-style-name="P210" svg:width="2.5976in" svg:height="0.8039in" svg:x="4.75in" svg:y="0.3181in"><text:p text:style-name="P209"><text:span text:style-name="T118">The member variable of </text:span><text:span text:style-name="T119">a</text:span><text:span text:style-name="T118"> is not changed so we make </text:span><text:span text:style-name="T119">a</text:span><text:span text:style-name="T118"> constant</text:span></text:p><draw:enhanced-geometry svg:viewBox="0 0 21600 21600" draw:type="mso-spt202" draw:enhanced-path="M 0 0 L 21600 0 21600 21600 0 21600 0 0 Z N"/></draw:custom-shape>Example:</text:p>
      <table:table table:name="Table38" table:style-name="Table38">
        <table:table-column table:style-name="Table38.A"/>
        <table:table-row table:style-name="TableLine2228388126496">
          <table:table-cell table:style-name="Table38.A1" office:value-type="string">
            <text:p text:style-name="P108"><draw:line text:anchor-type="paragraph" draw:z-index="30" draw:name="Shape38" draw:style-name="gr4" draw:text-style-name="P202" svg:x1="4.7118in" svg:y1="0.1535in" svg:x2="1.6583in" svg:y2="0.5756in"><text:p/></draw:line>class IntPointer</text:p>
            <text:p text:style-name="P108">{</text:p>
            <text:p text:style-name="P108">public:</text:p>
            <text:p text:style-name="P112"><text:s text:c="4"/>...</text:p>
            <text:p text:style-name="P108"><text:span text:style-name="T74"><text:s text:c="4"/>IntPointer(</text:span><text:span text:style-name="T56">const</text:span><text:span text:style-name="T74"> IntPointer &amp; a)</text:span></text:p>
            <text:p text:style-name="P112"><text:s text:c="8"/>: p_(new int)</text:p>
            <text:p text:style-name="P112"><text:s text:c="4"/>{ *p_ = *(a.p_); }</text:p>
            <text:p text:style-name="P108"><text:tab/><text:span text:style-name="T74">...</text:span></text:p>
            <text:p text:style-name="P108">private:</text:p>
            <text:p text:style-name="P112"><text:s text:c="4"/>int * p_; <text:s text:c="3"/></text:p>
            <text:p text:style-name="P59">};</text:p>
          </table:table-cell>
        </table:table-row>
      </table:table>
      <text:p text:style-name="P147"/>
      <text:p text:style-name="P147"/>
      <text:p text:style-name="P146">Example:</text:p>
      <table:table table:name="Table39" table:style-name="Table39">
        <table:table-column table:style-name="Table39.A"/>
        <table:table-row table:style-name="TableLine2228388126224">
          <table:table-cell table:style-name="Table39.A1" office:value-type="string">
            <text:p text:style-name="P101">class Int</text:p>
            <text:p text:style-name="P101">{</text:p>
            <text:p text:style-name="P101">public:</text:p>
            <text:p text:style-name="P101"><text:s text:c="4"/>Int(int x) </text:p>
            <text:p text:style-name="P101"><text:s text:c="8"/>: x_(x) </text:p>
            <text:p text:style-name="P101"><draw:custom-shape text:anchor-type="paragraph" draw:z-index="31" draw:name="Shape39" draw:style-name="gr5" draw:text-style-name="P210" svg:width="2.0969in" svg:height="0.5705in" svg:x="4.7181in" svg:y="0.0437in"><text:p text:style-name="P209"><text:span text:style-name="T118">This method does not change </text:span><text:span text:style-name="T121">a</text:span><text:span text:style-name="T118">.</text:span></text:p><draw:enhanced-geometry svg:viewBox="0 0 21600 21600" draw:type="mso-spt202" draw:enhanced-path="M 0 0 L 21600 0 21600 21600 0 21600 0 0 Z N"/></draw:custom-shape><text:s text:c="4"/>{}</text:p>
            <text:p text:style-name="P101"/>
            <text:p text:style-name="P101"><draw:line text:anchor-type="paragraph" draw:z-index="32" draw:name="Shape40" draw:style-name="gr4" draw:text-style-name="P202" svg:x1="4.7181in" svg:y1="0.0681in" svg:x2="1.7945in" svg:y2="0.0681in"><text:p/></draw:line><text:s text:c="4"/>Int max(Int &amp; a)</text:p>
            <text:p text:style-name="P101"><text:s text:c="4"/>{ <text:s/></text:p>
            <text:p text:style-name="P101"><text:s text:c="8"/>if (x_ &lt; a.x_) </text:p>
            <text:p text:style-name="P101"><text:s text:c="12"/>return a;</text:p>
            <text:p text:style-name="P101"><text:tab/><text:span text:style-name="T74"> <text:s/>else </text:span></text:p>
            <text:p text:style-name="P101"><text:s text:c="12"/>return (*this);</text:p>
            <text:p text:style-name="P101"><text:s text:c="4"/>}</text:p>
            <text:p text:style-name="P101"/>
            <text:p text:style-name="P101">private:</text:p>
            <text:p text:style-name="P101"><text:s text:c="4"/>int x_;</text:p>
            <text:p text:style-name="P101">};</text:p>
          </table:table-cell>
        </table:table-row>
      </table:table>
      <text:p text:style-name="P147"/>
      <text:p text:style-name="P147"/>
      <text:p text:style-name="P147">So</text:p>
      <table:table table:name="Table40" table:style-name="Table40">
        <table:table-column table:style-name="Table40.A"/>
        <text:soft-page-break/>
        <table:table-row table:style-name="TableLine2228388137648">
          <table:table-cell table:style-name="Table40.A1" office:value-type="string">
            <text:p text:style-name="P114">...</text:p>
            <text:p text:style-name="P114">class Int</text:p>
            <text:p text:style-name="P114">{</text:p>
            <text:p text:style-name="P114">public:</text:p>
            <text:p text:style-name="P115"><text:s text:c="4"/>Int(int x) </text:p>
            <text:p text:style-name="P115"><text:s text:c="8"/>: x_(x) </text:p>
            <text:p text:style-name="P115"><text:s text:c="4"/>{}</text:p>
            <text:p text:style-name="P114"><text:tab/></text:p>
            <text:p text:style-name="P114"><text:span text:style-name="T74"><text:s text:c="4"/>Int max(</text:span><text:span text:style-name="T56">const</text:span><text:span text:style-name="T74"> Int &amp; a)</text:span></text:p>
            <text:p text:style-name="P114"><text:span text:style-name="T36"><text:s text:c="4"/></text:span><text:span text:style-name="T42">{ <text:s/></text:span></text:p>
            <text:p text:style-name="P56"><text:s text:c="8"/>if (x_ &lt; a.x_) </text:p>
            <text:p text:style-name="P56"><text:s text:c="12"/>return a;</text:p>
            <text:p text:style-name="P114"><text:tab/><text:span text:style-name="T74"> <text:s/>else </text:span></text:p>
            <text:p text:style-name="P115"><text:s text:c="12"/>return (*this);</text:p>
            <text:p text:style-name="P115"><text:s text:c="4"/>}</text:p>
            <text:p text:style-name="P115"/>
            <text:p text:style-name="P114">public:</text:p>
            <text:p text:style-name="P114"><text:tab/><text:span text:style-name="T74">int x_;</text:span></text:p>
            <text:p text:style-name="P114">};</text:p>
            <text:p text:style-name="P114">...</text:p>
          </table:table-cell>
        </table:table-row>
      </table:table>
      <text:p text:style-name="P124"/>
      <text:p text:style-name="P124"/>
      <text:p text:style-name="P88">Example:</text:p>
      <table:table table:name="Table41" table:style-name="Table41">
        <table:table-column table:style-name="Table41.A"/>
        <table:table-row table:style-name="TableLine2228388124864">
          <table:table-cell table:style-name="Table41.A1" office:value-type="string">
            <text:p text:style-name="P108">class C </text:p>
            <text:p text:style-name="P108">{</text:p>
            <text:p text:style-name="P108"><text:span text:style-name="T74">public:</text:span><text:tab/></text:p>
            <text:p text:style-name="P112"><text:s text:c="4"/>void f(int a) </text:p>
            <text:p text:style-name="P112"><text:s text:c="4"/>{ </text:p>
            <text:p text:style-name="P112"><text:s text:c="8"/>x_ = a;</text:p>
            <text:p text:style-name="P112"><text:s text:c="4"/>}</text:p>
            <text:p text:style-name="P112"><text:s text:c="4"/>int g(int a) </text:p>
            <text:p text:style-name="P112"><text:s text:c="4"/>{ </text:p>
            <text:p text:style-name="P112"><text:s text:c="8"/>return y_ + a; </text:p>
            <text:p text:style-name="P112"><text:s text:c="4"/>}</text:p>
            <text:p text:style-name="P112"/>
            <text:p text:style-name="P108"><text:span text:style-name="T74">private:</text:span><text:tab/></text:p>
            <text:p text:style-name="P112"><text:s text:c="4"/>int x_, y_;</text:p>
            <text:p text:style-name="P108">};</text:p>
            <text:p text:style-name="P108"/>
            <text:p text:style-name="P108"><draw:custom-shape text:anchor-type="paragraph" draw:z-index="33" draw:name="Shape41" draw:style-name="gr5" draw:text-style-name="P212" svg:width="2.1543in" svg:height="0.5232in" svg:x="4.9335in" svg:y="0.0583in"><text:p text:style-name="P211"><text:span text:style-name="T120">Which function param can be made const?</text:span></text:p><draw:enhanced-geometry svg:viewBox="0 0 21600 21600" draw:mirror-horizontal="false" draw:mirror-vertical="false" draw:type="mso-spt202" draw:enhanced-path="M 0 0 L 21600 0 21600 21600 0 21600 0 0 Z N"/></draw:custom-shape><draw:line text:anchor-type="paragraph" draw:z-index="34" draw:name="Shape42" draw:style-name="gr4" draw:text-style-name="P202" svg:x1="4.9335in" svg:y1="0.0583in" svg:x2="1.1626in" svg:y2="0.0583in"><text:p/></draw:line>void j(C &amp; c) </text:p>
            <text:p text:style-name="P108">{ </text:p>
            <text:p text:style-name="P108"><text:s text:c="4"/>c.f(0); </text:p>
            <text:p text:style-name="P108"><draw:line text:anchor-type="paragraph" draw:z-index="35" draw:name="Shape43" draw:style-name="gr4" draw:text-style-name="P202" svg:x1="4.9331in" svg:y1="0.1319in" svg:x2="1.1756in" svg:y2="0.3791in"><text:p/></draw:line>}</text:p>
            <text:p text:style-name="P108"/>
            <text:p text:style-name="P108">void k(C &amp; c) </text:p>
            <text:p text:style-name="P108">{ </text:p>
            <text:p text:style-name="P108"><text:s text:c="4"/>c.g(0);</text:p>
            <text:p text:style-name="P108">}</text:p>
            <text:p text:style-name="P108"/>
            <text:p text:style-name="P108">int main() </text:p>
            <text:p text:style-name="P108">{</text:p>
            <text:p text:style-name="P108"><text:s text:c="4"/>C c, d;</text:p>
            <text:p text:style-name="P108"><text:s text:c="4"/>j(c); </text:p>
            <text:p text:style-name="P108"><text:soft-page-break/><text:s text:c="4"/>k(c);</text:p>
            <text:p text:style-name="P108"><text:s text:c="4"/>return 0; <text:s/></text:p>
            <text:p text:style-name="P108">}</text:p>
          </table:table-cell>
        </table:table-row>
      </table:table>
      <text:p text:style-name="P124"/>
      <text:p text:style-name="P91"/>
      <text:p text:style-name="P27"><text:span text:style-name="T63">Example. </text:span>Invoking <text:span text:style-name="T9">c.f() </text:span>will modify <text:span text:style-name="T9">c</text:span></text:p>
      <text:p text:style-name="P119"/>
      <text:p text:style-name="P113"><text:s text:c="4"/>class C</text:p>
      <text:p text:style-name="P113"><text:s text:c="4"/>{</text:p>
      <text:p text:style-name="P113"><text:s text:c="8"/>...</text:p>
      <text:p text:style-name="P110"><text:span text:style-name="T74"><text:s text:c="8"/></text:span>void f(int a){ x_ = a; } // modifies x_</text:p>
      <text:p text:style-name="P113"><text:s text:c="8"/>...</text:p>
      <text:p text:style-name="P113"><text:s text:c="4"/>};</text:p>
      <text:p text:style-name="P117"/>
      <text:p text:style-name="P77">This means that the following will <text:span text:style-name="T52">not</text:span> work: </text:p>
      <text:p text:style-name="P77"/>
      <text:p text:style-name="P108"><text:tab/><text:span text:style-name="T74">void j(</text:span><text:span text:style-name="T53">const</text:span><text:span text:style-name="T74"> C &amp; c) { c.f(0); }</text:span></text:p>
      <text:p text:style-name="P114"/>
      <text:p text:style-name="P124"><text:span text:style-name="T69">Invoking</text:span><text:span text:style-name="T67"> </text:span><text:span text:style-name="T7">c.</text:span><text:span text:style-name="T8">g</text:span><text:span text:style-name="T7">()</text:span><text:span text:style-name="T67"> </text:span><text:span text:style-name="T69">will not modify </text:span><text:span text:style-name="T7">c</text:span></text:p>
      <table:table table:name="Table56" table:style-name="Table56">
        <table:table-column table:style-name="Table56.A"/>
        <table:table-row table:style-name="TableLine2228388155056">
          <table:table-cell table:style-name="Table56.A1" office:value-type="string">
            <text:p text:style-name="P112">class C </text:p>
            <text:p text:style-name="P112">{</text:p>
            <text:p text:style-name="P112"><text:s text:c="4"/>...</text:p>
            <text:p text:style-name="P108"><text:span text:style-name="T74"><text:s text:c="4"/></text:span>int g(int a) </text:p>
            <text:p text:style-name="P108"><text:s text:c="4"/>{ </text:p>
            <text:p text:style-name="P108"><text:s text:c="8"/>return y + a; </text:p>
            <text:p text:style-name="P108"><text:s text:c="4"/>}</text:p>
            <text:p text:style-name="P112"><text:s text:c="4"/>...</text:p>
            <text:p text:style-name="P112">};</text:p>
          </table:table-cell>
        </table:table-row>
      </table:table>
      <text:p text:style-name="P112"/>
      <text:p text:style-name="P77">This means that the following <text:span text:style-name="T52">will</text:span> work: </text:p>
      <text:p text:style-name="P77"/>
      <text:p text:style-name="P69"><text:tab/><text:span text:style-name="T9">void j(</text:span><text:span text:style-name="T54">const</text:span><text:span text:style-name="T9"> C &amp; c) { c.f(0); }</text:span></text:p>
      <text:p text:style-name="P69"/>
      <text:p text:style-name="P69"/>
      <text:p text:style-name="P19"><text:span text:style-name="T63">Exercise.</text:span> <text:s/>Which <text:span text:style-name="T89">parameters</text:span> in <text:span text:style-name="T3">j,k</text:span> can be made constant?</text:p>
      <table:table table:name="Table42" table:style-name="Table42">
        <table:table-column table:style-name="Table42.A"/>
        <table:table-row table:style-name="TableLine2228388140368">
          <table:table-cell table:style-name="Table42.A1" office:value-type="string">
            <text:p text:style-name="P108">class C </text:p>
            <text:p text:style-name="P108">{</text:p>
            <text:p text:style-name="P112">public:</text:p>
            <text:p text:style-name="P112"><text:s text:c="4"/>void f(int a) </text:p>
            <text:p text:style-name="P112"><text:s text:c="4"/>{</text:p>
            <text:p text:style-name="P112"><text:s text:c="8"/>x_ = a;</text:p>
            <text:p text:style-name="P112"><text:s text:c="4"/>}</text:p>
            <text:p text:style-name="P112"><text:s text:c="4"/>int g(int a) </text:p>
            <text:p text:style-name="P112"><text:s text:c="4"/>{</text:p>
            <text:p text:style-name="P112"><text:s text:c="8"/>return y_ + a;</text:p>
            <text:p text:style-name="P112"><text:s text:c="4"/>}</text:p>
            <text:p text:style-name="P112"><text:s text:c="4"/>void h(C &amp; c) </text:p>
            <text:p text:style-name="P112"><text:s text:c="4"/>{</text:p>
            <text:p text:style-name="P112"><text:s text:c="8"/>f(c.x_);</text:p>
            <text:p text:style-name="P112"><text:s text:c="4"/>}</text:p>
            <text:p text:style-name="P112"><text:s text:c="4"/>void i(C &amp; c) </text:p>
            <text:p text:style-name="P112"><text:s text:c="4"/>{</text:p>
            <text:p text:style-name="P112"><text:s text:c="8"/>c.x_ = g(5);</text:p>
            <text:p text:style-name="P112"><text:soft-page-break/><text:s text:c="4"/>}</text:p>
            <text:p text:style-name="P112"/>
            <text:p text:style-name="P108"><text:span text:style-name="T74">private:</text:span><text:tab/></text:p>
            <text:p text:style-name="P112"><text:s text:c="4"/>int x_, y_;</text:p>
            <text:p text:style-name="P108">};</text:p>
            <text:p text:style-name="P108"/>
            <text:p text:style-name="P108">void j(C &amp; c, C &amp; d) </text:p>
            <text:p text:style-name="P108">{ </text:p>
            <text:p text:style-name="P108"><text:s text:c="4"/>c.h(d);</text:p>
            <text:p text:style-name="P108">}</text:p>
            <text:p text:style-name="P108"/>
            <text:p text:style-name="P108">void k(C &amp; c, C &amp; d) </text:p>
            <text:p text:style-name="P108">{</text:p>
            <text:p text:style-name="P108"><text:s text:c="4"/>c.i(d);</text:p>
            <text:p text:style-name="P108">}</text:p>
            <text:p text:style-name="P108"/>
            <text:p text:style-name="P108">int main() </text:p>
            <text:p text:style-name="P108">{</text:p>
            <text:p text:style-name="P108"><text:s text:c="4"/>C c, d;</text:p>
            <text:p text:style-name="P108"><text:s text:c="4"/>j(c, d); </text:p>
            <text:p text:style-name="P108"><text:s text:c="4"/>k(c, d);</text:p>
            <text:p text:style-name="P108"><text:s text:c="4"/>return 0; </text:p>
            <text:p text:style-name="P58">}</text:p>
          </table:table-cell>
        </table:table-row>
      </table:table>
      <text:p text:style-name="P69"/>
      <text:p text:style-name="P69"/>
      <text:p text:style-name="P77"><text:span text:style-name="T63">Exercise.</text:span> Which parameter should be made <text:span text:style-name="T3">const</text:span>?</text:p>
      <table:table table:name="Table43" table:style-name="Table43">
        <table:table-column table:style-name="Table43.A"/>
        <table:table-row table:style-name="TableLine2228388155328">
          <table:table-cell table:style-name="Table43.A1" office:value-type="string">
            <text:p text:style-name="P108">class Int </text:p>
            <text:p text:style-name="P108">{</text:p>
            <text:p text:style-name="P112">public:</text:p>
            <text:p text:style-name="P112"><text:s text:c="4"/>Int(int x0)</text:p>
            <text:p text:style-name="P112"><text:s text:c="8"/>: x_(x0) </text:p>
            <text:p text:style-name="P112"><text:s text:c="4"/>{}</text:p>
            <text:p text:style-name="P112"/>
            <text:p text:style-name="P112"><text:s text:c="4"/>void incrementBy(Int &amp; a) </text:p>
            <text:p text:style-name="P112"><text:s text:c="4"/>{</text:p>
            <text:p text:style-name="P112"><text:s text:c="8"/>x_ += a.x_;</text:p>
            <text:p text:style-name="P112"><text:s text:c="4"/>}</text:p>
            <text:p text:style-name="P112"/>
            <text:p text:style-name="P112"><text:s text:c="4"/>void increment(Int &amp; a) </text:p>
            <text:p text:style-name="P112"><text:s text:c="4"/>{</text:p>
            <text:p text:style-name="P112"><text:s text:c="8"/>a.x_ += x_;</text:p>
            <text:p text:style-name="P112"><text:s text:c="4"/>} </text:p>
            <text:p text:style-name="P108"><text:tab/></text:p>
            <text:p text:style-name="P112"><text:s text:c="4"/>int get() </text:p>
            <text:p text:style-name="P112"><text:s text:c="4"/>{</text:p>
            <text:p text:style-name="P112"><text:s text:c="8"/>return x_;</text:p>
            <text:p text:style-name="P112"><text:s text:c="4"/>}</text:p>
            <text:p text:style-name="P112"/>
            <text:p text:style-name="P108"><text:span text:style-name="T74">private: </text:span><text:tab/></text:p>
            <text:p text:style-name="P112"><text:s text:c="4"/>int x_;</text:p>
            <text:p text:style-name="P108">};</text:p>
            <text:p text:style-name="P108"/>
            <text:p text:style-name="P108">int main() </text:p>
            <text:p text:style-name="P108">{</text:p>
            <text:p text:style-name="P108"><text:soft-page-break/><text:tab/><text:span text:style-name="T74">Int a(1), b(5);</text:span></text:p>
            <text:p text:style-name="P108"><text:tab/><text:span text:style-name="T74">a.incrementBy(b); </text:span></text:p>
            <text:p text:style-name="P112"><text:s text:c="6"/>a.increment(b);</text:p>
            <text:p text:style-name="P108"><text:tab/><text:span text:style-name="T74">std::cout &lt;&lt; a.get() &lt;&lt; ' ' &lt;&lt; b.get() &lt;&lt; '\n';</text:span></text:p>
            <text:p text:style-name="P108"><text:tab/><text:span text:style-name="T74">return 0;</text:span></text:p>
            <text:p text:style-name="P56">}</text:p>
          </table:table-cell>
        </table:table-row>
      </table:table>
      <text:p text:style-name="P69"/>
      <text:p text:style-name="P143">Forcing a <text:span text:style-name="T104">return </text:span>reference to be constant</text:p>
      <text:p text:style-name="P44"/>
      <text:p text:style-name="P45">Recall this example from above:</text:p>
      <table:table table:name="Table57" table:style-name="Table57">
        <table:table-column table:style-name="Table57.A"/>
        <table:table-row table:style-name="TableLine2228388142816">
          <table:table-cell table:style-name="Table57.A1" office:value-type="string">
            <text:p text:style-name="P120">class Point2d</text:p>
            <text:p text:style-name="P120">{</text:p>
            <text:p text:style-name="P120">public:</text:p>
            <text:p text:style-name="P120"><text:s text:c="4"/>int &amp; get_x() </text:p>
            <text:p text:style-name="P120"><text:s text:c="4"/>{ </text:p>
            <text:p text:style-name="P120"><text:s text:c="8"/>return x_; </text:p>
            <text:p text:style-name="P120"><text:s text:c="4"/>}</text:p>
            <text:p text:style-name="P120"><text:s text:c="4"/></text:p>
            <text:p text:style-name="P120"><text:s text:c="4"/>void print() </text:p>
            <text:p text:style-name="P120"><text:s text:c="4"/>{ </text:p>
            <text:p text:style-name="P120"><text:s text:c="8"/>std::cout &lt;&lt; x_ &lt;&lt; ',' &lt;&lt; y_ &lt;&lt; '\n'; </text:p>
            <text:p text:style-name="P120"><text:s text:c="4"/>}</text:p>
            <text:p text:style-name="P120"/>
            <text:p text:style-name="P120">private:</text:p>
            <text:p text:style-name="P120"><text:s text:c="4"/>int x_, y_;</text:p>
            <text:p text:style-name="P120">};</text:p>
            <text:p text:style-name="P120"/>
            <text:p text:style-name="P120">int main() </text:p>
            <text:p text:style-name="P120">{</text:p>
            <text:p text:style-name="P120"><text:s text:c="4"/>Point2d p;</text:p>
            <text:p text:style-name="P120"><text:s text:c="4"/>p.print();</text:p>
            <text:p text:style-name="P120"><text:s text:c="4"/>int &amp; a = p.get_x();</text:p>
            <text:p text:style-name="P120"><text:s text:c="4"/>a = 0;</text:p>
            <text:p text:style-name="P120"><text:s text:c="4"/>p.print();</text:p>
            <text:p text:style-name="P120"/>
            <text:p text:style-name="P120"><text:s text:c="4"/>return 0;</text:p>
            <text:p text:style-name="P120">}</text:p>
          </table:table-cell>
        </table:table-row>
      </table:table>
      <text:p text:style-name="P126"><text:span text:style-name="T109">Th</text:span>e <text:span text:style-name="T3">p.get_x()</text:span> method returns a reference to <text:span text:style-name="T3">p.x_</text:span>. This reference is then given to <text:span text:style-name="T3">a</text:span>:</text:p>
      <text:p text:style-name="P125"/>
      <text:p text:style-name="P120"><text:s text:c="4"/>int &amp; a = p.get_x();</text:p>
      <text:p text:style-name="P120"/>
      <text:p text:style-name="P121"><text:span text:style-name="T86">This means that </text:span>a<text:span text:style-name="T86"> is a reference to </text:span>p.x_<text:span text:style-name="T86">. Therefore changing </text:span>a<text:span text:style-name="T86"> will mean changing </text:span>p.x_. </text:p>
      <text:p text:style-name="P121"/>
      <text:p text:style-name="P125">But remember <text:span text:style-name="T104">what I said earlier </text:span>about information hiding. Clients usually should not have direct access to instance variables. The class (and the objects) should provide services to clients through methods and hide internal implementation from outsiders. This makes the software more maintainable. <text:span text:style-name="T104">So to prevent </text:span><text:span text:style-name="T13">main()</text:span><text:span text:style-name="T104"> from changing </text:span><text:span text:style-name="T13">p.x_</text:span><text:span text:style-name="T104"> directly, you can do this:</text:span></text:p>
      <table:table table:name="Table58" table:style-name="Table58">
        <table:table-column table:style-name="Table58.A"/>
        <table:table-row table:style-name="TableLine2228388146352">
          <table:table-cell table:style-name="Table58.A1" office:value-type="string">
            <text:p text:style-name="P120">class Point2d</text:p>
            <text:p text:style-name="P120">{</text:p>
            <text:p text:style-name="P120">public:</text:p>
            <text:p text:style-name="P120"><text:s text:c="4"/><text:span text:style-name="T105">const</text:span><text:span text:style-name="T104"> </text:span>int &amp; get_x() </text:p>
            <text:p text:style-name="P120"><text:s text:c="4"/>{ </text:p>
            <text:p text:style-name="P120"><text:s text:c="8"/>return x_; </text:p>
            <text:p text:style-name="P120"><text:s text:c="4"/>}</text:p>
            <text:p text:style-name="P120">...</text:p>
          </table:table-cell>
        </table:table-row>
      </table:table>
      <text:p text:style-name="P140"><text:soft-page-break/><text:span text:style-name="T86">The reference returned will not be able to change the</text:span> x_<text:span text:style-name="T86"> of the object. </text:span><text:span text:style-name="T88">In fact, now the </text:span><text:span text:style-name="T14">main()</text:span><text:span text:style-name="T88"> above cannot be compiled. Why?</text:span></text:p>
      <table:table table:name="Table59" table:style-name="Table59">
        <table:table-column table:style-name="Table59.A"/>
        <table:table-row table:style-name="TableLine2228388142000">
          <table:table-cell table:style-name="Table59.A1" office:value-type="string">
            <text:p text:style-name="P122">class Point2d</text:p>
            <text:p text:style-name="P122">{</text:p>
            <text:p text:style-name="P122">public:</text:p>
            <text:p text:style-name="P122"><text:s text:c="4"/><text:span text:style-name="T107">const </text:span>int &amp; get_x() </text:p>
            <text:p text:style-name="P122"><text:s text:c="4"/>{ </text:p>
            <text:p text:style-name="P122"><text:s text:c="8"/>return x_; </text:p>
            <text:p text:style-name="P122"><text:s text:c="4"/>}</text:p>
            <text:p text:style-name="P122">... <text:s text:c="3"/></text:p>
            <text:p text:style-name="P122">};</text:p>
            <text:p text:style-name="P122"/>
            <text:p text:style-name="P122">int main() </text:p>
            <text:p text:style-name="P122">{</text:p>
            <text:p text:style-name="P122"><text:s text:c="4"/>Point2d p;</text:p>
            <text:p text:style-name="P122"><text:s text:c="4"/>p.print();</text:p>
            <text:p text:style-name="P122"><text:s text:c="4"/>int &amp; a = p.get_x();</text:p>
            <text:p text:style-name="P122"><text:s text:c="4"/>...</text:p>
            <text:p text:style-name="P122">}</text:p>
          </table:table-cell>
        </table:table-row>
      </table:table>
      <text:p text:style-name="P141"><text:span text:style-name="T88">B</text:span><text:span text:style-name="T86">ecause the </text:span><text:span text:style-name="T3">a</text:span><text:span text:style-name="T86"> in </text:span><text:span text:style-name="T3">main()</text:span><text:span text:style-name="T86"> is a reference that can potentially attempt to the the value of </text:span><text:span text:style-name="T3">p.x_</text:span><text:span text:style-name="T86">. <text:s/>The issue is not whether </text:span><text:span text:style-name="T3">a</text:span><text:span text:style-name="T86"> will actually change or not. The only way for the above to compile is to make it impossible for a to change, i.e., you would have to do this:</text:span></text:p>
      <table:table table:name="Table60" table:style-name="Table60">
        <table:table-column table:style-name="Table60.A"/>
        <table:table-row table:style-name="TableLine2228388150976">
          <table:table-cell table:style-name="Table60.A1" office:value-type="string">
            <text:p text:style-name="P122">class Point2d</text:p>
            <text:p text:style-name="P122">{</text:p>
            <text:p text:style-name="P122">public:</text:p>
            <text:p text:style-name="P122"><text:s text:c="4"/><text:span text:style-name="T107">const </text:span>int &amp; get_x() </text:p>
            <text:p text:style-name="P122"><text:s text:c="4"/>{ </text:p>
            <text:p text:style-name="P122"><text:s text:c="8"/>return x_; </text:p>
            <text:p text:style-name="P122"><text:s text:c="4"/>}</text:p>
            <text:p text:style-name="P122">... <text:s text:c="3"/></text:p>
            <text:p text:style-name="P122">};</text:p>
            <text:p text:style-name="P122"/>
            <text:p text:style-name="P122">int main() </text:p>
            <text:p text:style-name="P122">{</text:p>
            <text:p text:style-name="P122"><text:s text:c="4"/>Point2d p;</text:p>
            <text:p text:style-name="P122"><text:s text:c="4"/>p.print();</text:p>
            <text:p text:style-name="P122"><text:s text:c="4"/><text:span text:style-name="T106">const</text:span><text:span text:style-name="T107"> </text:span>int &amp; a = p.get_x();</text:p>
            <text:p text:style-name="P122"><text:s text:c="4"/>...</text:p>
            <text:p text:style-name="P122">}</text:p>
          </table:table-cell>
        </table:table-row>
      </table:table>
      <text:p text:style-name="P136"/>
      <text:p text:style-name="P165">How to make <text:span text:style-name="T3">*this</text:span> constant?</text:p>
      <text:p text:style-name="P82"/>
      <text:p text:style-name="Standard">But what about <text:span text:style-name="T9">this</text:span>? It’s passed in automatically and is not shown in the parameter list! How do you “<text:span text:style-name="T3">const</text:span>” <text:span text:style-name="T9">this</text:span>?</text:p>
      <table:table table:name="Table44" table:style-name="Table44">
        <table:table-column table:style-name="Table44.A"/>
        <table:table-row table:style-name="TableLine2228388156144">
          <table:table-cell table:style-name="Table44.A1" office:value-type="string">
            <text:p text:style-name="P114"><draw:custom-shape text:anchor-type="paragraph" draw:z-index="36" draw:name="Shape44" draw:style-name="gr5" draw:text-style-name="P210" svg:width="1.9142in" svg:height="0.8039in" svg:x="4.9362in" svg:y="1.1598in"><text:p text:style-name="P209"><text:span text:style-name="T119">a</text:span><text:span text:style-name="T118"> is not changed so we made it constant</text:span></text:p><draw:enhanced-geometry svg:viewBox="0 0 21600 21600" draw:type="mso-spt202" draw:enhanced-path="M 0 0 L 21600 0 21600 21600 0 21600 0 0 Z N"/></draw:custom-shape>class Int</text:p>
            <text:p text:style-name="P114">{</text:p>
            <text:p text:style-name="P114">public:</text:p>
            <text:p text:style-name="P114"/>
            <text:p text:style-name="P115"><text:s text:c="4"/>Int(int x)</text:p>
            <text:p text:style-name="P115"><text:s text:c="8"/>: x_(x) </text:p>
            <text:p text:style-name="P115"><text:s text:c="4"/>{}</text:p>
            <text:p text:style-name="P115"/>
            <text:p text:style-name="P114"><draw:line text:anchor-type="paragraph" draw:z-index="37" draw:name="Shape45" draw:style-name="gr3" draw:text-style-name="P202" svg:x1="4.9362in" svg:y1="0.0772in" svg:x2="2.7445in" svg:y2="0.137in"><text:p/></draw:line><draw:line text:anchor-type="paragraph" draw:z-index="51" draw:name="Shape46" draw:style-name="gr3" draw:text-style-name="P202" svg:x1="4.9362in" svg:y1="0.1366in" svg:x2="2.5382in" svg:y2="0.585in"><text:p/></draw:line><text:span text:style-name="T74"><text:s text:c="4"/>Int max(</text:span><text:span text:style-name="T56">const </text:span><text:span text:style-name="T74">Int <text:s/>&amp; a)</text:span></text:p>
            <text:p text:style-name="P114"><text:span text:style-name="T36"><text:s text:c="4"/></text:span><text:span text:style-name="T42">{</text:span></text:p>
            <text:p text:style-name="P56"><text:s text:c="8"/>if (x_ &lt; a.x_)</text:p>
            <text:p text:style-name="P56"><text:s text:c="12"/>return a;</text:p>
            <text:p text:style-name="P114"><text:tab/><text:span text:style-name="T74"> <text:s/>else </text:span></text:p>
            <text:p text:style-name="P115"><text:s text:c="12"/>return (*this);</text:p>
            <text:p text:style-name="P115"><text:s text:c="4"/>}</text:p>
            <text:p text:style-name="P115"/>
            <text:p text:style-name="P114">private:</text:p>
            <text:p text:style-name="P115"><text:s text:c="4"/>int x_;</text:p>
            <text:p text:style-name="P55">};</text:p>
          </table:table-cell>
        </table:table-row>
      </table:table>
      <text:p text:style-name="P82"/>
      <text:p text:style-name="P82">But ….</text:p>
      <table:table table:name="Table45" table:style-name="Table45">
        <table:table-column table:style-name="Table45.A"/>
        <table:table-row table:style-name="TableLine2228388141728">
          <table:table-cell table:style-name="Table45.A1" office:value-type="string">
            <text:p text:style-name="P114">class Int</text:p>
            <text:p text:style-name="P114">{</text:p>
            <text:p text:style-name="P114">public:</text:p>
            <text:p text:style-name="P115"><text:s text:c="4"/>Int(int x) </text:p>
            <text:p text:style-name="P115"><text:s text:c="8"/>: x_(x) </text:p>
            <text:p text:style-name="P115"><text:s text:c="4"/>{}</text:p>
            <text:p text:style-name="P115"/>
            <text:p text:style-name="P114"><text:span text:style-name="T74"><text:s text:c="4"/>Int max(</text:span><text:span text:style-name="T56">const</text:span><text:span text:style-name="T74"> Int &amp; a)</text:span></text:p>
            <text:p text:style-name="P114"><text:span text:style-name="T36"><text:s text:c="4"/></text:span><text:span text:style-name="T42">{</text:span></text:p>
            <text:p text:style-name="P56"><draw:custom-shape text:anchor-type="paragraph" draw:z-index="38" draw:name="Shape47" draw:style-name="gr5" draw:text-style-name="P210" svg:width="1.8386in" svg:height="1.037in" svg:x="4.8673in" svg:y="0.0346in"><text:p text:style-name="P209"><text:span text:style-name="T118">But </text:span><text:span text:style-name="T119">this</text:span><text:span text:style-name="T118"> is also not changed. How <text:s/>do we make it constant?</text:span></text:p><draw:enhanced-geometry svg:viewBox="0 0 21600 21600" draw:type="mso-spt202" draw:enhanced-path="M 0 0 L 21600 0 21600 21600 0 21600 0 0 Z N"/></draw:custom-shape><text:s text:c="8"/>if (x_ &lt; a.x_) </text:p>
            <text:p text:style-name="P56"><text:s text:c="12"/>return a;</text:p>
            <text:p text:style-name="P114"><text:tab/><text:span text:style-name="T74"> <text:s/>else </text:span></text:p>
            <text:p text:style-name="P115"><draw:line text:anchor-type="paragraph" draw:z-index="39" draw:name="Shape48" draw:style-name="gr4" draw:text-style-name="P202" svg:x1="4.8673in" svg:y1="0.072in" svg:x2="2.2945in" svg:y2="0.072in"><text:p/></draw:line><text:s text:c="12"/>return (*this);</text:p>
            <text:p text:style-name="P115"><text:s text:c="4"/>}</text:p>
            <text:p text:style-name="P115"/>
            <text:p text:style-name="P114">private:</text:p>
            <text:p text:style-name="P115"><text:s text:c="4"/>int x_;</text:p>
            <text:p text:style-name="P56">};</text:p>
          </table:table-cell>
        </table:table-row>
      </table:table>
      <text:p text:style-name="P82"/>
      <text:p text:style-name="P82">Do this:</text:p>
      <table:table table:name="Table46" table:style-name="Table46">
        <table:table-column table:style-name="Table46.A"/>
        <table:table-row table:style-name="TableLine2228388143632">
          <table:table-cell table:style-name="Table46.A1" office:value-type="string">
            <text:p text:style-name="P114">class Int</text:p>
            <text:p text:style-name="P114">{</text:p>
            <text:p text:style-name="P114">public:</text:p>
            <text:p text:style-name="P115"><text:s text:c="4"/>Int(int x) </text:p>
            <text:p text:style-name="P115"><text:s text:c="8"/>: x_(x) </text:p>
            <text:p text:style-name="P115"><text:s text:c="4"/>{}</text:p>
            <text:p text:style-name="P115"><text:soft-page-break/></text:p>
            <text:p text:style-name="P114"><draw:line text:anchor-type="paragraph" draw:z-index="41" draw:name="Shape49" draw:style-name="gr4" draw:text-style-name="P202" svg:x1="4.6094in" svg:y1="0.3791in" svg:x2="3.1193in" svg:y2="0.1126in"><text:p/></draw:line><text:span text:style-name="T74"><text:s text:c="4"/>Int max(</text:span><text:span text:style-name="T56">const</text:span><text:span text:style-name="T74"> Int &amp; a) </text:span><text:span text:style-name="T58">const</text:span></text:p>
            <text:p text:style-name="P114"><draw:custom-shape text:anchor-type="paragraph" draw:z-index="40" draw:name="Shape50" draw:style-name="gr5" draw:text-style-name="P210" svg:width="1.8386in" svg:height="1.2705in" svg:x="4.6098in" svg:y="0.1591in"><text:p text:style-name="P209"><text:span text:style-name="T119">const</text:span><text:span text:style-name="T118"> after function header will make </text:span><text:span text:style-name="T119">*this</text:span><text:span text:style-name="T118"> constant in the method</text:span></text:p><draw:enhanced-geometry svg:viewBox="0 0 21600 21600" draw:type="mso-spt202" draw:enhanced-path="M 0 0 L 21600 0 21600 21600 0 21600 0 0 Z N"/></draw:custom-shape><text:span text:style-name="T36"><text:s text:c="4"/></text:span><text:span text:style-name="T42">{</text:span></text:p>
            <text:p text:style-name="P56"><text:s text:c="8"/>if (x_ &lt; a.x_) </text:p>
            <text:p text:style-name="P56"><text:s text:c="12"/>return a;</text:p>
            <text:p text:style-name="P114"><text:tab/><text:span text:style-name="T74"> <text:s/>else </text:span></text:p>
            <text:p text:style-name="P115"><text:s text:c="12"/>return (*this);</text:p>
            <text:p text:style-name="P115"><text:s text:c="4"/>}</text:p>
            <text:p text:style-name="P115"/>
            <text:p text:style-name="P114">private:</text:p>
            <text:p text:style-name="P115"><text:s text:c="4"/>int x_;</text:p>
            <text:p text:style-name="P56">};</text:p>
          </table:table-cell>
        </table:table-row>
      </table:table>
      <text:p text:style-name="P82"/>
      <text:p text:style-name="P88"/>
      <text:p text:style-name="P88">Example:</text:p>
      <table:table table:name="Table47" table:style-name="Table47">
        <table:table-column table:style-name="Table47.A"/>
        <table:table-row table:style-name="TableLine2228388155872">
          <table:table-cell table:style-name="Table47.A1" office:value-type="string">
            <text:p text:style-name="P108">class Date </text:p>
            <text:p text:style-name="P108">{</text:p>
            <text:p text:style-name="P108">public:</text:p>
            <text:p text:style-name="P108"><text:span text:style-name="T74"><text:s text:c="4"/>int get_d() </text:span><text:span text:style-name="T59">const</text:span><text:span text:style-name="T74">;</text:span></text:p>
            <text:p text:style-name="P112"><draw:custom-shape text:anchor-type="paragraph" draw:z-index="42" draw:name="Shape51" draw:style-name="gr7" draw:text-style-name="P208" svg:width="2.1606in" svg:height="0.8024in" svg:x="4.6709in" svg:y="0.0362in"><text:p text:style-name="P207"><text:span text:style-name="T118">Makes *</text:span><text:span text:style-name="T119">this</text:span><text:span text:style-name="T118"> constant</text:span></text:p><text:p text:style-name="P207"><text:span text:style-name="T118">in the body of the</text:span></text:p><text:p text:style-name="P207"><text:span text:style-name="T118">function.</text:span></text:p><draw:enhanced-geometry svg:viewBox="0 0 21600 21600" draw:type="rectangle" draw:enhanced-path="M 0 0 L 21600 0 21600 21600 0 21600 0 0 Z N"/></draw:custom-shape></text:p>
            <text:p text:style-name="P108">private:</text:p>
            <text:p text:style-name="P112"><text:s text:c="4"/>int yyyy_, mm_, dd_;</text:p>
            <text:p text:style-name="P108">};</text:p>
            <text:p text:style-name="P108"/>
            <text:p text:style-name="P108">int Date::get_d() <text:span text:style-name="T60">const</text:span></text:p>
            <text:p text:style-name="P108">{ </text:p>
            <text:p text:style-name="P112"><text:s text:c="4"/>return dd_; </text:p>
            <text:p text:style-name="P56">}</text:p>
          </table:table-cell>
        </table:table-row>
      </table:table>
      <text:p text:style-name="P82"/>
      <text:p text:style-name="P82"/>
      <text:p text:style-name="P82"><text:span text:style-name="T63">Exercise.</text:span> Correct the error(s)!</text:p>
      <table:table table:name="Table48" table:style-name="Table48">
        <table:table-column table:style-name="Table48.A"/>
        <table:table-row table:style-name="TableLine2228388144992">
          <table:table-cell table:style-name="Table48.A1" office:value-type="string">
            <text:p text:style-name="P110">class Date</text:p>
            <text:p text:style-name="P110">{</text:p>
            <text:p text:style-name="P108">public:</text:p>
            <text:p text:style-name="P112"><text:s text:c="4"/>int get_d() const </text:p>
            <text:p text:style-name="P112"><text:s text:c="4"/>{ </text:p>
            <text:p text:style-name="P112"><text:s text:c="8"/>return dd_;</text:p>
            <text:p text:style-name="P112"><text:s text:c="4"/>}</text:p>
            <text:p text:style-name="P112"/>
            <text:p text:style-name="P112"><text:s text:c="4"/>void set_d(int d<text:span text:style-name="T100">d</text:span>) const </text:p>
            <text:p text:style-name="P112"><text:s text:c="4"/>{ </text:p>
            <text:p text:style-name="P112"><text:s text:c="8"/>dd_ = <text:span text:style-name="T100">d</text:span>d; </text:p>
            <text:p text:style-name="P112"><text:s text:c="4"/>}</text:p>
            <text:p text:style-name="P108">private:</text:p>
            <text:p text:style-name="P112"><text:s text:c="4"/>int yyyy_, mm_, dd_;</text:p>
            <text:p text:style-name="P56">};</text:p>
          </table:table-cell>
        </table:table-row>
      </table:table>
      <text:p text:style-name="P82"/>
      <text:p text:style-name="P89"/>
      <text:p text:style-name="P89"/>
      <text:p text:style-name="P167">WARNING:</text:p>
      <table:table table:name="Table49" table:style-name="Table49">
        <table:table-column table:style-name="Table49.A"/>
        <table:table-row table:style-name="TableLine2228388146080">
          <table:table-cell table:style-name="Table49.A1" office:value-type="string">
            <text:p text:style-name="P110"><draw:custom-shape text:anchor-type="paragraph" draw:z-index="45" draw:name="Shape52" draw:style-name="gr5" draw:text-style-name="P206" svg:width="2.1185in" svg:height="0.7705in" svg:x="4.7299in" svg:y="1.2882in"><text:p text:style-name="P205"><text:span text:style-name="T114">Note: For non-inlined method. </text:span><text:span text:style-name="T115">const</text:span><text:span text:style-name="T114"> must appear in the method prototype </text:span><text:span text:style-name="T116">and</text:span><text:span text:style-name="T117"> </text:span><text:span text:style-name="T114">the method definition!!!</text:span></text:p><draw:enhanced-geometry svg:viewBox="0 0 21600 21600" draw:type="mso-spt202" draw:enhanced-path="M 0 0 L 21600 0 21600 21600 0 21600 0 0 Z N"/></draw:custom-shape><draw:custom-shape text:anchor-type="paragraph" draw:z-index="43" draw:name="Shape53" draw:style-name="gr5" draw:text-style-name="P204" svg:width="1.7661in" svg:height="0.437in" svg:x="4.6953in" svg:y="0.3909in"><text:p text:style-name="P203"><text:span text:style-name="T114">Note: This is for inlined method. </text:span></text:p><draw:enhanced-geometry svg:viewBox="0 0 21600 21600" draw:type="mso-spt202" draw:enhanced-path="M 0 0 L 21600 0 21600 21600 0 21600 0 0 Z N"/></draw:custom-shape>class C</text:p>
            <text:p text:style-name="P110">{</text:p>
            <text:p text:style-name="P108">public:</text:p>
            <text:p text:style-name="P108"><draw:line text:anchor-type="paragraph" draw:z-index="44" draw:name="Shape54" draw:style-name="gr4" draw:text-style-name="P202" svg:x1="4.6949in" svg:y1="0.0516in" svg:x2="1.8256in" svg:y2="0.0516in"><text:p/></draw:line><text:s text:c="4"/>void f() <text:span text:style-name="T57">const</text:span> </text:p>
            <text:p text:style-name="P108"><text:s text:c="4"/>{}</text:p>
            <text:p text:style-name="P108"/>
            <text:p text:style-name="P108"><draw:line text:anchor-type="paragraph" draw:z-index="46" draw:name="Shape55" draw:style-name="gr4" draw:text-style-name="P202" svg:x1="4.7299in" svg:y1="0.4264in" svg:x2="1.8555in" svg:y2="0.1339in"><text:p/></draw:line><text:s text:c="4"/>void g() <text:span text:style-name="T57">const</text:span>;</text:p>
            <text:p text:style-name="P108">};</text:p>
            <text:p text:style-name="P108"/>
            <text:p text:style-name="P108"><draw:line text:anchor-type="paragraph" draw:z-index="47" draw:name="Shape56" draw:style-name="gr4" draw:text-style-name="P202" svg:x1="4.7299in" svg:y1="0.1201in" svg:x2="1.7016in" svg:y2="0.098in"><text:p/></draw:line>void C::g() <text:span text:style-name="T57">const</text:span></text:p>
            <text:p text:style-name="P56">{}</text:p>
          </table:table-cell>
        </table:table-row>
      </table:table>
      <text:p text:style-name="P82"/>
      <text:p text:style-name="P82">Go ahead and experiment with this:</text:p>
      <table:table table:name="Table50" table:style-name="Table50">
        <table:table-column table:style-name="Table50.A"/>
        <table:table-row table:style-name="TableLine2228388348720">
          <table:table-cell table:style-name="Table50.A1" office:value-type="string">
            <text:p text:style-name="P108"><draw:custom-shape text:anchor-type="paragraph" draw:z-index="49" draw:name="Shape57" draw:style-name="gr5" draw:text-style-name="P204" svg:width="2.0886in" svg:height="0.6039in" svg:x="4.7728in" svg:y="1.1in"><text:p text:style-name="P203"><text:span text:style-name="T112">Experiment: Try compiling this without </text:span><text:span text:style-name="T113">const</text:span><text:span text:style-name="T112">. Read the error message.</text:span></text:p><draw:enhanced-geometry svg:viewBox="0 0 21600 21600" draw:type="mso-spt202" draw:enhanced-path="M 0 0 L 21600 0 21600 21600 0 21600 0 0 Z N"/></draw:custom-shape>class C{</text:p>
            <text:p text:style-name="P108">public:</text:p>
            <text:p text:style-name="P108"><text:s text:c="4"/>void f() <text:span text:style-name="T57">const</text:span> </text:p>
            <text:p text:style-name="P108"><text:s text:c="4"/>{}</text:p>
            <text:p text:style-name="P108"/>
            <text:p text:style-name="P108"><text:s text:c="4"/>void g() <text:span text:style-name="T57">const</text:span>;</text:p>
            <text:p text:style-name="P108">};</text:p>
            <text:p text:style-name="P108"><draw:line text:anchor-type="paragraph" draw:z-index="48" draw:name="Shape58" draw:style-name="gr6" draw:text-style-name="P202" svg:x1="0.8516in" svg:y1="0.4496in" svg:x2="1.487in" svg:y2="0.1161in"><text:p/></draw:line></text:p>
            <text:p text:style-name="P108"><draw:line text:anchor-type="paragraph" draw:z-index="50" draw:name="Shape59" draw:style-name="gr4" draw:text-style-name="P202" svg:x1="4.7728in" svg:y1="0.052in" svg:x2="1.6764in" svg:y2="0.0945in"><text:p/></draw:line>void C::g() <text:span text:style-name="T57">const</text:span></text:p>
            <text:p text:style-name="P108">{}</text:p>
            <text:p text:style-name="P108"/>
            <text:p text:style-name="P108">int main() </text:p>
            <text:p text:style-name="P108">{}</text:p>
          </table:table-cell>
        </table:table-row>
      </table:table>
      <text:p text:style-name="P82"/>
      <text:p text:style-name="P82"/>
      <text:p text:style-name="P82"><text:span text:style-name="T63">Exercise.</text:span> Which method<text:span text:style-name="T101">s</text:span> should be constant?</text:p>
      <table:table table:name="Table51" table:style-name="Table51">
        <table:table-column table:style-name="Table51.A"/>
        <table:table-row table:style-name="TableLine2228388341920">
          <table:table-cell table:style-name="Table51.A1" office:value-type="string">
            <text:p text:style-name="P108">class Int </text:p>
            <text:p text:style-name="P108">{</text:p>
            <text:p text:style-name="P112">public:</text:p>
            <text:p text:style-name="P112"><text:s text:c="4"/>Int(int x) </text:p>
            <text:p text:style-name="P112"><text:s text:c="8"/>: x_(x) </text:p>
            <text:p text:style-name="P112"><text:s text:c="4"/>{}</text:p>
            <text:p text:style-name="P112"/>
            <text:p text:style-name="P112"><text:s text:c="4"/>void incrementBy(Int &amp; a)</text:p>
            <text:p text:style-name="P112"><text:s text:c="4"/>{</text:p>
            <text:p text:style-name="P112"><text:s text:c="8"/>x_ += a.x_;</text:p>
            <text:p text:style-name="P112"><text:s text:c="4"/>}</text:p>
            <text:p text:style-name="P112"/>
            <text:p text:style-name="P112"><text:s text:c="4"/>void increment(Int &amp; a) </text:p>
            <text:p text:style-name="P112"><text:s text:c="4"/>{</text:p>
            <text:p text:style-name="P112"><text:s text:c="8"/>a.x_ += x_;</text:p>
            <text:p text:style-name="P112"><text:s text:c="4"/>} </text:p>
            <text:p text:style-name="P112"/>
            <text:p text:style-name="P112"><text:s text:c="4"/>int get()</text:p>
            <text:p text:style-name="P112"><text:s text:c="4"/>{</text:p>
            <text:p text:style-name="P112"><text:s text:c="8"/>return x_;</text:p>
            <text:p text:style-name="P112"><text:s text:c="4"/>}</text:p>
            <text:p text:style-name="P112"><text:soft-page-break/></text:p>
            <text:p text:style-name="P108"><text:span text:style-name="T74">private: </text:span><text:tab/></text:p>
            <text:p text:style-name="P112"><text:s text:c="4"/>int x_;</text:p>
            <text:p text:style-name="P108">};</text:p>
            <text:p text:style-name="P108"/>
            <text:p text:style-name="P108">int main() </text:p>
            <text:p text:style-name="P108">{</text:p>
            <text:p text:style-name="P112"><text:s text:c="4"/>Int a(1), b(5);</text:p>
            <text:p text:style-name="P112"><text:s text:c="4"/>a.incrementBy(b);</text:p>
            <text:p text:style-name="P112"><text:s text:c="4"/>a.increment(b);</text:p>
            <text:p text:style-name="P112"><text:s text:c="4"/>std::cout &lt;&lt; a.get() &lt;&lt; ' ' &lt;&lt; b.get() &lt;&lt; '\n';</text:p>
            <text:p text:style-name="P112"><text:s text:c="4"/>return 0;</text:p>
            <text:p text:style-name="P57">}</text:p>
          </table:table-cell>
        </table:table-row>
      </table:table>
      <text:p text:style-name="P170"/>
      <text:p text:style-name="P94">Functions with <text:span text:style-name="T9">const</text:span> at the end are called <text:span text:style-name="T72">constant member functions</text:span>.<text:span text:style-name="T72"> </text:span><text:span text:style-name="T51">In other words, constant member functions are methods that will not modify the object invoking the method.</text:span></text:p>
      <text:p text:style-name="P61"/>
      <text:p text:style-name="P61"/>
      <text:p text:style-name="P61"><text:span text:style-name="T63">Exercise.</text:span> Which statement in <text:span text:style-name="T3">main()</text:span> is incorrect? Next, <text:span text:style-name="T80">Compile this and read the error message. Correct and check by compiling the program.</text:span></text:p>
      <table:table table:name="Table52" table:style-name="Table52">
        <table:table-column table:style-name="Table52.A"/>
        <table:table-row table:style-name="TableLine2228388344912">
          <table:table-cell table:style-name="Table52.A1" office:value-type="string">
            <text:p text:style-name="P114">class C </text:p>
            <text:p text:style-name="P114">{</text:p>
            <text:p text:style-name="P114">public:</text:p>
            <text:p text:style-name="P114"><text:s text:c="4"/>void m1() </text:p>
            <text:p text:style-name="P114"><text:s text:c="4"/>{}</text:p>
            <text:p text:style-name="P114"><text:s text:c="2"/></text:p>
            <text:p text:style-name="P114"><text:s text:c="4"/>void m2() const </text:p>
            <text:p text:style-name="P114"><text:s text:c="4"/>{}</text:p>
            <text:p text:style-name="P114"><text:span text:style-name="T74">};</text:span><text:tab/></text:p>
            <text:p text:style-name="P114"/>
            <text:p text:style-name="P56">int main() </text:p>
            <text:p text:style-name="P56">{</text:p>
            <text:p text:style-name="P114"><text:s text:c="4"/>const C a;</text:p>
            <text:p text:style-name="P114"><text:s text:c="4"/>C b; </text:p>
            <text:p text:style-name="P114"><text:s text:c="4"/>a.m1(); </text:p>
            <text:p text:style-name="P114"><text:s text:c="4"/>a.m2();</text:p>
            <text:p text:style-name="P114"><text:s text:c="4"/>b.m1(); </text:p>
            <text:p text:style-name="P114"><text:s text:c="4"/>b.m2();</text:p>
            <text:p text:style-name="P114"><text:s text:c="4"/>return 0;</text:p>
            <text:p text:style-name="P56">}</text:p>
          </table:table-cell>
        </table:table-row>
      </table:table>
      <text:p text:style-name="P62"/>
      <text:p text:style-name="P62"/>
      <text:p text:style-name="P62"><text:span text:style-name="T63">Exercise. </text:span><text:span text:style-name="T81">Which method</text:span><text:span text:style-name="T82">s</text:span><text:span text:style-name="T81"> should be constant? Which param</text:span><text:span text:style-name="T82">eters</text:span><text:span text:style-name="T81"> should be constant?</text:span></text:p>
      <table:table table:name="Table53" table:style-name="Table53">
        <table:table-column table:style-name="Table53.A"/>
        <table:table-row table:style-name="TableLine2228388347360">
          <table:table-cell table:style-name="Table53.A1" office:value-type="string">
            <text:p text:style-name="P108">class C </text:p>
            <text:p text:style-name="P108">{</text:p>
            <text:p text:style-name="P108">public:</text:p>
            <text:p text:style-name="P108"><text:s text:c="4"/>void m(C &amp; a, C &amp; b) </text:p>
            <text:p text:style-name="P108"><text:s text:c="4"/>{</text:p>
            <text:p text:style-name="P108"><text:s text:c="8"/>x_ = a.x_; </text:p>
            <text:p text:style-name="P108"><text:soft-page-break/><text:s text:c="8"/>y_ = b.y_;</text:p>
            <text:p text:style-name="P108"><text:s text:c="4"/>}</text:p>
            <text:p text:style-name="P108"/>
            <text:p text:style-name="P108"><text:s text:c="4"/>void m(C &amp; a, C &amp; b) </text:p>
            <text:p text:style-name="P57"><text:s text:c="4"/>{</text:p>
            <text:p text:style-name="P57"><text:s text:c="8"/>x_ = a.x_; </text:p>
            <text:p text:style-name="P57"><text:s text:c="8"/>b.y_ = y_;</text:p>
            <text:p text:style-name="P57"><text:s text:c="4"/>}</text:p>
            <text:p text:style-name="P57"/>
            <text:p text:style-name="P108"><text:s text:c="4"/>void m(C &amp; a, C &amp; b) </text:p>
            <text:p text:style-name="P108"><text:s text:c="4"/>{</text:p>
            <text:p text:style-name="P108"><text:s text:c="8"/>a.x_ = x_; </text:p>
            <text:p text:style-name="P108"><text:s text:c="8"/>y_ = b.y_;</text:p>
            <text:p text:style-name="P108"><text:s text:c="4"/>}</text:p>
            <text:p text:style-name="P108"/>
            <text:p text:style-name="P108"><text:s text:c="4"/>void m(C &amp; a, C &amp; b) </text:p>
            <text:p text:style-name="P108"><text:s text:c="4"/>{</text:p>
            <text:p text:style-name="P108"><text:s text:c="8"/>a.x_ = x_; </text:p>
            <text:p text:style-name="P108"><text:s text:c="8"/>b.y_ = y_;</text:p>
            <text:p text:style-name="P108"><text:s text:c="4"/>}</text:p>
            <text:p text:style-name="P108"/>
            <text:p text:style-name="P108">private: </text:p>
            <text:p text:style-name="P108"><text:s text:c="4"/>int x_, y_;</text:p>
            <text:p text:style-name="P57">};</text:p>
          </table:table-cell>
        </table:table-row>
      </table:table>
      <text:p text:style-name="P65"/>
      <text:p text:style-name="P62"/>
      <text:p text:style-name="P62"><text:span text:style-name="T84">Exercise.</text:span><text:span text:style-name="T81"> Go over </text:span><text:span text:style-name="T85">all</text:span><text:span text:style-name="T81"> </text:span><text:span text:style-name="T83">the </text:span><text:span text:style-name="T81">previous </text:span><text:span text:style-name="T83">classes you have built</text:span><text:span text:style-name="T81"> (</text:span><text:span text:style-name="T78">Date</text:span><text:span text:style-name="T81">, </text:span><text:span text:style-name="T78">Vehicle</text:span><text:span text:style-name="T81">, </text:span><text:span text:style-name="T78">WeatherCtrl</text:span><text:span text:style-name="T81">, </text:span><text:span text:style-name="T78">Int</text:span><text:span text:style-name="T81">, </text:span><text:span text:style-name="T78">IntPointer</text:span><text:span text:style-name="T81">, </text:span><text:span text:style-name="T78">IntArray</text:span><text:span text:style-name="T81">, </text:span><text:span text:style-name="T78">IntDynArr</text:span><text:span text:style-name="T81">, etc.) Make all relevant parameters constant whenever possible. Make all methods constant whenever possible.</text:span></text:p>
      <text:p text:style-name="P150"/>
      <text:p text:style-name="P62"><text:span text:style-name="T63">Exercise. </text:span>Does this compile?</text:p>
      <table:table table:name="Table54" table:style-name="Table54">
        <table:table-column table:style-name="Table54.A"/>
        <table:table-row table:style-name="TableLine2228388336208">
          <table:table-cell table:style-name="Table54.A1" office:value-type="string">
            <text:p text:style-name="P108">class C</text:p>
            <text:p text:style-name="P108">{</text:p>
            <text:p text:style-name="P108">public:</text:p>
            <text:p text:style-name="P108"><text:s text:c="4"/>void m() </text:p>
            <text:p text:style-name="P108"><text:s text:c="4"/>{}</text:p>
            <text:p text:style-name="P108"/>
            <text:p text:style-name="P108"><text:s text:c="4"/>void m() const </text:p>
            <text:p text:style-name="P108"><text:s text:c="4"/>{}</text:p>
            <text:p text:style-name="P56">};</text:p>
          </table:table-cell>
        </table:table-row>
      </table:table>
      <text:p text:style-name="P62"/>
      <text:p text:style-name="P62"/>
      <text:p text:style-name="P62"><text:span text:style-name="T84">Exercise. </text:span><text:span text:style-name="T81">Look at the </text:span><text:span text:style-name="T77">IntPointer</text:span><text:span text:style-name="T81"> class very carefully. In particular look at the de-reference operator, </text:span><text:span text:style-name="T77">operator*()</text:span><text:span text:style-name="T81">:</text:span></text:p>
      <table:table table:name="Table55" table:style-name="Table55">
        <table:table-column table:style-name="Table55.A"/>
        <table:table-row table:style-name="TableLine2228388340832">
          <table:table-cell table:style-name="Table55.A1" office:value-type="string">
            <text:p text:style-name="P101">class IntPointer </text:p>
            <text:p text:style-name="P101">{</text:p>
            <text:p text:style-name="P101">public:</text:p>
            <text:p text:style-name="P101"><text:s text:c="4"/>...</text:p>
            <text:p text:style-name="P101"><text:s text:c="4"/>int &amp; operator*()</text:p>
            <text:p text:style-name="P101"><text:s text:c="4"/>{</text:p>
            <text:p text:style-name="P101"><text:s text:c="8"/>return *p_;</text:p>
            <text:p text:style-name="P101"><text:soft-page-break/><text:s text:c="4"/>}</text:p>
            <text:p text:style-name="P101"><text:s text:c="4"/>...</text:p>
            <text:p text:style-name="P101">};</text:p>
          </table:table-cell>
        </table:table-row>
      </table:table>
      <text:p text:style-name="P77">Should <text:span text:style-name="T9">operator*()</text:span> be constant? The question to ask is this: is <text:span text:style-name="T9">p</text:span> changed? The important point … There is a difference between asking if <text:span text:style-name="T9">p</text:span> should be constant and if <text:span text:style-name="T9">*p</text:span> should be constant.</text:p>
      <text:p text:style-name="P49"/>
      <text:p text:style-name="P77"/>
      <text:p text:style-name="P77"><text:span text:style-name="T63">Exercise.</text:span> Continuing the above idea, look at <text:span text:style-name="T9">IntArray</text:span> and <text:span text:style-name="T9">IntDynArr</text:span>. There is a similar issue for <text:span text:style-name="T9">operator[](int)</text:span>. Should it be a constant operator?</text:p>
      <text:p text:style-name="P77"/>
      <text:p text:style-name="P165">Summary</text:p>
      <text:p text:style-name="P77"/>
      <text:list xml:id="list1369375466" text:style-name="L7">
        <text:list-item>
          <text:p text:style-name="P198"><text:span text:style-name="T87">When an object </text:span><text:span text:style-name="T6">obj</text:span><text:span text:style-name="T87"> invokes a method </text:span><text:span text:style-name="T6">m</text:span><text:span text:style-name="T87">, a pointer called </text:span><text:span text:style-name="T6">this</text:span><text:span text:style-name="T87"> is in the scope of </text:span><text:span text:style-name="T6">m</text:span><text:span text:style-name="T87">. <text:s/>The </text:span><text:span text:style-name="T6">this</text:span><text:span text:style-name="T87"> pointer points to </text:span><text:span text:style-name="T6">obj</text:span><text:span text:style-name="T87">. In other words, in a method, the </text:span><text:span text:style-name="T6">this</text:span><text:span text:style-name="T87"> pointer always point to the object invoking the method. (See section on static methods for exception.)</text:span></text:p>
        </text:list-item>
      </text:list>
      <text:p text:style-name="P77"/>
      <text:list xml:id="list160913179180155" text:continue-numbering="true" text:style-name="L7">
        <text:list-item>
          <text:p text:style-name="P191">In the body of a method, if an object <text:span text:style-name="T3">obj</text:span> has instance variable <text:span text:style-name="T3">x_</text:span>, then the following are the same:</text:p>
        </text:list-item>
      </text:list>
      <text:p text:style-name="P77"><text:tab/><text:tab/><text:span text:style-name="T3">x_</text:span><text:tab/>is the same as<text:tab/><text:tab/><text:span text:style-name="T3">this-&gt;x_</text:span></text:p>
      <text:p text:style-name="P77"/>
      <text:list xml:id="list80947837" text:style-name="L8">
        <text:list-item>
          <text:p text:style-name="P192">In the body of a method, if an object <text:span text:style-name="T3">obj</text:span> has another method called <text:span text:style-name="T3">m</text:span>, then the following are the same:</text:p>
        </text:list-item>
      </text:list>
      <text:p text:style-name="P77"><text:tab/><text:tab/><text:span text:style-name="T3">m()</text:span><text:tab/>is the same as<text:tab/><text:tab/><text:span text:style-name="T3">this-&gt;m()</text:span></text:p>
      <text:p text:style-name="P77"/>
      <text:list xml:id="list1645503054" text:style-name="L9">
        <text:list-item>
          <text:p text:style-name="P193">A method can return a copy of the value of the object of class <text:span text:style-name="T3">C</text:span>:</text:p>
        </text:list-item>
      </text:list>
      <text:p text:style-name="P77"><text:tab/><text:span text:style-name="T3">C C::m() </text:span></text:p>
      <text:p text:style-name="P108"><text:tab/>{</text:p>
      <text:p text:style-name="P108"><text:tab/> <text:s text:c="3"/>...</text:p>
      <text:p text:style-name="P108"><text:tab/> <text:s text:c="3"/>return *this;</text:p>
      <text:p text:style-name="P108"><text:tab/>}</text:p>
      <text:list xml:id="list2010119033" text:style-name="L10">
        <text:list-header>
          <text:p text:style-name="P194">or a reference to itself:</text:p>
        </text:list-header>
      </text:list>
      <text:p text:style-name="P77"><text:tab/><text:span text:style-name="T3">C &amp; C::m() </text:span></text:p>
      <text:p text:style-name="P108"><text:tab/>{</text:p>
      <text:p text:style-name="P108"><text:tab/> <text:s text:c="3"/>...</text:p>
      <text:p text:style-name="P108"><text:tab/> <text:s text:c="3"/>return *this;</text:p>
      <text:p text:style-name="P108"><text:tab/>}</text:p>
      <text:p text:style-name="P77"/>
      <text:list xml:id="list3258819558" text:style-name="L11">
        <text:list-item>
          <text:p text:style-name="P195">If a method returns a reference to itself, then you can chain up methods:</text:p>
        </text:list-item>
      </text:list>
      <text:p text:style-name="P77"><text:tab/><text:tab/><text:span text:style-name="T3">obj.m().m1()</text:span></text:p>
      <text:list xml:id="list2015177979" text:style-name="L12">
        <text:list-header>
          <text:p text:style-name="P196">where <text:span text:style-name="T3">m1</text:span> is another method and <text:span text:style-name="T3">m1</text:span> is also invoked by <text:span text:style-name="T3">obj</text:span>. </text:p>
        </text:list-header>
      </text:list>
      <text:p text:style-name="P77"/>
      <text:list xml:id="list160911567070101" text:continue-numbering="true" text:style-name="L12">
        <text:list-item>
          <text:p text:style-name="P196">WARNING: If <text:span text:style-name="T3">m</text:span> does not return a reference of the invoking object, then in the following:</text:p>
        </text:list-item>
      </text:list>
      <text:p text:style-name="P77"><text:tab/><text:tab/><text:span text:style-name="T3">obj.m().m1()</text:span></text:p>
      <text:list xml:id="list1421993203" text:style-name="L13">
        <text:list-header>
          <text:p text:style-name="P197"><text:span text:style-name="T3">m1()</text:span> is not invoked by <text:span text:style-name="T3">obj</text:span>, but rather by a copy of <text:span text:style-name="T3">obj</text:span>.</text:p>
        </text:list-header>
      </text:list>
      <text:p text:style-name="P77"><text:tab/></text:p>
      <text:list xml:id="list160912309937864" text:continue-numbering="true" text:style-name="L13">
        <text:list-item>
          <text:p text:style-name="P197">A constant method is a method that cannot modify the object invoking the method. </text:p>
          <text:p text:style-name="P197"/>
        </text:list-item>
        <text:list-item>
          <text:p text:style-name="P199"><text:span text:style-name="T87">A method is made constant by putting the word </text:span><text:span text:style-name="T6">const</text:span><text:span text:style-name="T87"> on the right of the method header. This is done in the header file and if the method is defined outside the class definition, then it must also be done in the definition of the method.</text:span></text:p>
        </text:list-item>
      </text:list>
      <text:p text:style-name="P77"/>
      <text:p text:style-name="P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CMSS10" svg:font-family="CMSS10"/>
    <style:font-face style:name="Lohit Devanagari3" svg:font-family="'Lohit Devanagari'"/>
    <style:font-face style:name="Arial4" svg:font-family="Arial" style:font-family-generic="modern"/>
    <style:font-face style:name="Courier New1" svg:font-family="'Courier New'" style:font-family-generic="modern"/>
    <style:font-face style:name="ARial" svg:font-family="ARial" style:font-family-generic="swiss"/>
    <style:font-face style:name="Arial2" svg:font-family="Arial" style:font-family-generic="swiss"/>
    <style:font-face style:name="Arial" svg:font-family="Arial" style:font-adornments="Regular" style:font-family-generic="swiss"/>
    <style:font-face style:name="Courier New" svg:font-family="'Courier New'" style:font-family-generic="modern" style:font-pitch="fixed"/>
    <style:font-face style:name="Arial3" svg:font-family="Arial" style:font-pitch="variable"/>
    <style:font-face style:name="Liberation Serif1" svg:font-family="'Liberation Serif'" style:font-pitch="variable"/>
    <style:font-face style:name="Lohit Devanagari2" svg:font-family="'Lohit Devanagari'" style:font-pitch="variable"/>
    <style:font-face style:name="Tahoma" svg:font-family="Tahoma" style:font-pitch="variable"/>
    <style:font-face style:name="WenQuanYi Zen Hei Sharp" svg:font-family="'WenQuanYi Zen Hei Sharp'" style:font-pitch="variable"/>
    <style:font-face style:name="Arial5" svg:font-family="Arial" style:font-family-generic="modern" style:font-pitch="variable"/>
    <style:font-face style:name="Courier New2" svg:font-family="'Courier New'"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wiss" style:font-pitch="variable"/>
    <style:font-face style:name="WenQuanYi Zen Hei Sharp2" svg:font-family="'WenQuanYi Zen Hei Sharp'" style:font-family-generic="swiss" style:font-pitch="variable"/>
    <style:font-face style:name="Lohit Devanagari1" svg:font-family="'Lohit Devanagari'" style:font-family-generic="system" style:font-pitch="variable"/>
    <style:font-face style:name="WenQuanYi Zen Hei Sharp1" svg:font-family="'WenQuanYi Zen Hei Sharp'" style:font-family-generic="system" style:font-pitch="variable"/>
  </office:font-face-decls>
  <office:styles>
    <draw:marker draw:name="Arrow" svg:viewBox="0 0 20 30" svg:d="M10 0l-10 30h20z"/>
    <draw:marker draw:name="Arrowheads_20_1" draw:display-name="Arrowheads 1" svg:viewBox="0 0 3000 3000" svg:d="M1500 0l1500 2789v211h-114l-1286-2392v2392h-200v-2392l-1286 2392h-114v-211z"/>
    <draw:marker draw:name="Arrowheads_20_2" draw:display-name="Arrowheads 2" svg:viewBox="0 0 1122 2243" svg:d="M0 2108v17 17l12 42 30 34 38 21 43 4 29-8 30-21 25-26 13-34 343-1532 339 1520 13 42 29 34 39 21 42 4 42-12 34-30 21-42v-39-12l-4 4-440-1998-9-42-25-39-38-25-43-8-42 8-38 25-26 39-8 42z"/>
    <draw:marker draw:name="msArrowEnd_20_1" draw:display-name="msArrowEnd 1" svg:viewBox="0 0 424 424" svg:d="M212 0l212 424h-424z"/>
    <draw:marker draw:name="msArrowEnd_20_9" draw:display-name="msArrowEnd 9" svg:viewBox="0 0 355 355" svg:d="M178 0l177 355h-355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Zen Hei Sharp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WenQuanYi Zen Hei Sharp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fo:font-size="10pt" style:font-size-asian="10.5pt" style:font-weight-asian="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1"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7e_LT_7e_Gliederung_20_1" style:display-name="Default~LT~Gliederung 1" style:family="paragraph">
      <style:paragraph-properties fo:margin-left="0.472in" fo:margin-right="0in" fo:margin-top="0in" fo:margin-bottom="0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ier_20_New" style:display-name="Courier New" style:family="paragraph" style:parent-style-name="Standard">
      <style:text-properties fo:color="#000000" loext:opacity="100%" style:text-outline="false" style:text-line-through-style="none" style:text-line-through-type="none" style:text-position="0% 100%" style:font-name="Arial1" fo:font-family="Arial" style:font-family-generic="swiss" style:font-pitch="variable" fo:font-size="10pt" fo:font-style="normal" fo:text-shadow="none" style:text-underline-style="none" fo:font-weight="normal" officeooo:rsid="000dd859" style:font-name-asian="Courier New" style:font-family-asian="'Courier New'" style:font-family-generic-asian="modern" style:font-pitch-asian="fixed" style:font-size-asian="8.75pt" style:font-style-asian="normal" style:font-weight-asian="normal" style:font-name-complex="Courier New" style:font-family-complex="'Courier New'" style:font-family-generic-complex="modern" style:font-pitch-complex="fixed" style:font-size-complex="10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3.3091in" style:type="center"/>
          <style:tab-stop style:position="6.9252in" style:type="right"/>
        </style:tab-stops>
      </style:paragraph-properties>
      <style:text-properties style:font-name="Arial1" fo:font-size="10pt" officeooo:paragraph-rsid="000484f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9107"/>
    </style:style>
    <style:style style:name="MT2" style:family="text">
      <style:text-properties officeooo:rsid="000484f6"/>
    </style:style>
    <style:page-layout style:name="Mpm1">
      <style:page-layout-properties fo:page-width="8.5in" fo:page-height="11in" style:num-format="1" style:print-orientation="portrait" fo:margin-top="0.7874in" fo:margin-bottom="0.7874in" fo:margin-left="0.7874in" fo:margin-right="3.209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 </text:span>(Y. Liow )<text:tab/>6<text:span text:style-name="MT2">3. Constant Method and Self Reference</text:span></text:p>
      </style:header>
      <style:footer>
        <text:p text:style-name="MP2"><text:page-number text:select-page="current">32</text:page-number><text:s/><text:span text:style-name="MT2">of </text:span><text:span text:style-name="MT2"><text:page-count>40</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1-28T10:45:40.834445623</meta:creation-date>
    <dc:date>2024-02-08T16:09:10.854000000</dc:date>
    <meta:editing-duration>P6DT21H4M50S</meta:editing-duration>
    <meta:editing-cycles>86</meta:editing-cycles>
    <meta:generator>LibreOffice/7.1.2.2$Windows_X86_64 LibreOffice_project/8a45595d069ef5570103caea1b71cc9d82b2aae4</meta:generator>
    <meta:document-statistic meta:table-count="73" meta:image-count="0" meta:object-count="0" meta:page-count="40" meta:paragraph-count="1247" meta:word-count="4855" meta:character-count="27192" meta:non-whitespace-character-count="20130"/>
  </office:meta>
</office:document-meta>
</file>